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8cm"/>
    </style:style>
    <style:style style:name="co2" style:family="table-column">
      <style:table-column-properties fo:break-before="auto" style:column-width="2.376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796cm"/>
    </style:style>
    <style:style style:name="co5" style:family="table-column">
      <style:table-column-properties fo:break-before="auto" style:column-width="3.046cm"/>
    </style:style>
    <style:style style:name="co6" style:family="table-column">
      <style:table-column-properties fo:break-before="auto" style:column-width="2.626cm"/>
    </style:style>
    <style:style style:name="co7" style:family="table-column">
      <style:table-column-properties fo:break-before="auto" style:column-width="1.755cm"/>
    </style:style>
    <style:style style:name="co8" style:family="table-column">
      <style:table-column-properties fo:break-before="auto" style:column-width="1.984cm"/>
    </style:style>
    <style:style style:name="co9" style:family="table-column">
      <style:table-column-properties fo:break-before="auto" style:column-width="5.368cm"/>
    </style:style>
    <style:style style:name="co10" style:family="table-column">
      <style:table-column-properties fo:break-before="auto" style:column-width="1.871cm"/>
    </style:style>
    <style:style style:name="co11" style:family="table-column">
      <style:table-column-properties fo:break-before="auto" style:column-width="2.515cm"/>
    </style:style>
    <style:style style:name="co12" style:family="table-column">
      <style:table-column-properties fo:break-before="auto" style:column-width="3.242cm"/>
    </style:style>
    <style:style style:name="co13" style:family="table-column">
      <style:table-column-properties fo:break-before="auto" style:column-width="2.32cm"/>
    </style:style>
    <style:style style:name="co14" style:family="table-column">
      <style:table-column-properties fo:break-before="auto" style:column-width="3.214cm"/>
    </style:style>
    <style:style style:name="co15" style:family="table-column">
      <style:table-column-properties fo:break-before="auto" style:column-width="5.228cm"/>
    </style:style>
    <style:style style:name="ro1" style:family="table-row">
      <style:table-row-properties style:row-height="1.111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PageStyle_5f_Движение_20_товаров">
      <style:table-properties table:display="true" style:writing-mode="lr-tb"/>
    </style:style>
    <style:style style:name="ta2" style:family="table" style:master-page-name="PageStyle_5f_Товар">
      <style:table-properties table:display="true" style:writing-mode="lr-tb"/>
    </style:style>
    <style:style style:name="ta3" style:family="table" style:master-page-name="PageStyle_5f_Магазин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36">
      <style:table-cell-properties fo:padding="0.071cm"/>
    </style:style>
    <style:style style:name="ce4" style:family="table-cell" style:parent-style-name="Default" style:data-style-name="N0"/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Движение товаров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>
            <text:p>ID операции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ID магазина</text:p>
          </table:table-cell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Количество упаковок, шт.</text:p>
          </table:table-cell>
          <table:table-cell table:style-name="ce1" office:value-type="string" calcext:value-type="string">
            <text:p>Тип операции</text:p>
          </table:table-cell>
          <table:table-cell table:style-name="ce1" office:value-type="string" calcext:value-type="string">
            <text:p>Цена руб./шт.</text:p>
          </table:table-cell>
          <table:table-cell table:number-columns-repeated="2"/>
          <table:table-cell table:style-name="ce4" table:formula="of:=INT((SUMIF([.D2:.D1048576];&quot;&lt;=16&quot;;[.H2:.H1048576])/SUM([.H2:.H1048576]))*100)" office:value-type="float" office:value="30" calcext:value-type="float">
            <text:p>30</text:p>
          </table:table-cell>
          <table:table-cell table:number-columns-repeated="1014"/>
        </table:table-row>
        <table:table-row table:style-name="ro2" table:visibility="filter">
          <table:table-cell office:value-type="float" office:value="1" calcext:value-type="float">
            <text:p>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[.G3]*[.E3]" office:value-type="float" office:value="13500" calcext:value-type="float">
            <text:p>13500</text:p>
          </table:table-cell>
          <table:table-cell table:number-columns-repeated="1016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5]*[.E5]" office:value-type="float" office:value="11900" calcext:value-type="float">
            <text:p>11900</text:p>
          </table:table-cell>
          <table:table-cell table:number-columns-repeated="1016"/>
        </table:table-row>
        <table:table-row table:style-name="ro2" table:visibility="filter">
          <table:table-cell office:value-type="float" office:value="5" calcext:value-type="float">
            <text:p>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[.G7]*[.E7]" office:value-type="float" office:value="9000" calcext:value-type="float">
            <text:p>9000</text:p>
          </table:table-cell>
          <table:table-cell table:number-columns-repeated="1016"/>
        </table:table-row>
        <table:table-row table:style-name="ro2" table:visibility="filter">
          <table:table-cell office:value-type="float" office:value="7" calcext:value-type="float">
            <text:p>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[.G9]*[.E9]" office:value-type="float" office:value="8250" calcext:value-type="float">
            <text:p>8250</text:p>
          </table:table-cell>
          <table:table-cell table:number-columns-repeated="1016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11]*[.E11]" office:value-type="float" office:value="10500" calcext:value-type="float">
            <text:p>105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[.G13]*[.E13]" office:value-type="float" office:value="7200" calcext:value-type="float">
            <text:p>72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formula="of:=[.G15]*[.E15]" office:value-type="float" office:value="3920" calcext:value-type="float">
            <text:p>3920</text:p>
          </table:table-cell>
          <table:table-cell table:number-columns-repeated="1016"/>
        </table:table-row>
        <table:table-row table:style-name="ro2" table:visibility="filter">
          <table:table-cell office:value-type="float" office:value="15" calcext:value-type="float">
            <text:p>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[.G17]*[.E17]" office:value-type="float" office:value="7950" calcext:value-type="float">
            <text:p>7950</text:p>
          </table:table-cell>
          <table:table-cell table:number-columns-repeated="1016"/>
        </table:table-row>
        <table:table-row table:style-name="ro2" table:visibility="filter">
          <table:table-cell office:value-type="float" office:value="17" calcext:value-type="float">
            <text:p>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formula="of:=[.G19]*[.E19]" office:value-type="float" office:value="8268" calcext:value-type="float">
            <text:p>8268</text:p>
          </table:table-cell>
          <table:table-cell table:number-columns-repeated="1016"/>
        </table:table-row>
        <table:table-row table:style-name="ro2" table:visibility="filter">
          <table:table-cell office:value-type="float" office:value="19" calcext:value-type="float">
            <text:p>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formula="of:=[.G21]*[.E21]" office:value-type="float" office:value="7473" calcext:value-type="float">
            <text:p>7473</text:p>
          </table:table-cell>
          <table:table-cell table:number-columns-repeated="1016"/>
        </table:table-row>
        <table:table-row table:style-name="ro2" table:visibility="filter">
          <table:table-cell office:value-type="float" office:value="21" calcext:value-type="float">
            <text:p>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formula="of:=[.G23]*[.E23]" office:value-type="float" office:value="7155" calcext:value-type="float">
            <text:p>7155</text:p>
          </table:table-cell>
          <table:table-cell table:number-columns-repeated="1016"/>
        </table:table-row>
        <table:table-row table:style-name="ro2" table:visibility="filter">
          <table:table-cell office:value-type="float" office:value="23" calcext:value-type="float">
            <text:p>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[.G25]*[.E25]" office:value-type="float" office:value="5054" calcext:value-type="float">
            <text:p>5054</text:p>
          </table:table-cell>
          <table:table-cell table:number-columns-repeated="1016"/>
        </table:table-row>
        <table:table-row table:style-name="ro2" table:visibility="filter">
          <table:table-cell office:value-type="float" office:value="25" calcext:value-type="float">
            <text:p>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[.G27]*[.E27]" office:value-type="float" office:value="2295" calcext:value-type="float">
            <text:p>2295</text:p>
          </table:table-cell>
          <table:table-cell table:number-columns-repeated="1016"/>
        </table:table-row>
        <table:table-row table:style-name="ro2" table:visibility="filter">
          <table:table-cell office:value-type="float" office:value="27" calcext:value-type="float">
            <text:p>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formula="of:=[.G29]*[.E29]" office:value-type="float" office:value="4664" calcext:value-type="float">
            <text:p>4664</text:p>
          </table:table-cell>
          <table:table-cell table:number-columns-repeated="1016"/>
        </table:table-row>
        <table:table-row table:style-name="ro2" table:visibility="filter">
          <table:table-cell office:value-type="float" office:value="29" calcext:value-type="float">
            <text:p>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[.G31]*[.E31]" office:value-type="float" office:value="5300" calcext:value-type="float">
            <text:p>5300</text:p>
          </table:table-cell>
          <table:table-cell table:number-columns-repeated="1016"/>
        </table:table-row>
        <table:table-row table:style-name="ro2" table:visibility="filter">
          <table:table-cell office:value-type="float" office:value="31" calcext:value-type="float">
            <text:p>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formula="of:=[.G33]*[.E33]" office:value-type="float" office:value="3445" calcext:value-type="float">
            <text:p>3445</text:p>
          </table:table-cell>
          <table:table-cell table:number-columns-repeated="1016"/>
        </table:table-row>
        <table:table-row table:style-name="ro2" table:visibility="filter">
          <table:table-cell office:value-type="float" office:value="33" calcext:value-type="float">
            <text:p>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[.G35]*[.E35]" office:value-type="float" office:value="14400" calcext:value-type="float">
            <text:p>14400</text:p>
          </table:table-cell>
          <table:table-cell table:number-columns-repeated="1016"/>
        </table:table-row>
        <table:table-row table:style-name="ro2" table:visibility="filter">
          <table:table-cell office:value-type="float" office:value="35" calcext:value-type="float">
            <text:p>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[.G37]*[.E37]" office:value-type="float" office:value="9010" calcext:value-type="float">
            <text:p>9010</text:p>
          </table:table-cell>
          <table:table-cell table:number-columns-repeated="1016"/>
        </table:table-row>
        <table:table-row table:style-name="ro2" table:visibility="filter">
          <table:table-cell office:value-type="float" office:value="37" calcext:value-type="float">
            <text:p>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[.G39]*[.E39]" office:value-type="float" office:value="34980" calcext:value-type="float">
            <text:p>34980</text:p>
          </table:table-cell>
          <table:table-cell table:number-columns-repeated="1016"/>
        </table:table-row>
        <table:table-row table:style-name="ro2" table:visibility="filter">
          <table:table-cell office:value-type="float" office:value="39" calcext:value-type="float">
            <text:p>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[.G41]*[.E41]" office:value-type="float" office:value="11840" calcext:value-type="float">
            <text:p>11840</text:p>
          </table:table-cell>
          <table:table-cell table:number-columns-repeated="1016"/>
        </table:table-row>
        <table:table-row table:style-name="ro2" table:visibility="filter">
          <table:table-cell office:value-type="float" office:value="41" calcext:value-type="float">
            <text:p>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[.G43]*[.E43]" office:value-type="float" office:value="14400" calcext:value-type="float">
            <text:p>14400</text:p>
          </table:table-cell>
          <table:table-cell table:number-columns-repeated="1016"/>
        </table:table-row>
        <table:table-row table:style-name="ro2" table:visibility="filter">
          <table:table-cell office:value-type="float" office:value="43" calcext:value-type="float">
            <text:p>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[.G45]*[.E45]" office:value-type="float" office:value="13500" calcext:value-type="float">
            <text:p>13500</text:p>
          </table:table-cell>
          <table:table-cell table:number-columns-repeated="1016"/>
        </table:table-row>
        <table:table-row table:style-name="ro2" table:visibility="filter">
          <table:table-cell office:value-type="float" office:value="45" calcext:value-type="float">
            <text:p>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47]*[.E47]" office:value-type="float" office:value="12600" calcext:value-type="float">
            <text:p>12600</text:p>
          </table:table-cell>
          <table:table-cell table:number-columns-repeated="1016"/>
        </table:table-row>
        <table:table-row table:style-name="ro2" table:visibility="filter">
          <table:table-cell office:value-type="float" office:value="47" calcext:value-type="float">
            <text:p>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[.G49]*[.E49]" office:value-type="float" office:value="8250" calcext:value-type="float">
            <text:p>8250</text:p>
          </table:table-cell>
          <table:table-cell table:number-columns-repeated="1016"/>
        </table:table-row>
        <table:table-row table:style-name="ro2" table:visibility="filter">
          <table:table-cell office:value-type="float" office:value="49" calcext:value-type="float">
            <text:p>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[.G51]*[.E51]" office:value-type="float" office:value="8250" calcext:value-type="float">
            <text:p>8250</text:p>
          </table:table-cell>
          <table:table-cell table:number-columns-repeated="1016"/>
        </table:table-row>
        <table:table-row table:style-name="ro2" table:visibility="filter">
          <table:table-cell office:value-type="float" office:value="51" calcext:value-type="float">
            <text:p>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53]*[.E53]" office:value-type="float" office:value="10500" calcext:value-type="float">
            <text:p>10500</text:p>
          </table:table-cell>
          <table:table-cell table:number-columns-repeated="1016"/>
        </table:table-row>
        <table:table-row table:style-name="ro2" table:visibility="filter">
          <table:table-cell office:value-type="float" office:value="53" calcext:value-type="float">
            <text:p>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[.G55]*[.E55]" office:value-type="float" office:value="7200" calcext:value-type="float">
            <text:p>7200</text:p>
          </table:table-cell>
          <table:table-cell table:number-columns-repeated="1016"/>
        </table:table-row>
        <table:table-row table:style-name="ro2" table:visibility="filter">
          <table:table-cell office:value-type="float" office:value="55" calcext:value-type="float">
            <text:p>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formula="of:=[.G57]*[.E57]" office:value-type="float" office:value="3920" calcext:value-type="float">
            <text:p>3920</text:p>
          </table:table-cell>
          <table:table-cell table:number-columns-repeated="1016"/>
        </table:table-row>
        <table:table-row table:style-name="ro2" table:visibility="filter">
          <table:table-cell office:value-type="float" office:value="57" calcext:value-type="float">
            <text:p>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[.G59]*[.E59]" office:value-type="float" office:value="7950" calcext:value-type="float">
            <text:p>7950</text:p>
          </table:table-cell>
          <table:table-cell table:number-columns-repeated="1016"/>
        </table:table-row>
        <table:table-row table:style-name="ro2" table:visibility="filter">
          <table:table-cell office:value-type="float" office:value="59" calcext:value-type="float">
            <text:p>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formula="of:=[.G61]*[.E61]" office:value-type="float" office:value="8268" calcext:value-type="float">
            <text:p>8268</text:p>
          </table:table-cell>
          <table:table-cell table:number-columns-repeated="1016"/>
        </table:table-row>
        <table:table-row table:style-name="ro2" table:visibility="filter">
          <table:table-cell office:value-type="float" office:value="61" calcext:value-type="float">
            <text:p>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formula="of:=[.G63]*[.E63]" office:value-type="float" office:value="7473" calcext:value-type="float">
            <text:p>7473</text:p>
          </table:table-cell>
          <table:table-cell table:number-columns-repeated="1016"/>
        </table:table-row>
        <table:table-row table:style-name="ro2" table:visibility="filter">
          <table:table-cell office:value-type="float" office:value="63" calcext:value-type="float">
            <text:p>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formula="of:=[.G65]*[.E65]" office:value-type="float" office:value="7155" calcext:value-type="float">
            <text:p>7155</text:p>
          </table:table-cell>
          <table:table-cell table:number-columns-repeated="1016"/>
        </table:table-row>
        <table:table-row table:style-name="ro2" table:visibility="filter">
          <table:table-cell office:value-type="float" office:value="65" calcext:value-type="float">
            <text:p>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[.G67]*[.E67]" office:value-type="float" office:value="5054" calcext:value-type="float">
            <text:p>5054</text:p>
          </table:table-cell>
          <table:table-cell table:number-columns-repeated="1016"/>
        </table:table-row>
        <table:table-row table:style-name="ro2" table:visibility="filter">
          <table:table-cell office:value-type="float" office:value="67" calcext:value-type="float">
            <text:p>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[.G69]*[.E69]" office:value-type="float" office:value="2295" calcext:value-type="float">
            <text:p>2295</text:p>
          </table:table-cell>
          <table:table-cell table:number-columns-repeated="1016"/>
        </table:table-row>
        <table:table-row table:style-name="ro2" table:visibility="filter">
          <table:table-cell office:value-type="float" office:value="69" calcext:value-type="float">
            <text:p>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formula="of:=[.G71]*[.E71]" office:value-type="float" office:value="4664" calcext:value-type="float">
            <text:p>4664</text:p>
          </table:table-cell>
          <table:table-cell table:number-columns-repeated="1016"/>
        </table:table-row>
        <table:table-row table:style-name="ro2" table:visibility="filter">
          <table:table-cell office:value-type="float" office:value="71" calcext:value-type="float">
            <text:p>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[.G73]*[.E73]" office:value-type="float" office:value="5300" calcext:value-type="float">
            <text:p>5300</text:p>
          </table:table-cell>
          <table:table-cell table:number-columns-repeated="1016"/>
        </table:table-row>
        <table:table-row table:style-name="ro2" table:visibility="filter">
          <table:table-cell office:value-type="float" office:value="73" calcext:value-type="float">
            <text:p>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formula="of:=[.G75]*[.E75]" office:value-type="float" office:value="3445" calcext:value-type="float">
            <text:p>3445</text:p>
          </table:table-cell>
          <table:table-cell table:number-columns-repeated="1016"/>
        </table:table-row>
        <table:table-row table:style-name="ro2" table:visibility="filter">
          <table:table-cell office:value-type="float" office:value="75" calcext:value-type="float">
            <text:p>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[.G77]*[.E77]" office:value-type="float" office:value="14400" calcext:value-type="float">
            <text:p>14400</text:p>
          </table:table-cell>
          <table:table-cell table:number-columns-repeated="1016"/>
        </table:table-row>
        <table:table-row table:style-name="ro2" table:visibility="filter">
          <table:table-cell office:value-type="float" office:value="77" calcext:value-type="float">
            <text:p>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[.G79]*[.E79]" office:value-type="float" office:value="9010" calcext:value-type="float">
            <text:p>9010</text:p>
          </table:table-cell>
          <table:table-cell table:number-columns-repeated="1016"/>
        </table:table-row>
        <table:table-row table:style-name="ro2" table:visibility="filter">
          <table:table-cell office:value-type="float" office:value="79" calcext:value-type="float">
            <text:p>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[.G81]*[.E81]" office:value-type="float" office:value="34980" calcext:value-type="float">
            <text:p>34980</text:p>
          </table:table-cell>
          <table:table-cell table:number-columns-repeated="1016"/>
        </table:table-row>
        <table:table-row table:style-name="ro2" table:visibility="filter">
          <table:table-cell office:value-type="float" office:value="81" calcext:value-type="float">
            <text:p>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[.G83]*[.E83]" office:value-type="float" office:value="11840" calcext:value-type="float">
            <text:p>11840</text:p>
          </table:table-cell>
          <table:table-cell table:number-columns-repeated="1016"/>
        </table:table-row>
        <table:table-row table:style-name="ro2" table:visibility="filter">
          <table:table-cell office:value-type="float" office:value="83" calcext:value-type="float">
            <text:p>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0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[.G85]*[.E85]" office:value-type="float" office:value="14400" calcext:value-type="float">
            <text:p>14400</text:p>
          </table:table-cell>
          <table:table-cell table:number-columns-repeated="1016"/>
        </table:table-row>
        <table:table-row table:style-name="ro2" table:visibility="filter">
          <table:table-cell office:value-type="float" office:value="85" calcext:value-type="float">
            <text:p>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86" calcext:value-type="float">
            <text:p>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87" calcext:value-type="float">
            <text:p>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88" calcext:value-type="float">
            <text:p>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89" calcext:value-type="float">
            <text:p>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0" calcext:value-type="float">
            <text:p>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1" calcext:value-type="float">
            <text:p>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2" calcext:value-type="float">
            <text:p>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3" calcext:value-type="float">
            <text:p>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4" calcext:value-type="float">
            <text:p>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5" calcext:value-type="float">
            <text:p>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96" calcext:value-type="float">
            <text:p>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97" calcext:value-type="float">
            <text:p>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98" calcext:value-type="float">
            <text:p>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99" calcext:value-type="float">
            <text:p>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" calcext:value-type="float">
            <text:p>1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" calcext:value-type="float">
            <text:p>1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" calcext:value-type="float">
            <text:p>1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5" calcext:value-type="float">
            <text:p>2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03" calcext:value-type="float">
            <text:p>1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104" calcext:value-type="float">
            <text:p>1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105" calcext:value-type="float">
            <text:p>1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" calcext:value-type="float">
            <text:p>1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7" calcext:value-type="float">
            <text:p>2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" calcext:value-type="float">
            <text:p>1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" calcext:value-type="float">
            <text:p>1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" calcext:value-type="float">
            <text:p>1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" calcext:value-type="float">
            <text:p>1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" calcext:value-type="float">
            <text:p>1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" calcext:value-type="float">
            <text:p>1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" calcext:value-type="float">
            <text:p>1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" calcext:value-type="float">
            <text:p>1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" calcext:value-type="float">
            <text:p>1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" calcext:value-type="float">
            <text:p>1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" calcext:value-type="float">
            <text:p>1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8" calcext:value-type="float">
            <text:p>1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9" calcext:value-type="float">
            <text:p>1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0" calcext:value-type="float">
            <text:p>1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1" calcext:value-type="float">
            <text:p>1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2" calcext:value-type="float">
            <text:p>1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" calcext:value-type="float">
            <text:p>1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" calcext:value-type="float">
            <text:p>1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" calcext:value-type="float">
            <text:p>1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" calcext:value-type="float">
            <text:p>1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1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" calcext:value-type="float">
            <text:p>1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" calcext:value-type="float">
            <text:p>1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" calcext:value-type="float">
            <text:p>1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" calcext:value-type="float">
            <text:p>1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" calcext:value-type="float">
            <text:p>1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" calcext:value-type="float">
            <text:p>1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" calcext:value-type="float">
            <text:p>1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" calcext:value-type="float">
            <text:p>1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5" calcext:value-type="float">
            <text:p>1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6" calcext:value-type="float">
            <text:p>1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7" calcext:value-type="float">
            <text:p>1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8" calcext:value-type="float">
            <text:p>1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9" calcext:value-type="float">
            <text:p>1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140" calcext:value-type="float">
            <text:p>1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141" calcext:value-type="float">
            <text:p>1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2" calcext:value-type="float">
            <text:p>1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" calcext:value-type="float">
            <text:p>1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" calcext:value-type="float">
            <text:p>1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" calcext:value-type="float">
            <text:p>1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" calcext:value-type="float">
            <text:p>1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" calcext:value-type="float">
            <text:p>1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" calcext:value-type="float">
            <text:p>1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" calcext:value-type="float">
            <text:p>1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" calcext:value-type="float">
            <text:p>1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" calcext:value-type="float">
            <text:p>1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" calcext:value-type="float">
            <text:p>1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" calcext:value-type="float">
            <text:p>1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" calcext:value-type="float">
            <text:p>1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" calcext:value-type="float">
            <text:p>1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" calcext:value-type="float">
            <text:p>1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" calcext:value-type="float">
            <text:p>1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" calcext:value-type="float">
            <text:p>1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" calcext:value-type="float">
            <text:p>1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" calcext:value-type="float">
            <text:p>1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1" calcext:value-type="float">
            <text:p>1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2" calcext:value-type="float">
            <text:p>1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3" calcext:value-type="float">
            <text:p>1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4" calcext:value-type="float">
            <text:p>1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" calcext:value-type="float">
            <text:p>1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" calcext:value-type="float">
            <text:p>1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" calcext:value-type="float">
            <text:p>1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" calcext:value-type="float">
            <text:p>1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" calcext:value-type="float">
            <text:p>1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" calcext:value-type="float">
            <text:p>1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" calcext:value-type="float">
            <text:p>1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" calcext:value-type="float">
            <text:p>1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" calcext:value-type="float">
            <text:p>1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" calcext:value-type="float">
            <text:p>1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" calcext:value-type="float">
            <text:p>1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" calcext:value-type="float">
            <text:p>1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" calcext:value-type="float">
            <text:p>1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" calcext:value-type="float">
            <text:p>1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" calcext:value-type="float">
            <text:p>1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" calcext:value-type="float">
            <text:p>1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" calcext:value-type="float">
            <text:p>1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" calcext:value-type="float">
            <text:p>1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183" calcext:value-type="float">
            <text:p>1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4" calcext:value-type="float">
            <text:p>1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5" calcext:value-type="float">
            <text:p>1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86" calcext:value-type="float">
            <text:p>1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187" calcext:value-type="float">
            <text:p>1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188" calcext:value-type="float">
            <text:p>1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189" calcext:value-type="float">
            <text:p>1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0" calcext:value-type="float">
            <text:p>1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1" calcext:value-type="float">
            <text:p>1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" calcext:value-type="float">
            <text:p>1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" calcext:value-type="float">
            <text:p>1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" calcext:value-type="float">
            <text:p>1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" calcext:value-type="float">
            <text:p>1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" calcext:value-type="float">
            <text:p>1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" calcext:value-type="float">
            <text:p>1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" calcext:value-type="float">
            <text:p>1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" calcext:value-type="float">
            <text:p>1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" calcext:value-type="float">
            <text:p>2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" calcext:value-type="float">
            <text:p>2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" calcext:value-type="float">
            <text:p>2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" calcext:value-type="float">
            <text:p>2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" calcext:value-type="float">
            <text:p>2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5" calcext:value-type="float">
            <text:p>2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6" calcext:value-type="float">
            <text:p>2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7" calcext:value-type="float">
            <text:p>2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" calcext:value-type="float">
            <text:p>2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" calcext:value-type="float">
            <text:p>2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" calcext:value-type="float">
            <text:p>2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3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" calcext:value-type="float">
            <text:p>2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" calcext:value-type="float">
            <text:p>2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3" calcext:value-type="float">
            <text:p>2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4" calcext:value-type="float">
            <text:p>2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" calcext:value-type="float">
            <text:p>2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" calcext:value-type="float">
            <text:p>2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" calcext:value-type="float">
            <text:p>2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" calcext:value-type="float">
            <text:p>2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" calcext:value-type="float">
            <text:p>2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0" calcext:value-type="float">
            <text:p>2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1" calcext:value-type="float">
            <text:p>2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2" calcext:value-type="float">
            <text:p>2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" calcext:value-type="float">
            <text:p>2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" calcext:value-type="float">
            <text:p>2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" calcext:value-type="float">
            <text:p>2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" calcext:value-type="float">
            <text:p>2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4" calcext:value-type="float">
            <text:p>24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7" calcext:value-type="float">
            <text:p>2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228" calcext:value-type="float">
            <text:p>2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229" calcext:value-type="float">
            <text:p>2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230" calcext:value-type="float">
            <text:p>2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6" calcext:value-type="float">
            <text:p>2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231" calcext:value-type="float">
            <text:p>2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232" calcext:value-type="float">
            <text:p>2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7" calcext:value-type="float">
            <text:p>27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233" calcext:value-type="float">
            <text:p>2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234" calcext:value-type="float">
            <text:p>2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235" calcext:value-type="float">
            <text:p>2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236" calcext:value-type="float">
            <text:p>2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237" calcext:value-type="float">
            <text:p>2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238" calcext:value-type="float">
            <text:p>2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239" calcext:value-type="float">
            <text:p>2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40" calcext:value-type="float">
            <text:p>2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41" calcext:value-type="float">
            <text:p>2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242" calcext:value-type="float">
            <text:p>2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243" calcext:value-type="float">
            <text:p>2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44" calcext:value-type="float">
            <text:p>2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45" calcext:value-type="float">
            <text:p>2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46" calcext:value-type="float">
            <text:p>2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47" calcext:value-type="float">
            <text:p>2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248" calcext:value-type="float">
            <text:p>2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249" calcext:value-type="float">
            <text:p>2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50" calcext:value-type="float">
            <text:p>2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51" calcext:value-type="float">
            <text:p>2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52" calcext:value-type="float">
            <text:p>2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53" calcext:value-type="float">
            <text:p>2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[.G255]*[.E255]" office:value-type="float" office:value="13500" calcext:value-type="float">
            <text:p>13500</text:p>
          </table:table-cell>
          <table:table-cell table:number-columns-repeated="1016"/>
        </table:table-row>
        <table:table-row table:style-name="ro2" table:visibility="filter">
          <table:table-cell office:value-type="float" office:value="255" calcext:value-type="float">
            <text:p>2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257]*[.E257]" office:value-type="float" office:value="12600" calcext:value-type="float">
            <text:p>12600</text:p>
          </table:table-cell>
          <table:table-cell table:number-columns-repeated="1016"/>
        </table:table-row>
        <table:table-row table:style-name="ro2" table:visibility="filter">
          <table:table-cell office:value-type="float" office:value="257" calcext:value-type="float">
            <text:p>2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[.G259]*[.E259]" office:value-type="float" office:value="9000" calcext:value-type="float">
            <text:p>9000</text:p>
          </table:table-cell>
          <table:table-cell table:number-columns-repeated="1016"/>
        </table:table-row>
        <table:table-row table:style-name="ro2" table:visibility="filter">
          <table:table-cell office:value-type="float" office:value="259" calcext:value-type="float">
            <text:p>2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[.G261]*[.E261]" office:value-type="float" office:value="7975" calcext:value-type="float">
            <text:p>7975</text:p>
          </table:table-cell>
          <table:table-cell table:number-columns-repeated="1016"/>
        </table:table-row>
        <table:table-row table:style-name="ro2" table:visibility="filter">
          <table:table-cell office:value-type="float" office:value="261" calcext:value-type="float">
            <text:p>2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263]*[.E263]" office:value-type="float" office:value="10500" calcext:value-type="float">
            <text:p>10500</text:p>
          </table:table-cell>
          <table:table-cell table:number-columns-repeated="1016"/>
        </table:table-row>
        <table:table-row table:style-name="ro2" table:visibility="filter">
          <table:table-cell office:value-type="float" office:value="263" calcext:value-type="float">
            <text:p>2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[.G265]*[.E265]" office:value-type="float" office:value="7200" calcext:value-type="float">
            <text:p>7200</text:p>
          </table:table-cell>
          <table:table-cell table:number-columns-repeated="1016"/>
        </table:table-row>
        <table:table-row table:style-name="ro2" table:visibility="filter">
          <table:table-cell office:value-type="float" office:value="265" calcext:value-type="float">
            <text:p>2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formula="of:=[.G267]*[.E267]" office:value-type="float" office:value="3920" calcext:value-type="float">
            <text:p>3920</text:p>
          </table:table-cell>
          <table:table-cell table:number-columns-repeated="1016"/>
        </table:table-row>
        <table:table-row table:style-name="ro2" table:visibility="filter">
          <table:table-cell office:value-type="float" office:value="267" calcext:value-type="float">
            <text:p>2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[.G269]*[.E269]" office:value-type="float" office:value="7950" calcext:value-type="float">
            <text:p>7950</text:p>
          </table:table-cell>
          <table:table-cell table:number-columns-repeated="1016"/>
        </table:table-row>
        <table:table-row table:style-name="ro2" table:visibility="filter">
          <table:table-cell office:value-type="float" office:value="269" calcext:value-type="float">
            <text:p>2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formula="of:=[.G271]*[.E271]" office:value-type="float" office:value="8268" calcext:value-type="float">
            <text:p>8268</text:p>
          </table:table-cell>
          <table:table-cell table:number-columns-repeated="1016"/>
        </table:table-row>
        <table:table-row table:style-name="ro2" table:visibility="filter">
          <table:table-cell office:value-type="float" office:value="271" calcext:value-type="float">
            <text:p>2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formula="of:=[.G273]*[.E273]" office:value-type="float" office:value="7473" calcext:value-type="float">
            <text:p>7473</text:p>
          </table:table-cell>
          <table:table-cell table:number-columns-repeated="1016"/>
        </table:table-row>
        <table:table-row table:style-name="ro2" table:visibility="filter">
          <table:table-cell office:value-type="float" office:value="273" calcext:value-type="float">
            <text:p>2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formula="of:=[.G275]*[.E275]" office:value-type="float" office:value="7155" calcext:value-type="float">
            <text:p>7155</text:p>
          </table:table-cell>
          <table:table-cell table:number-columns-repeated="1016"/>
        </table:table-row>
        <table:table-row table:style-name="ro2" table:visibility="filter">
          <table:table-cell office:value-type="float" office:value="275" calcext:value-type="float">
            <text:p>2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[.G277]*[.E277]" office:value-type="float" office:value="5054" calcext:value-type="float">
            <text:p>5054</text:p>
          </table:table-cell>
          <table:table-cell table:number-columns-repeated="1016"/>
        </table:table-row>
        <table:table-row table:style-name="ro2" table:visibility="filter">
          <table:table-cell office:value-type="float" office:value="277" calcext:value-type="float">
            <text:p>2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[.G279]*[.E279]" office:value-type="float" office:value="2295" calcext:value-type="float">
            <text:p>2295</text:p>
          </table:table-cell>
          <table:table-cell table:number-columns-repeated="1016"/>
        </table:table-row>
        <table:table-row table:style-name="ro2" table:visibility="filter">
          <table:table-cell office:value-type="float" office:value="279" calcext:value-type="float">
            <text:p>2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formula="of:=[.G281]*[.E281]" office:value-type="float" office:value="4664" calcext:value-type="float">
            <text:p>4664</text:p>
          </table:table-cell>
          <table:table-cell table:number-columns-repeated="1016"/>
        </table:table-row>
        <table:table-row table:style-name="ro2" table:visibility="filter">
          <table:table-cell office:value-type="float" office:value="281" calcext:value-type="float">
            <text:p>2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[.G283]*[.E283]" office:value-type="float" office:value="5300" calcext:value-type="float">
            <text:p>5300</text:p>
          </table:table-cell>
          <table:table-cell table:number-columns-repeated="1016"/>
        </table:table-row>
        <table:table-row table:style-name="ro2" table:visibility="filter">
          <table:table-cell office:value-type="float" office:value="283" calcext:value-type="float">
            <text:p>2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formula="of:=[.G285]*[.E285]" office:value-type="float" office:value="3445" calcext:value-type="float">
            <text:p>3445</text:p>
          </table:table-cell>
          <table:table-cell table:number-columns-repeated="1016"/>
        </table:table-row>
        <table:table-row table:style-name="ro2" table:visibility="filter">
          <table:table-cell office:value-type="float" office:value="285" calcext:value-type="float">
            <text:p>2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[.G287]*[.E287]" office:value-type="float" office:value="14400" calcext:value-type="float">
            <text:p>14400</text:p>
          </table:table-cell>
          <table:table-cell table:number-columns-repeated="1016"/>
        </table:table-row>
        <table:table-row table:style-name="ro2" table:visibility="filter">
          <table:table-cell office:value-type="float" office:value="287" calcext:value-type="float">
            <text:p>2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[.G289]*[.E289]" office:value-type="float" office:value="9010" calcext:value-type="float">
            <text:p>9010</text:p>
          </table:table-cell>
          <table:table-cell table:number-columns-repeated="1016"/>
        </table:table-row>
        <table:table-row table:style-name="ro2" table:visibility="filter">
          <table:table-cell office:value-type="float" office:value="289" calcext:value-type="float">
            <text:p>2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[.G291]*[.E291]" office:value-type="float" office:value="34980" calcext:value-type="float">
            <text:p>34980</text:p>
          </table:table-cell>
          <table:table-cell table:number-columns-repeated="1016"/>
        </table:table-row>
        <table:table-row table:style-name="ro2" table:visibility="filter">
          <table:table-cell office:value-type="float" office:value="291" calcext:value-type="float">
            <text:p>2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[.G293]*[.E293]" office:value-type="float" office:value="11840" calcext:value-type="float">
            <text:p>11840</text:p>
          </table:table-cell>
          <table:table-cell table:number-columns-repeated="1016"/>
        </table:table-row>
        <table:table-row table:style-name="ro2" table:visibility="filter">
          <table:table-cell office:value-type="float" office:value="293" calcext:value-type="float">
            <text:p>2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5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[.G295]*[.E295]" office:value-type="float" office:value="14400" calcext:value-type="float">
            <text:p>14400</text:p>
          </table:table-cell>
          <table:table-cell table:number-columns-repeated="1016"/>
        </table:table-row>
        <table:table-row table:style-name="ro2" table:visibility="filter">
          <table:table-cell office:value-type="float" office:value="295" calcext:value-type="float">
            <text:p>2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96" calcext:value-type="float">
            <text:p>2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97" calcext:value-type="float">
            <text:p>2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98" calcext:value-type="float">
            <text:p>2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99" calcext:value-type="float">
            <text:p>2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00" calcext:value-type="float">
            <text:p>3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01" calcext:value-type="float">
            <text:p>3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04" calcext:value-type="float">
            <text:p>3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05" calcext:value-type="float">
            <text:p>3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306" calcext:value-type="float">
            <text:p>3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307" calcext:value-type="float">
            <text:p>3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308" calcext:value-type="float">
            <text:p>3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309" calcext:value-type="float">
            <text:p>3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10" calcext:value-type="float">
            <text:p>3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11" calcext:value-type="float">
            <text:p>3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312" calcext:value-type="float">
            <text:p>3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313" calcext:value-type="float">
            <text:p>3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314" calcext:value-type="float">
            <text:p>3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315" calcext:value-type="float">
            <text:p>3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316" calcext:value-type="float">
            <text:p>3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317" calcext:value-type="float">
            <text:p>3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318" calcext:value-type="float">
            <text:p>3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319" calcext:value-type="float">
            <text:p>3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320" calcext:value-type="float">
            <text:p>3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321" calcext:value-type="float">
            <text:p>3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322" calcext:value-type="float">
            <text:p>3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323" calcext:value-type="float">
            <text:p>3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24" calcext:value-type="float">
            <text:p>3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25" calcext:value-type="float">
            <text:p>3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326" calcext:value-type="float">
            <text:p>3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327" calcext:value-type="float">
            <text:p>3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28" calcext:value-type="float">
            <text:p>3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29" calcext:value-type="float">
            <text:p>3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30" calcext:value-type="float">
            <text:p>3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31" calcext:value-type="float">
            <text:p>3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332" calcext:value-type="float">
            <text:p>3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333" calcext:value-type="float">
            <text:p>3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34" calcext:value-type="float">
            <text:p>3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35" calcext:value-type="float">
            <text:p>3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36" calcext:value-type="float">
            <text:p>3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16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37" calcext:value-type="float">
            <text:p>3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338" calcext:value-type="float">
            <text:p>3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339" calcext:value-type="float">
            <text:p>3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40" calcext:value-type="float">
            <text:p>3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41" calcext:value-type="float">
            <text:p>3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42" calcext:value-type="float">
            <text:p>3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43" calcext:value-type="float">
            <text:p>3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344" calcext:value-type="float">
            <text:p>3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345" calcext:value-type="float">
            <text:p>3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46" calcext:value-type="float">
            <text:p>3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47" calcext:value-type="float">
            <text:p>3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348" calcext:value-type="float">
            <text:p>3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349" calcext:value-type="float">
            <text:p>3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350" calcext:value-type="float">
            <text:p>3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351" calcext:value-type="float">
            <text:p>3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52" calcext:value-type="float">
            <text:p>3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53" calcext:value-type="float">
            <text:p>3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354" calcext:value-type="float">
            <text:p>3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355" calcext:value-type="float">
            <text:p>3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356" calcext:value-type="float">
            <text:p>3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357" calcext:value-type="float">
            <text:p>3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358" calcext:value-type="float">
            <text:p>3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359" calcext:value-type="float">
            <text:p>3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360" calcext:value-type="float">
            <text:p>3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361" calcext:value-type="float">
            <text:p>3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362" calcext:value-type="float">
            <text:p>3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363" calcext:value-type="float">
            <text:p>3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364" calcext:value-type="float">
            <text:p>3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365" calcext:value-type="float">
            <text:p>3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66" calcext:value-type="float">
            <text:p>3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67" calcext:value-type="float">
            <text:p>3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368" calcext:value-type="float">
            <text:p>3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369" calcext:value-type="float">
            <text:p>3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0" calcext:value-type="float">
            <text:p>3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1" calcext:value-type="float">
            <text:p>3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2" calcext:value-type="float">
            <text:p>3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3" calcext:value-type="float">
            <text:p>3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4" calcext:value-type="float">
            <text:p>3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5" calcext:value-type="float">
            <text:p>3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6" calcext:value-type="float">
            <text:p>3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7" calcext:value-type="float">
            <text:p>3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8" calcext:value-type="float">
            <text:p>3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2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379" calcext:value-type="float">
            <text:p>3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380" calcext:value-type="float">
            <text:p>3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381" calcext:value-type="float">
            <text:p>3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82" calcext:value-type="float">
            <text:p>3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83" calcext:value-type="float">
            <text:p>3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84" calcext:value-type="float">
            <text:p>3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85" calcext:value-type="float">
            <text:p>3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386" calcext:value-type="float">
            <text:p>3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387" calcext:value-type="float">
            <text:p>3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88" calcext:value-type="float">
            <text:p>3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389" calcext:value-type="float">
            <text:p>3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390" calcext:value-type="float">
            <text:p>3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391" calcext:value-type="float">
            <text:p>3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392" calcext:value-type="float">
            <text:p>3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393" calcext:value-type="float">
            <text:p>3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94" calcext:value-type="float">
            <text:p>3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4" calcext:value-type="float">
            <text:p>2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395" calcext:value-type="float">
            <text:p>3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396" calcext:value-type="float">
            <text:p>3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397" calcext:value-type="float">
            <text:p>3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398" calcext:value-type="float">
            <text:p>3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6" calcext:value-type="float">
            <text:p>2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399" calcext:value-type="float">
            <text:p>3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400" calcext:value-type="float">
            <text:p>4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7" calcext:value-type="float">
            <text:p>2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401" calcext:value-type="float">
            <text:p>4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402" calcext:value-type="float">
            <text:p>4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403" calcext:value-type="float">
            <text:p>4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404" calcext:value-type="float">
            <text:p>4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405" calcext:value-type="float">
            <text:p>4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406" calcext:value-type="float">
            <text:p>4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407" calcext:value-type="float">
            <text:p>4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08" calcext:value-type="float">
            <text:p>4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09" calcext:value-type="float">
            <text:p>4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410" calcext:value-type="float">
            <text:p>4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411" calcext:value-type="float">
            <text:p>4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2" calcext:value-type="float">
            <text:p>4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3" calcext:value-type="float">
            <text:p>4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4" calcext:value-type="float">
            <text:p>4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5" calcext:value-type="float">
            <text:p>4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6" calcext:value-type="float">
            <text:p>4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7" calcext:value-type="float">
            <text:p>4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8" calcext:value-type="float">
            <text:p>4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19" calcext:value-type="float">
            <text:p>4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20" calcext:value-type="float">
            <text:p>4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3</text:p>
          </table:table-cell>
          <table:table-cell office:value-type="float" office:value="48" calcext:value-type="float">
            <text:p>4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21" calcext:value-type="float">
            <text:p>4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422" calcext:value-type="float">
            <text:p>4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423" calcext:value-type="float">
            <text:p>4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24" calcext:value-type="float">
            <text:p>4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25" calcext:value-type="float">
            <text:p>4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26" calcext:value-type="float">
            <text:p>4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27" calcext:value-type="float">
            <text:p>4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428" calcext:value-type="float">
            <text:p>4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429" calcext:value-type="float">
            <text:p>4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30" calcext:value-type="float">
            <text:p>4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31" calcext:value-type="float">
            <text:p>4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432" calcext:value-type="float">
            <text:p>4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433" calcext:value-type="float">
            <text:p>4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434" calcext:value-type="float">
            <text:p>4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435" calcext:value-type="float">
            <text:p>4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36" calcext:value-type="float">
            <text:p>4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37" calcext:value-type="float">
            <text:p>4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438" calcext:value-type="float">
            <text:p>4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439" calcext:value-type="float">
            <text:p>4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440" calcext:value-type="float">
            <text:p>4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441" calcext:value-type="float">
            <text:p>4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442" calcext:value-type="float">
            <text:p>4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443" calcext:value-type="float">
            <text:p>4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444" calcext:value-type="float">
            <text:p>4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445" calcext:value-type="float">
            <text:p>4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446" calcext:value-type="float">
            <text:p>4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447" calcext:value-type="float">
            <text:p>4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448" calcext:value-type="float">
            <text:p>4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449" calcext:value-type="float">
            <text:p>4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50" calcext:value-type="float">
            <text:p>4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451" calcext:value-type="float">
            <text:p>4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452" calcext:value-type="float">
            <text:p>4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453" calcext:value-type="float">
            <text:p>4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54" calcext:value-type="float">
            <text:p>4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55" calcext:value-type="float">
            <text:p>4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56" calcext:value-type="float">
            <text:p>4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57" calcext:value-type="float">
            <text:p>4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458" calcext:value-type="float">
            <text:p>4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459" calcext:value-type="float">
            <text:p>4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60" calcext:value-type="float">
            <text:p>4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461" calcext:value-type="float">
            <text:p>4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62" calcext:value-type="float">
            <text:p>4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4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463" calcext:value-type="float">
            <text:p>4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office:value-type="float" office:value="464" calcext:value-type="float">
            <text:p>4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[.G465]*[.E465]" office:value-type="float" office:value="13500" calcext:value-type="float">
            <text:p>13500</text:p>
          </table:table-cell>
          <table:table-cell table:number-columns-repeated="1016"/>
        </table:table-row>
        <table:table-row table:style-name="ro2" table:visibility="filter">
          <table:table-cell office:value-type="float" office:value="465" calcext:value-type="float">
            <text:p>4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466" calcext:value-type="float">
            <text:p>4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467]*[.E467]" office:value-type="float" office:value="12600" calcext:value-type="float">
            <text:p>12600</text:p>
          </table:table-cell>
          <table:table-cell table:number-columns-repeated="1016"/>
        </table:table-row>
        <table:table-row table:style-name="ro2" table:visibility="filter">
          <table:table-cell office:value-type="float" office:value="467" calcext:value-type="float">
            <text:p>4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float" office:value="468" calcext:value-type="float">
            <text:p>4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[.G469]*[.E469]" office:value-type="float" office:value="9000" calcext:value-type="float">
            <text:p>9000</text:p>
          </table:table-cell>
          <table:table-cell table:number-columns-repeated="1016"/>
        </table:table-row>
        <table:table-row table:style-name="ro2" table:visibility="filter">
          <table:table-cell office:value-type="float" office:value="469" calcext:value-type="float">
            <text:p>4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 office:value-type="float" office:value="470" calcext:value-type="float">
            <text:p>4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[.G471]*[.E471]" office:value-type="float" office:value="8250" calcext:value-type="float">
            <text:p>8250</text:p>
          </table:table-cell>
          <table:table-cell table:number-columns-repeated="1016"/>
        </table:table-row>
        <table:table-row table:style-name="ro2" table:visibility="filter">
          <table:table-cell office:value-type="float" office:value="471" calcext:value-type="float">
            <text:p>4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472" calcext:value-type="float">
            <text:p>4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473]*[.E473]" office:value-type="float" office:value="9660" calcext:value-type="float">
            <text:p>9660</text:p>
          </table:table-cell>
          <table:table-cell table:number-columns-repeated="1016"/>
        </table:table-row>
        <table:table-row table:style-name="ro2" table:visibility="filter">
          <table:table-cell office:value-type="float" office:value="473" calcext:value-type="float">
            <text:p>4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office:value-type="float" office:value="474" calcext:value-type="float">
            <text:p>4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[.G475]*[.E475]" office:value-type="float" office:value="7200" calcext:value-type="float">
            <text:p>7200</text:p>
          </table:table-cell>
          <table:table-cell table:number-columns-repeated="1016"/>
        </table:table-row>
        <table:table-row table:style-name="ro2" table:visibility="filter">
          <table:table-cell office:value-type="float" office:value="475" calcext:value-type="float">
            <text:p>4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8" calcext:value-type="float">
            <text:p>1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float" office:value="476" calcext:value-type="float">
            <text:p>4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formula="of:=[.G477]*[.E477]" office:value-type="float" office:value="3920" calcext:value-type="float">
            <text:p>3920</text:p>
          </table:table-cell>
          <table:table-cell table:number-columns-repeated="1016"/>
        </table:table-row>
        <table:table-row table:style-name="ro2" table:visibility="filter">
          <table:table-cell office:value-type="float" office:value="477" calcext:value-type="float">
            <text:p>4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float" office:value="478" calcext:value-type="float">
            <text:p>4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[.G479]*[.E479]" office:value-type="float" office:value="7950" calcext:value-type="float">
            <text:p>7950</text:p>
          </table:table-cell>
          <table:table-cell table:number-columns-repeated="1016"/>
        </table:table-row>
        <table:table-row table:style-name="ro2" table:visibility="filter">
          <table:table-cell office:value-type="float" office:value="479" calcext:value-type="float">
            <text:p>4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float" office:value="480" calcext:value-type="float">
            <text:p>4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formula="of:=[.G481]*[.E481]" office:value-type="float" office:value="8268" calcext:value-type="float">
            <text:p>8268</text:p>
          </table:table-cell>
          <table:table-cell table:number-columns-repeated="1016"/>
        </table:table-row>
        <table:table-row table:style-name="ro2" table:visibility="filter">
          <table:table-cell office:value-type="float" office:value="481" calcext:value-type="float">
            <text:p>4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office:value-type="float" office:value="482" calcext:value-type="float">
            <text:p>4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formula="of:=[.G483]*[.E483]" office:value-type="float" office:value="7473" calcext:value-type="float">
            <text:p>7473</text:p>
          </table:table-cell>
          <table:table-cell table:number-columns-repeated="1016"/>
        </table:table-row>
        <table:table-row table:style-name="ro2" table:visibility="filter">
          <table:table-cell office:value-type="float" office:value="483" calcext:value-type="float">
            <text:p>4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 office:value-type="float" office:value="484" calcext:value-type="float">
            <text:p>4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formula="of:=[.G485]*[.E485]" office:value-type="float" office:value="7155" calcext:value-type="float">
            <text:p>7155</text:p>
          </table:table-cell>
          <table:table-cell table:number-columns-repeated="1016"/>
        </table:table-row>
        <table:table-row table:style-name="ro2" table:visibility="filter">
          <table:table-cell office:value-type="float" office:value="485" calcext:value-type="float">
            <text:p>4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float" office:value="486" calcext:value-type="float">
            <text:p>4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[.G487]*[.E487]" office:value-type="float" office:value="5054" calcext:value-type="float">
            <text:p>5054</text:p>
          </table:table-cell>
          <table:table-cell table:number-columns-repeated="1016"/>
        </table:table-row>
        <table:table-row table:style-name="ro2" table:visibility="filter">
          <table:table-cell office:value-type="float" office:value="487" calcext:value-type="float">
            <text:p>4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4">
          <table:table-cell office:value-type="float" office:value="488" calcext:value-type="float">
            <text:p>4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[.G489]*[.E489]" office:value-type="float" office:value="2295" calcext:value-type="float">
            <text:p>2295</text:p>
          </table:table-cell>
          <table:table-cell table:number-columns-repeated="1016"/>
        </table:table-row>
        <table:table-row table:style-name="ro4" table:visibility="filter">
          <table:table-cell office:value-type="float" office:value="489" calcext:value-type="float">
            <text:p>4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 office:value-type="float" office:value="490" calcext:value-type="float">
            <text:p>4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formula="of:=[.G491]*[.E491]" office:value-type="float" office:value="4664" calcext:value-type="float">
            <text:p>4664</text:p>
          </table:table-cell>
          <table:table-cell table:number-columns-repeated="1016"/>
        </table:table-row>
        <table:table-row table:style-name="ro2" table:visibility="filter">
          <table:table-cell office:value-type="float" office:value="491" calcext:value-type="float">
            <text:p>4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float" office:value="492" calcext:value-type="float">
            <text:p>4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[.G493]*[.E493]" office:value-type="float" office:value="5300" calcext:value-type="float">
            <text:p>5300</text:p>
          </table:table-cell>
          <table:table-cell table:number-columns-repeated="1016"/>
        </table:table-row>
        <table:table-row table:style-name="ro2" table:visibility="filter">
          <table:table-cell office:value-type="float" office:value="493" calcext:value-type="float">
            <text:p>4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 office:value-type="float" office:value="494" calcext:value-type="float">
            <text:p>4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formula="of:=[.G495]*[.E495]" office:value-type="float" office:value="3445" calcext:value-type="float">
            <text:p>3445</text:p>
          </table:table-cell>
          <table:table-cell table:number-columns-repeated="1016"/>
        </table:table-row>
        <table:table-row table:style-name="ro2" table:visibility="filter">
          <table:table-cell office:value-type="float" office:value="495" calcext:value-type="float">
            <text:p>4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office:value-type="float" office:value="496" calcext:value-type="float">
            <text:p>4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[.G497]*[.E497]" office:value-type="float" office:value="14400" calcext:value-type="float">
            <text:p>14400</text:p>
          </table:table-cell>
          <table:table-cell table:number-columns-repeated="1016"/>
        </table:table-row>
        <table:table-row table:style-name="ro2" table:visibility="filter">
          <table:table-cell office:value-type="float" office:value="497" calcext:value-type="float">
            <text:p>4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>
          <table:table-cell office:value-type="float" office:value="498" calcext:value-type="float">
            <text:p>4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[.G499]*[.E499]" office:value-type="float" office:value="9010" calcext:value-type="float">
            <text:p>9010</text:p>
          </table:table-cell>
          <table:table-cell table:number-columns-repeated="1016"/>
        </table:table-row>
        <table:table-row table:style-name="ro2" table:visibility="filter">
          <table:table-cell office:value-type="float" office:value="499" calcext:value-type="float">
            <text:p>4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[.G501]*[.E501]" office:value-type="float" office:value="34980" calcext:value-type="float">
            <text:p>34980</text:p>
          </table:table-cell>
          <table:table-cell table:number-columns-repeated="1016"/>
        </table:table-row>
        <table:table-row table:style-name="ro2" table:visibility="filter">
          <table:table-cell office:value-type="float" office:value="501" calcext:value-type="float">
            <text:p>5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>
          <table:table-cell office:value-type="float" office:value="502" calcext:value-type="float">
            <text:p>5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[.G503]*[.E503]" office:value-type="float" office:value="11840" calcext:value-type="float">
            <text:p>11840</text:p>
          </table:table-cell>
          <table:table-cell table:number-columns-repeated="1016"/>
        </table:table-row>
        <table:table-row table:style-name="ro2" table:visibility="filter">
          <table:table-cell office:value-type="float" office:value="503" calcext:value-type="float">
            <text:p>5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office:value-type="float" office:value="504" calcext:value-type="float">
            <text:p>5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5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[.G505]*[.E505]" office:value-type="float" office:value="14400" calcext:value-type="float">
            <text:p>14400</text:p>
          </table:table-cell>
          <table:table-cell table:number-columns-repeated="1016"/>
        </table:table-row>
        <table:table-row table:style-name="ro2" table:visibility="filter">
          <table:table-cell office:value-type="float" office:value="505" calcext:value-type="float">
            <text:p>5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office:value-type="float" office:value="506" calcext:value-type="float">
            <text:p>5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[.G507]*[.E507]" office:value-type="float" office:value="13500" calcext:value-type="float">
            <text:p>13500</text:p>
          </table:table-cell>
          <table:table-cell table:number-columns-repeated="1016"/>
        </table:table-row>
        <table:table-row table:style-name="ro2" table:visibility="filter">
          <table:table-cell office:value-type="float" office:value="507" calcext:value-type="float">
            <text:p>5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508" calcext:value-type="float">
            <text:p>5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509]*[.E509]" office:value-type="float" office:value="12600" calcext:value-type="float">
            <text:p>12600</text:p>
          </table:table-cell>
          <table:table-cell table:number-columns-repeated="1016"/>
        </table:table-row>
        <table:table-row table:style-name="ro2" table:visibility="filter">
          <table:table-cell office:value-type="float" office:value="509" calcext:value-type="float">
            <text:p>5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float" office:value="510" calcext:value-type="float">
            <text:p>5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[.G511]*[.E511]" office:value-type="float" office:value="9000" calcext:value-type="float">
            <text:p>9000</text:p>
          </table:table-cell>
          <table:table-cell table:number-columns-repeated="1016"/>
        </table:table-row>
        <table:table-row table:style-name="ro2" table:visibility="filter">
          <table:table-cell office:value-type="float" office:value="511" calcext:value-type="float">
            <text:p>5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 office:value-type="float" office:value="512" calcext:value-type="float">
            <text:p>5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[.G513]*[.E513]" office:value-type="float" office:value="8250" calcext:value-type="float">
            <text:p>8250</text:p>
          </table:table-cell>
          <table:table-cell table:number-columns-repeated="1016"/>
        </table:table-row>
        <table:table-row table:style-name="ro2" table:visibility="filter">
          <table:table-cell office:value-type="float" office:value="513" calcext:value-type="float">
            <text:p>5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514" calcext:value-type="float">
            <text:p>5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515]*[.E515]" office:value-type="float" office:value="10500" calcext:value-type="float">
            <text:p>10500</text:p>
          </table:table-cell>
          <table:table-cell table:number-columns-repeated="1016"/>
        </table:table-row>
        <table:table-row table:style-name="ro2" table:visibility="filter">
          <table:table-cell office:value-type="float" office:value="515" calcext:value-type="float">
            <text:p>5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office:value-type="float" office:value="516" calcext:value-type="float">
            <text:p>5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[.G517]*[.E517]" office:value-type="float" office:value="6900" calcext:value-type="float">
            <text:p>6900</text:p>
          </table:table-cell>
          <table:table-cell table:number-columns-repeated="1016"/>
        </table:table-row>
        <table:table-row table:style-name="ro2" table:visibility="filter">
          <table:table-cell office:value-type="float" office:value="517" calcext:value-type="float">
            <text:p>5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float" office:value="518" calcext:value-type="float">
            <text:p>5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formula="of:=[.G519]*[.E519]" office:value-type="float" office:value="3920" calcext:value-type="float">
            <text:p>3920</text:p>
          </table:table-cell>
          <table:table-cell table:number-columns-repeated="1016"/>
        </table:table-row>
        <table:table-row table:style-name="ro2" table:visibility="filter">
          <table:table-cell office:value-type="float" office:value="519" calcext:value-type="float">
            <text:p>5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float" office:value="520" calcext:value-type="float">
            <text:p>5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[.G521]*[.E521]" office:value-type="float" office:value="7950" calcext:value-type="float">
            <text:p>7950</text:p>
          </table:table-cell>
          <table:table-cell table:number-columns-repeated="1016"/>
        </table:table-row>
        <table:table-row table:style-name="ro2" table:visibility="filter">
          <table:table-cell office:value-type="float" office:value="521" calcext:value-type="float">
            <text:p>5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float" office:value="522" calcext:value-type="float">
            <text:p>5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formula="of:=[.G523]*[.E523]" office:value-type="float" office:value="8268" calcext:value-type="float">
            <text:p>8268</text:p>
          </table:table-cell>
          <table:table-cell table:number-columns-repeated="1016"/>
        </table:table-row>
        <table:table-row table:style-name="ro2" table:visibility="filter">
          <table:table-cell office:value-type="float" office:value="523" calcext:value-type="float">
            <text:p>5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 office:value-type="float" office:value="524" calcext:value-type="float">
            <text:p>5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formula="of:=[.G525]*[.E525]" office:value-type="float" office:value="7473" calcext:value-type="float">
            <text:p>7473</text:p>
          </table:table-cell>
          <table:table-cell table:number-columns-repeated="1016"/>
        </table:table-row>
        <table:table-row table:style-name="ro2" table:visibility="filter">
          <table:table-cell office:value-type="float" office:value="525" calcext:value-type="float">
            <text:p>5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 office:value-type="float" office:value="526" calcext:value-type="float">
            <text:p>5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formula="of:=[.G527]*[.E527]" office:value-type="float" office:value="7155" calcext:value-type="float">
            <text:p>7155</text:p>
          </table:table-cell>
          <table:table-cell table:number-columns-repeated="1016"/>
        </table:table-row>
        <table:table-row table:style-name="ro2" table:visibility="filter">
          <table:table-cell office:value-type="float" office:value="527" calcext:value-type="float">
            <text:p>5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float" office:value="528" calcext:value-type="float">
            <text:p>5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8" calcext:value-type="float">
            <text:p>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[.G529]*[.E529]" office:value-type="float" office:value="5054" calcext:value-type="float">
            <text:p>5054</text:p>
          </table:table-cell>
          <table:table-cell table:number-columns-repeated="1016"/>
        </table:table-row>
        <table:table-row table:style-name="ro2" table:visibility="filter">
          <table:table-cell office:value-type="float" office:value="529" calcext:value-type="float">
            <text:p>5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>
          <table:table-cell office:value-type="float" office:value="530" calcext:value-type="float">
            <text:p>5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[.G531]*[.E531]" office:value-type="float" office:value="2295" calcext:value-type="float">
            <text:p>2295</text:p>
          </table:table-cell>
          <table:table-cell table:number-columns-repeated="1016"/>
        </table:table-row>
        <table:table-row table:style-name="ro2" table:visibility="filter">
          <table:table-cell office:value-type="float" office:value="531" calcext:value-type="float">
            <text:p>5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 office:value-type="float" office:value="532" calcext:value-type="float">
            <text:p>5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formula="of:=[.G533]*[.E533]" office:value-type="float" office:value="4664" calcext:value-type="float">
            <text:p>4664</text:p>
          </table:table-cell>
          <table:table-cell table:number-columns-repeated="1016"/>
        </table:table-row>
        <table:table-row table:style-name="ro2" table:visibility="filter">
          <table:table-cell office:value-type="float" office:value="533" calcext:value-type="float">
            <text:p>5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float" office:value="534" calcext:value-type="float">
            <text:p>5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[.G535]*[.E535]" office:value-type="float" office:value="5300" calcext:value-type="float">
            <text:p>5300</text:p>
          </table:table-cell>
          <table:table-cell table:number-columns-repeated="1016"/>
        </table:table-row>
        <table:table-row table:style-name="ro2" table:visibility="filter">
          <table:table-cell office:value-type="float" office:value="535" calcext:value-type="float">
            <text:p>5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 office:value-type="float" office:value="536" calcext:value-type="float">
            <text:p>5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34" calcext:value-type="float">
            <text:p>3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formula="of:=[.G537]*[.E537]" office:value-type="float" office:value="3445" calcext:value-type="float">
            <text:p>3445</text:p>
          </table:table-cell>
          <table:table-cell table:number-columns-repeated="1016"/>
        </table:table-row>
        <table:table-row table:style-name="ro2" table:visibility="filter">
          <table:table-cell office:value-type="float" office:value="537" calcext:value-type="float">
            <text:p>5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office:value-type="float" office:value="538" calcext:value-type="float">
            <text:p>5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4" calcext:value-type="float">
            <text:p>4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[.G539]*[.E539]" office:value-type="float" office:value="14400" calcext:value-type="float">
            <text:p>14400</text:p>
          </table:table-cell>
          <table:table-cell table:number-columns-repeated="1016"/>
        </table:table-row>
        <table:table-row table:style-name="ro2" table:visibility="filter">
          <table:table-cell office:value-type="float" office:value="539" calcext:value-type="float">
            <text:p>5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>
          <table:table-cell office:value-type="float" office:value="540" calcext:value-type="float">
            <text:p>5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[.G541]*[.E541]" office:value-type="float" office:value="9010" calcext:value-type="float">
            <text:p>9010</text:p>
          </table:table-cell>
          <table:table-cell table:number-columns-repeated="1016"/>
        </table:table-row>
        <table:table-row table:style-name="ro2" table:visibility="filter">
          <table:table-cell office:value-type="float" office:value="541" calcext:value-type="float">
            <text:p>5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>
          <table:table-cell office:value-type="float" office:value="542" calcext:value-type="float">
            <text:p>5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6" calcext:value-type="float">
            <text:p>4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formula="of:=[.G543]*[.E543]" office:value-type="float" office:value="34980" calcext:value-type="float">
            <text:p>34980</text:p>
          </table:table-cell>
          <table:table-cell table:number-columns-repeated="1016"/>
        </table:table-row>
        <table:table-row table:style-name="ro2" table:visibility="filter">
          <table:table-cell office:value-type="float" office:value="543" calcext:value-type="float">
            <text:p>5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>
          <table:table-cell office:value-type="float" office:value="544" calcext:value-type="float">
            <text:p>5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formula="of:=[.G545]*[.E545]" office:value-type="float" office:value="11840" calcext:value-type="float">
            <text:p>11840</text:p>
          </table:table-cell>
          <table:table-cell table:number-columns-repeated="1016"/>
        </table:table-row>
        <table:table-row table:style-name="ro2" table:visibility="filter">
          <table:table-cell office:value-type="float" office:value="545" calcext:value-type="float">
            <text:p>5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office:value-type="float" office:value="546" calcext:value-type="float">
            <text:p>5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6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[.G547]*[.E547]" office:value-type="float" office:value="14400" calcext:value-type="float">
            <text:p>14400</text:p>
          </table:table-cell>
          <table:table-cell table:number-columns-repeated="1016"/>
        </table:table-row>
        <table:table-row table:style-name="ro2" table:visibility="filter">
          <table:table-cell office:value-type="float" office:value="547" calcext:value-type="float">
            <text:p>5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548" calcext:value-type="float">
            <text:p>5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549" calcext:value-type="float">
            <text:p>5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50" calcext:value-type="float">
            <text:p>5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51" calcext:value-type="float">
            <text:p>5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52" calcext:value-type="float">
            <text:p>5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53" calcext:value-type="float">
            <text:p>5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554" calcext:value-type="float">
            <text:p>5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555" calcext:value-type="float">
            <text:p>5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56" calcext:value-type="float">
            <text:p>5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57" calcext:value-type="float">
            <text:p>5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558" calcext:value-type="float">
            <text:p>5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559" calcext:value-type="float">
            <text:p>5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560" calcext:value-type="float">
            <text:p>5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561" calcext:value-type="float">
            <text:p>5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62" calcext:value-type="float">
            <text:p>5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63" calcext:value-type="float">
            <text:p>5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564" calcext:value-type="float">
            <text:p>5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565" calcext:value-type="float">
            <text:p>5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566" calcext:value-type="float">
            <text:p>5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567" calcext:value-type="float">
            <text:p>5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568" calcext:value-type="float">
            <text:p>5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569" calcext:value-type="float">
            <text:p>5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570" calcext:value-type="float">
            <text:p>5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571" calcext:value-type="float">
            <text:p>5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572" calcext:value-type="float">
            <text:p>5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573" calcext:value-type="float">
            <text:p>57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574" calcext:value-type="float">
            <text:p>57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575" calcext:value-type="float">
            <text:p>57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76" calcext:value-type="float">
            <text:p>57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77" calcext:value-type="float">
            <text:p>57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578" calcext:value-type="float">
            <text:p>57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579" calcext:value-type="float">
            <text:p>57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0" calcext:value-type="float">
            <text:p>58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1" calcext:value-type="float">
            <text:p>58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2" calcext:value-type="float">
            <text:p>58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3" calcext:value-type="float">
            <text:p>58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4" calcext:value-type="float">
            <text:p>58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5" calcext:value-type="float">
            <text:p>58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6" calcext:value-type="float">
            <text:p>58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7" calcext:value-type="float">
            <text:p>58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8" calcext:value-type="float">
            <text:p>58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7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589" calcext:value-type="float">
            <text:p>58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590" calcext:value-type="float">
            <text:p>59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591" calcext:value-type="float">
            <text:p>59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92" calcext:value-type="float">
            <text:p>59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93" calcext:value-type="float">
            <text:p>59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94" calcext:value-type="float">
            <text:p>59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595" calcext:value-type="float">
            <text:p>59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596" calcext:value-type="float">
            <text:p>59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597" calcext:value-type="float">
            <text:p>59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98" calcext:value-type="float">
            <text:p>59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599" calcext:value-type="float">
            <text:p>59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600" calcext:value-type="float">
            <text:p>60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601" calcext:value-type="float">
            <text:p>60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602" calcext:value-type="float">
            <text:p>60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603" calcext:value-type="float">
            <text:p>60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04" calcext:value-type="float">
            <text:p>60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4" calcext:value-type="float">
            <text:p>2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05" calcext:value-type="float">
            <text:p>60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606" calcext:value-type="float">
            <text:p>60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607" calcext:value-type="float">
            <text:p>60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608" calcext:value-type="float">
            <text:p>60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6" calcext:value-type="float">
            <text:p>2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609" calcext:value-type="float">
            <text:p>60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610" calcext:value-type="float">
            <text:p>61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611" calcext:value-type="float">
            <text:p>61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12" calcext:value-type="float">
            <text:p>61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13" calcext:value-type="float">
            <text:p>61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614" calcext:value-type="float">
            <text:p>61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615" calcext:value-type="float">
            <text:p>61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616" calcext:value-type="float">
            <text:p>61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617" calcext:value-type="float">
            <text:p>61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18" calcext:value-type="float">
            <text:p>61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19" calcext:value-type="float">
            <text:p>61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620" calcext:value-type="float">
            <text:p>62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621" calcext:value-type="float">
            <text:p>62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622" calcext:value-type="float">
            <text:p>62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623" calcext:value-type="float">
            <text:p>62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24" calcext:value-type="float">
            <text:p>62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25" calcext:value-type="float">
            <text:p>62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626" calcext:value-type="float">
            <text:p>62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6" calcext:value-type="float">
            <text:p>4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627" calcext:value-type="float">
            <text:p>62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28" calcext:value-type="float">
            <text:p>62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29" calcext:value-type="float">
            <text:p>62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630" calcext:value-type="float">
            <text:p>63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8</text:p>
          </table:table-cell>
          <table:table-cell office:value-type="float" office:value="48" calcext:value-type="float">
            <text:p>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631" calcext:value-type="float">
            <text:p>63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632" calcext:value-type="float">
            <text:p>63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633" calcext:value-type="float">
            <text:p>63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34" calcext:value-type="float">
            <text:p>63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35" calcext:value-type="float">
            <text:p>63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36" calcext:value-type="float">
            <text:p>63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37" calcext:value-type="float">
            <text:p>63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638" calcext:value-type="float">
            <text:p>63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639" calcext:value-type="float">
            <text:p>63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40" calcext:value-type="float">
            <text:p>64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41" calcext:value-type="float">
            <text:p>64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642" calcext:value-type="float">
            <text:p>64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643" calcext:value-type="float">
            <text:p>64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8" calcext:value-type="float">
            <text:p>1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644" calcext:value-type="float">
            <text:p>64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 table:visibility="filter">
          <table:table-cell office:value-type="float" office:value="645" calcext:value-type="float">
            <text:p>64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46" calcext:value-type="float">
            <text:p>64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4" calcext:value-type="float">
            <text:p>24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47" calcext:value-type="float">
            <text:p>64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648" calcext:value-type="float">
            <text:p>64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5" calcext:value-type="float">
            <text:p>2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Продажа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 table:visibility="filter">
          <table:table-cell office:value-type="float" office:value="649" calcext:value-type="float">
            <text:p>64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650" calcext:value-type="float">
            <text:p>65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6" calcext:value-type="float">
            <text:p>2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Продажа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 table:visibility="filter">
          <table:table-cell office:value-type="float" office:value="651" calcext:value-type="float">
            <text:p>65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652" calcext:value-type="float">
            <text:p>65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7" calcext:value-type="float">
            <text:p>2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Продажа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 table:visibility="filter">
          <table:table-cell office:value-type="float" office:value="653" calcext:value-type="float">
            <text:p>65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54" calcext:value-type="float">
            <text:p>65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655" calcext:value-type="float">
            <text:p>65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656" calcext:value-type="float">
            <text:p>65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657" calcext:value-type="float">
            <text:p>65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658" calcext:value-type="float">
            <text:p>65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 table:visibility="filter">
          <table:table-cell office:value-type="float" office:value="659" calcext:value-type="float">
            <text:p>65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60" calcext:value-type="float">
            <text:p>66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661" calcext:value-type="float">
            <text:p>66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662" calcext:value-type="float">
            <text:p>66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 table:visibility="filter">
          <table:table-cell office:value-type="float" office:value="663" calcext:value-type="float">
            <text:p>663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664" calcext:value-type="float">
            <text:p>664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665" calcext:value-type="float">
            <text:p>665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66" calcext:value-type="float">
            <text:p>666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67" calcext:value-type="float">
            <text:p>667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668" calcext:value-type="float">
            <text:p>668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330" calcext:value-type="float">
            <text:p>330</text:p>
          </table:table-cell>
          <table:table-cell table:number-columns-repeated="1017"/>
        </table:table-row>
        <table:table-row table:style-name="ro2" table:visibility="filter">
          <table:table-cell office:value-type="float" office:value="669" calcext:value-type="float">
            <text:p>669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70" calcext:value-type="float">
            <text:p>670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370" calcext:value-type="float">
            <text:p>370</text:p>
          </table:table-cell>
          <table:table-cell table:number-columns-repeated="1017"/>
        </table:table-row>
        <table:table-row table:style-name="ro2" table:visibility="filter">
          <table:table-cell office:value-type="float" office:value="671" calcext:value-type="float">
            <text:p>671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672" calcext:value-type="float">
            <text:p>672</text:p>
          </table:table-cell>
          <table:table-cell table:style-name="ce3" office:value-type="date" office:date-value="2021-06-01" calcext:value-type="date">
            <text:p>01.06.2021</text:p>
          </table:table-cell>
          <table:table-cell office:value-type="string" calcext:value-type="string">
            <text:p>M9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673" calcext:value-type="float">
            <text:p>67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 office:value-type="float" office:value="674" calcext:value-type="float">
            <text:p>67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formula="of:=[.G675]*[.E675]" office:value-type="float" office:value="10944" calcext:value-type="float">
            <text:p>10944</text:p>
          </table:table-cell>
          <table:table-cell table:number-columns-repeated="1016"/>
        </table:table-row>
        <table:table-row table:style-name="ro2" table:visibility="filter">
          <table:table-cell office:value-type="float" office:value="675" calcext:value-type="float">
            <text:p>67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office:value-type="float" office:value="676" calcext:value-type="float">
            <text:p>67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[.G677]*[.E677]" office:value-type="float" office:value="6720" calcext:value-type="float">
            <text:p>6720</text:p>
          </table:table-cell>
          <table:table-cell table:number-columns-repeated="1016"/>
        </table:table-row>
        <table:table-row table:style-name="ro2" table:visibility="filter">
          <table:table-cell office:value-type="float" office:value="677" calcext:value-type="float">
            <text:p>67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float" office:value="678" calcext:value-type="float">
            <text:p>67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[.G679]*[.E679]" office:value-type="float" office:value="3040" calcext:value-type="float">
            <text:p>3040</text:p>
          </table:table-cell>
          <table:table-cell table:number-columns-repeated="1016"/>
        </table:table-row>
        <table:table-row table:style-name="ro2" table:visibility="filter">
          <table:table-cell office:value-type="float" office:value="679" calcext:value-type="float">
            <text:p>67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>
          <table:table-cell office:value-type="float" office:value="680" calcext:value-type="float">
            <text:p>68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[.G681]*[.E681]" office:value-type="float" office:value="10560" calcext:value-type="float">
            <text:p>10560</text:p>
          </table:table-cell>
          <table:table-cell table:number-columns-repeated="1016"/>
        </table:table-row>
        <table:table-row table:style-name="ro2" table:visibility="filter">
          <table:table-cell office:value-type="float" office:value="681" calcext:value-type="float">
            <text:p>68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office:value-type="float" office:value="682" calcext:value-type="float">
            <text:p>68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formula="of:=[.G683]*[.E683]" office:value-type="float" office:value="7200" calcext:value-type="float">
            <text:p>7200</text:p>
          </table:table-cell>
          <table:table-cell table:number-columns-repeated="1016"/>
        </table:table-row>
        <table:table-row table:style-name="ro2" table:visibility="filter">
          <table:table-cell office:value-type="float" office:value="683" calcext:value-type="float">
            <text:p>68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office:value-type="float" office:value="684" calcext:value-type="float">
            <text:p>68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[.G685]*[.E685]" office:value-type="float" office:value="21600" calcext:value-type="float">
            <text:p>21600</text:p>
          </table:table-cell>
          <table:table-cell table:number-columns-repeated="1016"/>
        </table:table-row>
        <table:table-row table:style-name="ro2" table:visibility="filter">
          <table:table-cell office:value-type="float" office:value="685" calcext:value-type="float">
            <text:p>68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 office:value-type="float" office:value="686" calcext:value-type="float">
            <text:p>68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formula="of:=[.G687]*[.E687]" office:value-type="float" office:value="10944" calcext:value-type="float">
            <text:p>10944</text:p>
          </table:table-cell>
          <table:table-cell table:number-columns-repeated="1016"/>
        </table:table-row>
        <table:table-row table:style-name="ro2" table:visibility="filter">
          <table:table-cell office:value-type="float" office:value="687" calcext:value-type="float">
            <text:p>68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office:value-type="float" office:value="688" calcext:value-type="float">
            <text:p>68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[.G689]*[.E689]" office:value-type="float" office:value="6720" calcext:value-type="float">
            <text:p>6720</text:p>
          </table:table-cell>
          <table:table-cell table:number-columns-repeated="1016"/>
        </table:table-row>
        <table:table-row table:style-name="ro2" table:visibility="filter">
          <table:table-cell office:value-type="float" office:value="689" calcext:value-type="float">
            <text:p>68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float" office:value="690" calcext:value-type="float">
            <text:p>69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[.G691]*[.E691]" office:value-type="float" office:value="3040" calcext:value-type="float">
            <text:p>3040</text:p>
          </table:table-cell>
          <table:table-cell table:number-columns-repeated="1016"/>
        </table:table-row>
        <table:table-row table:style-name="ro2" table:visibility="filter">
          <table:table-cell office:value-type="float" office:value="691" calcext:value-type="float">
            <text:p>69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>
          <table:table-cell office:value-type="float" office:value="692" calcext:value-type="float">
            <text:p>69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[.G693]*[.E693]" office:value-type="float" office:value="10560" calcext:value-type="float">
            <text:p>10560</text:p>
          </table:table-cell>
          <table:table-cell table:number-columns-repeated="1016"/>
        </table:table-row>
        <table:table-row table:style-name="ro2" table:visibility="filter">
          <table:table-cell office:value-type="float" office:value="693" calcext:value-type="float">
            <text:p>69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office:value-type="float" office:value="694" calcext:value-type="float">
            <text:p>69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4" calcext:value-type="float">
            <text:p>14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formula="of:=[.G695]*[.E695]" office:value-type="float" office:value="7500" calcext:value-type="float">
            <text:p>7500</text:p>
          </table:table-cell>
          <table:table-cell table:number-columns-repeated="1016"/>
        </table:table-row>
        <table:table-row table:style-name="ro2" table:visibility="filter">
          <table:table-cell office:value-type="float" office:value="695" calcext:value-type="float">
            <text:p>69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office:value-type="float" office:value="696" calcext:value-type="float">
            <text:p>69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0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[.G697]*[.E697]" office:value-type="float" office:value="21600" calcext:value-type="float">
            <text:p>21600</text:p>
          </table:table-cell>
          <table:table-cell table:number-columns-repeated="1016"/>
        </table:table-row>
        <table:table-row table:style-name="ro2" table:visibility="filter">
          <table:table-cell office:value-type="float" office:value="697" calcext:value-type="float">
            <text:p>69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698" calcext:value-type="float">
            <text:p>69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699" calcext:value-type="float">
            <text:p>69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00" calcext:value-type="float">
            <text:p>70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01" calcext:value-type="float">
            <text:p>70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02" calcext:value-type="float">
            <text:p>70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03" calcext:value-type="float">
            <text:p>70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04" calcext:value-type="float">
            <text:p>70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05" calcext:value-type="float">
            <text:p>70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06" calcext:value-type="float">
            <text:p>70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07" calcext:value-type="float">
            <text:p>70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08" calcext:value-type="float">
            <text:p>70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1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09" calcext:value-type="float">
            <text:p>70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10" calcext:value-type="float">
            <text:p>71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11" calcext:value-type="float">
            <text:p>71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12" calcext:value-type="float">
            <text:p>71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13" calcext:value-type="float">
            <text:p>71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14" calcext:value-type="float">
            <text:p>71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15" calcext:value-type="float">
            <text:p>71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16" calcext:value-type="float">
            <text:p>71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17" calcext:value-type="float">
            <text:p>71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18" calcext:value-type="float">
            <text:p>71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19" calcext:value-type="float">
            <text:p>71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20" calcext:value-type="float">
            <text:p>72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2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21" calcext:value-type="float">
            <text:p>72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22" calcext:value-type="float">
            <text:p>72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23" calcext:value-type="float">
            <text:p>72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24" calcext:value-type="float">
            <text:p>72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25" calcext:value-type="float">
            <text:p>72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26" calcext:value-type="float">
            <text:p>72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27" calcext:value-type="float">
            <text:p>72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28" calcext:value-type="float">
            <text:p>72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29" calcext:value-type="float">
            <text:p>72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30" calcext:value-type="float">
            <text:p>73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31" calcext:value-type="float">
            <text:p>73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32" calcext:value-type="float">
            <text:p>73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3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33" calcext:value-type="float">
            <text:p>73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34" calcext:value-type="float">
            <text:p>73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35" calcext:value-type="float">
            <text:p>73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36" calcext:value-type="float">
            <text:p>73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37" calcext:value-type="float">
            <text:p>73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38" calcext:value-type="float">
            <text:p>73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39" calcext:value-type="float">
            <text:p>73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40" calcext:value-type="float">
            <text:p>74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41" calcext:value-type="float">
            <text:p>74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42" calcext:value-type="float">
            <text:p>74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43" calcext:value-type="float">
            <text:p>74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44" calcext:value-type="float">
            <text:p>74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4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45" calcext:value-type="float">
            <text:p>74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 office:value-type="float" office:value="746" calcext:value-type="float">
            <text:p>74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formula="of:=[.G747]*[.E747]" office:value-type="float" office:value="10944" calcext:value-type="float">
            <text:p>10944</text:p>
          </table:table-cell>
          <table:table-cell table:number-columns-repeated="1016"/>
        </table:table-row>
        <table:table-row table:style-name="ro2" table:visibility="filter">
          <table:table-cell office:value-type="float" office:value="747" calcext:value-type="float">
            <text:p>74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office:value-type="float" office:value="748" calcext:value-type="float">
            <text:p>74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[.G749]*[.E749]" office:value-type="float" office:value="6720" calcext:value-type="float">
            <text:p>6720</text:p>
          </table:table-cell>
          <table:table-cell table:number-columns-repeated="1016"/>
        </table:table-row>
        <table:table-row table:style-name="ro2" table:visibility="filter">
          <table:table-cell office:value-type="float" office:value="749" calcext:value-type="float">
            <text:p>74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float" office:value="750" calcext:value-type="float">
            <text:p>75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[.G751]*[.E751]" office:value-type="float" office:value="3040" calcext:value-type="float">
            <text:p>3040</text:p>
          </table:table-cell>
          <table:table-cell table:number-columns-repeated="1016"/>
        </table:table-row>
        <table:table-row table:style-name="ro2" table:visibility="filter">
          <table:table-cell office:value-type="float" office:value="751" calcext:value-type="float">
            <text:p>75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>
          <table:table-cell office:value-type="float" office:value="752" calcext:value-type="float">
            <text:p>75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[.G753]*[.E753]" office:value-type="float" office:value="10560" calcext:value-type="float">
            <text:p>10560</text:p>
          </table:table-cell>
          <table:table-cell table:number-columns-repeated="1016"/>
        </table:table-row>
        <table:table-row table:style-name="ro2" table:visibility="filter">
          <table:table-cell office:value-type="float" office:value="753" calcext:value-type="float">
            <text:p>75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office:value-type="float" office:value="754" calcext:value-type="float">
            <text:p>75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formula="of:=[.G755]*[.E755]" office:value-type="float" office:value="7200" calcext:value-type="float">
            <text:p>7200</text:p>
          </table:table-cell>
          <table:table-cell table:number-columns-repeated="1016"/>
        </table:table-row>
        <table:table-row table:style-name="ro2" table:visibility="filter">
          <table:table-cell office:value-type="float" office:value="755" calcext:value-type="float">
            <text:p>75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office:value-type="float" office:value="756" calcext:value-type="float">
            <text:p>75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5</text:p>
          </table:table-cell>
          <table:table-cell office:value-type="float" office:value="16" calcext:value-type="float">
            <text:p>1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[.G757]*[.E757]" office:value-type="float" office:value="20700" calcext:value-type="float">
            <text:p>20700</text:p>
          </table:table-cell>
          <table:table-cell table:number-columns-repeated="1016"/>
        </table:table-row>
        <table:table-row table:style-name="ro2" table:visibility="filter">
          <table:table-cell office:value-type="float" office:value="757" calcext:value-type="float">
            <text:p>75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58" calcext:value-type="float">
            <text:p>75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59" calcext:value-type="float">
            <text:p>75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60" calcext:value-type="float">
            <text:p>76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61" calcext:value-type="float">
            <text:p>76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62" calcext:value-type="float">
            <text:p>76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63" calcext:value-type="float">
            <text:p>76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64" calcext:value-type="float">
            <text:p>76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65" calcext:value-type="float">
            <text:p>76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66" calcext:value-type="float">
            <text:p>76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67" calcext:value-type="float">
            <text:p>76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68" calcext:value-type="float">
            <text:p>76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16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69" calcext:value-type="float">
            <text:p>76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70" calcext:value-type="float">
            <text:p>77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71" calcext:value-type="float">
            <text:p>77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72" calcext:value-type="float">
            <text:p>77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73" calcext:value-type="float">
            <text:p>77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74" calcext:value-type="float">
            <text:p>77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3" table:visibility="filter">
          <table:table-cell office:value-type="float" office:value="775" calcext:value-type="float">
            <text:p>77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6" calcext:value-type="float">
            <text:p>77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77" calcext:value-type="float">
            <text:p>77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78" calcext:value-type="float">
            <text:p>77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79" calcext:value-type="float">
            <text:p>77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80" calcext:value-type="float">
            <text:p>78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2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81" calcext:value-type="float">
            <text:p>78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82" calcext:value-type="float">
            <text:p>78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83" calcext:value-type="float">
            <text:p>78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84" calcext:value-type="float">
            <text:p>78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85" calcext:value-type="float">
            <text:p>78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86" calcext:value-type="float">
            <text:p>78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87" calcext:value-type="float">
            <text:p>78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88" calcext:value-type="float">
            <text:p>78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789" calcext:value-type="float">
            <text:p>78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90" calcext:value-type="float">
            <text:p>79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791" calcext:value-type="float">
            <text:p>79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92" calcext:value-type="float">
            <text:p>79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3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793" calcext:value-type="float">
            <text:p>79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94" calcext:value-type="float">
            <text:p>79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795" calcext:value-type="float">
            <text:p>79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96" calcext:value-type="float">
            <text:p>79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797" calcext:value-type="float">
            <text:p>79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98" calcext:value-type="float">
            <text:p>79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799" calcext:value-type="float">
            <text:p>79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00" calcext:value-type="float">
            <text:p>80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01" calcext:value-type="float">
            <text:p>80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02" calcext:value-type="float">
            <text:p>80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03" calcext:value-type="float">
            <text:p>80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04" calcext:value-type="float">
            <text:p>80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4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05" calcext:value-type="float">
            <text:p>80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 office:value-type="float" office:value="806" calcext:value-type="float">
            <text:p>80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formula="of:=[.G807]*[.E807]" office:value-type="float" office:value="10944" calcext:value-type="float">
            <text:p>10944</text:p>
          </table:table-cell>
          <table:table-cell table:number-columns-repeated="1016"/>
        </table:table-row>
        <table:table-row table:style-name="ro2" table:visibility="filter">
          <table:table-cell office:value-type="float" office:value="807" calcext:value-type="float">
            <text:p>80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office:value-type="float" office:value="808" calcext:value-type="float">
            <text:p>80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[.G809]*[.E809]" office:value-type="float" office:value="6720" calcext:value-type="float">
            <text:p>6720</text:p>
          </table:table-cell>
          <table:table-cell table:number-columns-repeated="1016"/>
        </table:table-row>
        <table:table-row table:style-name="ro2" table:visibility="filter">
          <table:table-cell office:value-type="float" office:value="809" calcext:value-type="float">
            <text:p>80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float" office:value="810" calcext:value-type="float">
            <text:p>81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[.G811]*[.E811]" office:value-type="float" office:value="3040" calcext:value-type="float">
            <text:p>3040</text:p>
          </table:table-cell>
          <table:table-cell table:number-columns-repeated="1016"/>
        </table:table-row>
        <table:table-row table:style-name="ro2" table:visibility="filter">
          <table:table-cell office:value-type="float" office:value="811" calcext:value-type="float">
            <text:p>81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>
          <table:table-cell office:value-type="float" office:value="812" calcext:value-type="float">
            <text:p>81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[.G813]*[.E813]" office:value-type="float" office:value="10560" calcext:value-type="float">
            <text:p>10560</text:p>
          </table:table-cell>
          <table:table-cell table:number-columns-repeated="1016"/>
        </table:table-row>
        <table:table-row table:style-name="ro2" table:visibility="filter">
          <table:table-cell office:value-type="float" office:value="813" calcext:value-type="float">
            <text:p>81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office:value-type="float" office:value="814" calcext:value-type="float">
            <text:p>81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4" calcext:value-type="float">
            <text:p>1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formula="of:=[.G815]*[.E815]" office:value-type="float" office:value="7260" calcext:value-type="float">
            <text:p>7260</text:p>
          </table:table-cell>
          <table:table-cell table:number-columns-repeated="1016"/>
        </table:table-row>
        <table:table-row table:style-name="ro2" table:visibility="filter">
          <table:table-cell office:value-type="float" office:value="815" calcext:value-type="float">
            <text:p>81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office:value-type="float" office:value="816" calcext:value-type="float">
            <text:p>81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5</text:p>
          </table:table-cell>
          <table:table-cell office:value-type="float" office:value="16" calcext:value-type="float">
            <text:p>16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[.G817]*[.E817]" office:value-type="float" office:value="21600" calcext:value-type="float">
            <text:p>21600</text:p>
          </table:table-cell>
          <table:table-cell table:number-columns-repeated="1016"/>
        </table:table-row>
        <table:table-row table:style-name="ro2" table:visibility="filter">
          <table:table-cell office:value-type="float" office:value="817" calcext:value-type="float">
            <text:p>81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 office:value-type="float" office:value="818" calcext:value-type="float">
            <text:p>81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formula="of:=[.G819]*[.E819]" office:value-type="float" office:value="10944" calcext:value-type="float">
            <text:p>10944</text:p>
          </table:table-cell>
          <table:table-cell table:number-columns-repeated="1016"/>
        </table:table-row>
        <table:table-row table:style-name="ro2" table:visibility="filter">
          <table:table-cell office:value-type="float" office:value="819" calcext:value-type="float">
            <text:p>81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office:value-type="float" office:value="820" calcext:value-type="float">
            <text:p>82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[.G821]*[.E821]" office:value-type="float" office:value="6720" calcext:value-type="float">
            <text:p>6720</text:p>
          </table:table-cell>
          <table:table-cell table:number-columns-repeated="1016"/>
        </table:table-row>
        <table:table-row table:style-name="ro2" table:visibility="filter">
          <table:table-cell office:value-type="float" office:value="821" calcext:value-type="float">
            <text:p>82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 office:value-type="float" office:value="822" calcext:value-type="float">
            <text:p>82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formula="of:=[.G823]*[.E823]" office:value-type="float" office:value="3040" calcext:value-type="float">
            <text:p>3040</text:p>
          </table:table-cell>
          <table:table-cell table:number-columns-repeated="1016"/>
        </table:table-row>
        <table:table-row table:style-name="ro2" table:visibility="filter">
          <table:table-cell office:value-type="float" office:value="823" calcext:value-type="float">
            <text:p>82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>
          <table:table-cell office:value-type="float" office:value="824" calcext:value-type="float">
            <text:p>82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[.G825]*[.E825]" office:value-type="float" office:value="10560" calcext:value-type="float">
            <text:p>10560</text:p>
          </table:table-cell>
          <table:table-cell table:number-columns-repeated="1016"/>
        </table:table-row>
        <table:table-row table:style-name="ro2" table:visibility="filter">
          <table:table-cell office:value-type="float" office:value="825" calcext:value-type="float">
            <text:p>82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office:value-type="float" office:value="826" calcext:value-type="float">
            <text:p>82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formula="of:=[.G827]*[.E827]" office:value-type="float" office:value="7200" calcext:value-type="float">
            <text:p>7200</text:p>
          </table:table-cell>
          <table:table-cell table:number-columns-repeated="1016"/>
        </table:table-row>
        <table:table-row table:style-name="ro2" table:visibility="filter">
          <table:table-cell office:value-type="float" office:value="827" calcext:value-type="float">
            <text:p>82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office:value-type="float" office:value="828" calcext:value-type="float">
            <text:p>82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6</text:p>
          </table:table-cell>
          <table:table-cell office:value-type="float" office:value="16" calcext:value-type="float">
            <text:p>16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[.G829]*[.E829]" office:value-type="float" office:value="21420" calcext:value-type="float">
            <text:p>21420</text:p>
          </table:table-cell>
          <table:table-cell table:number-columns-repeated="1016"/>
        </table:table-row>
        <table:table-row table:style-name="ro2" table:visibility="filter">
          <table:table-cell office:value-type="float" office:value="829" calcext:value-type="float">
            <text:p>82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830" calcext:value-type="float">
            <text:p>83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831" calcext:value-type="float">
            <text:p>83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32" calcext:value-type="float">
            <text:p>83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33" calcext:value-type="float">
            <text:p>83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834" calcext:value-type="float">
            <text:p>83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835" calcext:value-type="float">
            <text:p>83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36" calcext:value-type="float">
            <text:p>83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37" calcext:value-type="float">
            <text:p>83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38" calcext:value-type="float">
            <text:p>83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39" calcext:value-type="float">
            <text:p>83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40" calcext:value-type="float">
            <text:p>84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7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4" table:visibility="filter">
          <table:table-cell office:value-type="float" office:value="841" calcext:value-type="float">
            <text:p>84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4" table:visibility="filter">
          <table:table-cell office:value-type="float" office:value="842" calcext:value-type="float">
            <text:p>84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843" calcext:value-type="float">
            <text:p>84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44" calcext:value-type="float">
            <text:p>84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3" calcext:value-type="float">
            <text:p>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45" calcext:value-type="float">
            <text:p>84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846" calcext:value-type="float">
            <text:p>84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847" calcext:value-type="float">
            <text:p>84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48" calcext:value-type="float">
            <text:p>84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49" calcext:value-type="float">
            <text:p>84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4" calcext:value-type="float">
            <text:p>1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50" calcext:value-type="float">
            <text:p>85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4" calcext:value-type="float">
            <text:p>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51" calcext:value-type="float">
            <text:p>85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52" calcext:value-type="float">
            <text:p>85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8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53" calcext:value-type="float">
            <text:p>85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854" calcext:value-type="float">
            <text:p>85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 table:visibility="filter">
          <table:table-cell office:value-type="float" office:value="855" calcext:value-type="float">
            <text:p>855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56" calcext:value-type="float">
            <text:p>856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857" calcext:value-type="float">
            <text:p>857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858" calcext:value-type="float">
            <text:p>858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 table:visibility="filter">
          <table:table-cell office:value-type="float" office:value="859" calcext:value-type="float">
            <text:p>859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60" calcext:value-type="float">
            <text:p>860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861" calcext:value-type="float">
            <text:p>861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62" calcext:value-type="float">
            <text:p>862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 table:visibility="filter">
          <table:table-cell office:value-type="float" office:value="863" calcext:value-type="float">
            <text:p>863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64" calcext:value-type="float">
            <text:p>864</text:p>
          </table:table-cell>
          <table:table-cell table:style-name="ce3" office:value-type="date" office:date-value="2021-06-02" calcext:value-type="date">
            <text:p>02.06.2021</text:p>
          </table:table-cell>
          <table:table-cell office:value-type="string" calcext:value-type="string">
            <text:p>M9</text:p>
          </table:table-cell>
          <table:table-cell office:value-type="float" office:value="16" calcext:value-type="float">
            <text:p>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865" calcext:value-type="float">
            <text:p>8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 office:value-type="float" office:value="866" calcext:value-type="float">
            <text:p>8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[.G867]*[.E867]" office:value-type="float" office:value="8075" calcext:value-type="float">
            <text:p>8075</text:p>
          </table:table-cell>
          <table:table-cell table:number-columns-repeated="1016"/>
        </table:table-row>
        <table:table-row table:style-name="ro2" table:visibility="filter">
          <table:table-cell office:value-type="float" office:value="867" calcext:value-type="float">
            <text:p>8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office:value-type="float" office:value="868" calcext:value-type="float">
            <text:p>8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[.G869]*[.E869]" office:value-type="float" office:value="4500" calcext:value-type="float">
            <text:p>4500</text:p>
          </table:table-cell>
          <table:table-cell table:number-columns-repeated="1016"/>
        </table:table-row>
        <table:table-row table:style-name="ro2" table:visibility="filter">
          <table:table-cell office:value-type="float" office:value="869" calcext:value-type="float">
            <text:p>8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 office:value-type="float" office:value="870" calcext:value-type="float">
            <text:p>8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formula="of:=[.G871]*[.E871]" office:value-type="float" office:value="2800" calcext:value-type="float">
            <text:p>2800</text:p>
          </table:table-cell>
          <table:table-cell table:number-columns-repeated="1016"/>
        </table:table-row>
        <table:table-row table:style-name="ro2" table:visibility="filter">
          <table:table-cell office:value-type="float" office:value="871" calcext:value-type="float">
            <text:p>8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>
          <table:table-cell office:value-type="float" office:value="872" calcext:value-type="float">
            <text:p>8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formula="of:=[.G873]*[.E873]" office:value-type="float" office:value="9975" calcext:value-type="float">
            <text:p>9975</text:p>
          </table:table-cell>
          <table:table-cell table:number-columns-repeated="1016"/>
        </table:table-row>
        <table:table-row table:style-name="ro2" table:visibility="filter">
          <table:table-cell office:value-type="float" office:value="873" calcext:value-type="float">
            <text:p>8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>
          <table:table-cell office:value-type="float" office:value="874" calcext:value-type="float">
            <text:p>8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2" calcext:value-type="float">
            <text:p>2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formula="of:=[.G875]*[.E875]" office:value-type="float" office:value="11270" calcext:value-type="float">
            <text:p>11270</text:p>
          </table:table-cell>
          <table:table-cell table:number-columns-repeated="1016"/>
        </table:table-row>
        <table:table-row table:style-name="ro2" table:visibility="filter">
          <table:table-cell office:value-type="float" office:value="875" calcext:value-type="float">
            <text:p>8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>
          <table:table-cell office:value-type="float" office:value="876" calcext:value-type="float">
            <text:p>8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[.G877]*[.E877]" office:value-type="float" office:value="5640" calcext:value-type="float">
            <text:p>5640</text:p>
          </table:table-cell>
          <table:table-cell table:number-columns-repeated="1016"/>
        </table:table-row>
        <table:table-row table:style-name="ro2" table:visibility="filter">
          <table:table-cell office:value-type="float" office:value="877" calcext:value-type="float">
            <text:p>8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 office:value-type="float" office:value="878" calcext:value-type="float">
            <text:p>8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[.G879]*[.E879]" office:value-type="float" office:value="1870" calcext:value-type="float">
            <text:p>1870</text:p>
          </table:table-cell>
          <table:table-cell table:number-columns-repeated="1016"/>
        </table:table-row>
        <table:table-row table:style-name="ro2" table:visibility="filter">
          <table:table-cell office:value-type="float" office:value="879" calcext:value-type="float">
            <text:p>8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float" office:value="880" calcext:value-type="float">
            <text:p>8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[.G881]*[.E881]" office:value-type="float" office:value="4250" calcext:value-type="float">
            <text:p>4250</text:p>
          </table:table-cell>
          <table:table-cell table:number-columns-repeated="1016"/>
        </table:table-row>
        <table:table-row table:style-name="ro2" table:visibility="filter">
          <table:table-cell office:value-type="float" office:value="881" calcext:value-type="float">
            <text:p>8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882" calcext:value-type="float">
            <text:p>8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883]*[.E883]" office:value-type="float" office:value="7000" calcext:value-type="float">
            <text:p>7000</text:p>
          </table:table-cell>
          <table:table-cell table:number-columns-repeated="1016"/>
        </table:table-row>
        <table:table-row table:style-name="ro2" table:visibility="filter">
          <table:table-cell office:value-type="float" office:value="883" calcext:value-type="float">
            <text:p>8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 office:value-type="float" office:value="884" calcext:value-type="float">
            <text:p>8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[.G885]*[.E885]" office:value-type="float" office:value="13680" calcext:value-type="float">
            <text:p>13680</text:p>
          </table:table-cell>
          <table:table-cell table:number-columns-repeated="1016"/>
        </table:table-row>
        <table:table-row table:style-name="ro2" table:visibility="filter">
          <table:table-cell office:value-type="float" office:value="885" calcext:value-type="float">
            <text:p>8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office:value-type="float" office:value="886" calcext:value-type="float">
            <text:p>8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formula="of:=[.G887]*[.E887]" office:value-type="float" office:value="345" calcext:value-type="float">
            <text:p>345</text:p>
          </table:table-cell>
          <table:table-cell table:number-columns-repeated="1016"/>
        </table:table-row>
        <table:table-row table:style-name="ro2" table:visibility="filter">
          <table:table-cell office:value-type="float" office:value="887" calcext:value-type="float">
            <text:p>8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office:value-type="float" office:value="888" calcext:value-type="float">
            <text:p>8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[.G889]*[.E889]" office:value-type="float" office:value="1540" calcext:value-type="float">
            <text:p>1540</text:p>
          </table:table-cell>
          <table:table-cell table:number-columns-repeated="1016"/>
        </table:table-row>
        <table:table-row table:style-name="ro2" table:visibility="filter">
          <table:table-cell office:value-type="float" office:value="889" calcext:value-type="float">
            <text:p>8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office:value-type="float" office:value="890" calcext:value-type="float">
            <text:p>8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[.G891]*[.E891]" office:value-type="float" office:value="3150" calcext:value-type="float">
            <text:p>3150</text:p>
          </table:table-cell>
          <table:table-cell table:number-columns-repeated="1016"/>
        </table:table-row>
        <table:table-row table:style-name="ro2" table:visibility="filter">
          <table:table-cell office:value-type="float" office:value="891" calcext:value-type="float">
            <text:p>8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office:value-type="float" office:value="892" calcext:value-type="float">
            <text:p>8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formula="of:=[.G893]*[.E893]" office:value-type="float" office:value="960" calcext:value-type="float">
            <text:p>960</text:p>
          </table:table-cell>
          <table:table-cell table:number-columns-repeated="1016"/>
        </table:table-row>
        <table:table-row table:style-name="ro2" table:visibility="filter">
          <table:table-cell office:value-type="float" office:value="893" calcext:value-type="float">
            <text:p>8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 office:value-type="float" office:value="894" calcext:value-type="float">
            <text:p>8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[.G895]*[.E895]" office:value-type="float" office:value="8645" calcext:value-type="float">
            <text:p>8645</text:p>
          </table:table-cell>
          <table:table-cell table:number-columns-repeated="1016"/>
        </table:table-row>
        <table:table-row table:style-name="ro2" table:visibility="filter">
          <table:table-cell office:value-type="float" office:value="895" calcext:value-type="float">
            <text:p>8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office:value-type="float" office:value="896" calcext:value-type="float">
            <text:p>8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[.G897]*[.E897]" office:value-type="float" office:value="4590" calcext:value-type="float">
            <text:p>4590</text:p>
          </table:table-cell>
          <table:table-cell table:number-columns-repeated="1016"/>
        </table:table-row>
        <table:table-row table:style-name="ro2" table:visibility="filter">
          <table:table-cell office:value-type="float" office:value="897" calcext:value-type="float">
            <text:p>8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 office:value-type="float" office:value="898" calcext:value-type="float">
            <text:p>8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formula="of:=[.G899]*[.E899]" office:value-type="float" office:value="3840" calcext:value-type="float">
            <text:p>3840</text:p>
          </table:table-cell>
          <table:table-cell table:number-columns-repeated="1016"/>
        </table:table-row>
        <table:table-row table:style-name="ro2" table:visibility="filter">
          <table:table-cell office:value-type="float" office:value="899" calcext:value-type="float">
            <text:p>8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>
          <table:table-cell office:value-type="float" office:value="900" calcext:value-type="float">
            <text:p>9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formula="of:=[.G901]*[.E901]" office:value-type="float" office:value="8820" calcext:value-type="float">
            <text:p>8820</text:p>
          </table:table-cell>
          <table:table-cell table:number-columns-repeated="1016"/>
        </table:table-row>
        <table:table-row table:style-name="ro2" table:visibility="filter">
          <table:table-cell office:value-type="float" office:value="901" calcext:value-type="float">
            <text:p>9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>
          <table:table-cell office:value-type="float" office:value="902" calcext:value-type="float">
            <text:p>9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formula="of:=[.G903]*[.E903]" office:value-type="float" office:value="11040" calcext:value-type="float">
            <text:p>11040</text:p>
          </table:table-cell>
          <table:table-cell table:number-columns-repeated="1016"/>
        </table:table-row>
        <table:table-row table:style-name="ro2" table:visibility="filter">
          <table:table-cell office:value-type="float" office:value="903" calcext:value-type="float">
            <text:p>9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>
          <table:table-cell office:value-type="float" office:value="904" calcext:value-type="float">
            <text:p>9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[.G905]*[.E905]" office:value-type="float" office:value="5640" calcext:value-type="float">
            <text:p>5640</text:p>
          </table:table-cell>
          <table:table-cell table:number-columns-repeated="1016"/>
        </table:table-row>
        <table:table-row table:style-name="ro2" table:visibility="filter">
          <table:table-cell office:value-type="float" office:value="905" calcext:value-type="float">
            <text:p>9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 office:value-type="float" office:value="906" calcext:value-type="float">
            <text:p>9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[.G907]*[.E907]" office:value-type="float" office:value="1870" calcext:value-type="float">
            <text:p>1870</text:p>
          </table:table-cell>
          <table:table-cell table:number-columns-repeated="1016"/>
        </table:table-row>
        <table:table-row table:style-name="ro2" table:visibility="filter">
          <table:table-cell office:value-type="float" office:value="907" calcext:value-type="float">
            <text:p>9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float" office:value="908" calcext:value-type="float">
            <text:p>9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[.G909]*[.E909]" office:value-type="float" office:value="6000" calcext:value-type="float">
            <text:p>6000</text:p>
          </table:table-cell>
          <table:table-cell table:number-columns-repeated="1016"/>
        </table:table-row>
        <table:table-row table:style-name="ro2" table:visibility="filter">
          <table:table-cell office:value-type="float" office:value="909" calcext:value-type="float">
            <text:p>9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910" calcext:value-type="float">
            <text:p>9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911]*[.E911]" office:value-type="float" office:value="7980" calcext:value-type="float">
            <text:p>7980</text:p>
          </table:table-cell>
          <table:table-cell table:number-columns-repeated="1016"/>
        </table:table-row>
        <table:table-row table:style-name="ro2" table:visibility="filter">
          <table:table-cell office:value-type="float" office:value="911" calcext:value-type="float">
            <text:p>9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 office:value-type="float" office:value="912" calcext:value-type="float">
            <text:p>9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39" calcext:value-type="float">
            <text:p>3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[.G913]*[.E913]" office:value-type="float" office:value="12825" calcext:value-type="float">
            <text:p>12825</text:p>
          </table:table-cell>
          <table:table-cell table:number-columns-repeated="1016"/>
        </table:table-row>
        <table:table-row table:style-name="ro2" table:visibility="filter">
          <table:table-cell office:value-type="float" office:value="913" calcext:value-type="float">
            <text:p>9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office:value-type="float" office:value="914" calcext:value-type="float">
            <text:p>9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formula="of:=[.G915]*[.E915]" office:value-type="float" office:value="300" calcext:value-type="float">
            <text:p>300</text:p>
          </table:table-cell>
          <table:table-cell table:number-columns-repeated="1016"/>
        </table:table-row>
        <table:table-row table:style-name="ro2" table:visibility="filter">
          <table:table-cell office:value-type="float" office:value="915" calcext:value-type="float">
            <text:p>9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office:value-type="float" office:value="916" calcext:value-type="float">
            <text:p>9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[.G917]*[.E917]" office:value-type="float" office:value="1470" calcext:value-type="float">
            <text:p>1470</text:p>
          </table:table-cell>
          <table:table-cell table:number-columns-repeated="1016"/>
        </table:table-row>
        <table:table-row table:style-name="ro2" table:visibility="filter">
          <table:table-cell office:value-type="float" office:value="917" calcext:value-type="float">
            <text:p>9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office:value-type="float" office:value="918" calcext:value-type="float">
            <text:p>9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[.G919]*[.E919]" office:value-type="float" office:value="2340" calcext:value-type="float">
            <text:p>2340</text:p>
          </table:table-cell>
          <table:table-cell table:number-columns-repeated="1016"/>
        </table:table-row>
        <table:table-row table:style-name="ro2" table:visibility="filter">
          <table:table-cell office:value-type="float" office:value="919" calcext:value-type="float">
            <text:p>9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office:value-type="float" office:value="920" calcext:value-type="float">
            <text:p>9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0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formula="of:=[.G921]*[.E921]" office:value-type="float" office:value="1120" calcext:value-type="float">
            <text:p>1120</text:p>
          </table:table-cell>
          <table:table-cell table:number-columns-repeated="1016"/>
        </table:table-row>
        <table:table-row table:style-name="ro2" table:visibility="filter">
          <table:table-cell office:value-type="float" office:value="921" calcext:value-type="float">
            <text:p>9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22" calcext:value-type="float">
            <text:p>9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23" calcext:value-type="float">
            <text:p>9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24" calcext:value-type="float">
            <text:p>9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25" calcext:value-type="float">
            <text:p>9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926" calcext:value-type="float">
            <text:p>9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927" calcext:value-type="float">
            <text:p>9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928" calcext:value-type="float">
            <text:p>9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929" calcext:value-type="float">
            <text:p>9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30" calcext:value-type="float">
            <text:p>9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31" calcext:value-type="float">
            <text:p>9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932" calcext:value-type="float">
            <text:p>9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4" table:visibility="filter">
          <table:table-cell office:value-type="float" office:value="933" calcext:value-type="float">
            <text:p>9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4" table:visibility="filter">
          <table:table-cell office:value-type="float" office:value="934" calcext:value-type="float">
            <text:p>9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35" calcext:value-type="float">
            <text:p>9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36" calcext:value-type="float">
            <text:p>9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7" calcext:value-type="float">
            <text:p>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37" calcext:value-type="float">
            <text:p>9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38" calcext:value-type="float">
            <text:p>9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39" calcext:value-type="float">
            <text:p>9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40" calcext:value-type="float">
            <text:p>9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39" calcext:value-type="float">
            <text:p>39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41" calcext:value-type="float">
            <text:p>9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42" calcext:value-type="float">
            <text:p>9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43" calcext:value-type="float">
            <text:p>9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944" calcext:value-type="float">
            <text:p>9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945" calcext:value-type="float">
            <text:p>9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46" calcext:value-type="float">
            <text:p>9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47" calcext:value-type="float">
            <text:p>9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948" calcext:value-type="float">
            <text:p>9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1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949" calcext:value-type="float">
            <text:p>9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50" calcext:value-type="float">
            <text:p>9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51" calcext:value-type="float">
            <text:p>9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52" calcext:value-type="float">
            <text:p>9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53" calcext:value-type="float">
            <text:p>9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954" calcext:value-type="float">
            <text:p>9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955" calcext:value-type="float">
            <text:p>9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956" calcext:value-type="float">
            <text:p>9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957" calcext:value-type="float">
            <text:p>9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58" calcext:value-type="float">
            <text:p>9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59" calcext:value-type="float">
            <text:p>9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960" calcext:value-type="float">
            <text:p>9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961" calcext:value-type="float">
            <text:p>9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62" calcext:value-type="float">
            <text:p>9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63" calcext:value-type="float">
            <text:p>9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64" calcext:value-type="float">
            <text:p>9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65" calcext:value-type="float">
            <text:p>9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66" calcext:value-type="float">
            <text:p>9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67" calcext:value-type="float">
            <text:p>9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68" calcext:value-type="float">
            <text:p>9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39" calcext:value-type="float">
            <text:p>3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69" calcext:value-type="float">
            <text:p>9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70" calcext:value-type="float">
            <text:p>9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71" calcext:value-type="float">
            <text:p>9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972" calcext:value-type="float">
            <text:p>9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973" calcext:value-type="float">
            <text:p>9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74" calcext:value-type="float">
            <text:p>9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75" calcext:value-type="float">
            <text:p>9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976" calcext:value-type="float">
            <text:p>9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977" calcext:value-type="float">
            <text:p>9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78" calcext:value-type="float">
            <text:p>9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79" calcext:value-type="float">
            <text:p>9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80" calcext:value-type="float">
            <text:p>9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981" calcext:value-type="float">
            <text:p>9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982" calcext:value-type="float">
            <text:p>9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983" calcext:value-type="float">
            <text:p>9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984" calcext:value-type="float">
            <text:p>9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985" calcext:value-type="float">
            <text:p>9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86" calcext:value-type="float">
            <text:p>9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87" calcext:value-type="float">
            <text:p>9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988" calcext:value-type="float">
            <text:p>9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989" calcext:value-type="float">
            <text:p>9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90" calcext:value-type="float">
            <text:p>9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991" calcext:value-type="float">
            <text:p>9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92" calcext:value-type="float">
            <text:p>9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993" calcext:value-type="float">
            <text:p>9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94" calcext:value-type="float">
            <text:p>9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995" calcext:value-type="float">
            <text:p>9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96" calcext:value-type="float">
            <text:p>9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39" calcext:value-type="float">
            <text:p>3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997" calcext:value-type="float">
            <text:p>9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98" calcext:value-type="float">
            <text:p>9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999" calcext:value-type="float">
            <text:p>9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0" calcext:value-type="float">
            <text:p>10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1" calcext:value-type="float">
            <text:p>10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2" calcext:value-type="float">
            <text:p>10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3" calcext:value-type="float">
            <text:p>10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4" calcext:value-type="float">
            <text:p>10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3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5" calcext:value-type="float">
            <text:p>10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6" calcext:value-type="float">
            <text:p>10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7" calcext:value-type="float">
            <text:p>1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7" calcext:value-type="float">
            <text:p>10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8" calcext:value-type="float">
            <text:p>10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09" calcext:value-type="float">
            <text:p>10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0" calcext:value-type="float">
            <text:p>10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1" calcext:value-type="float">
            <text:p>10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2" calcext:value-type="float">
            <text:p>10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3" calcext:value-type="float">
            <text:p>10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4" calcext:value-type="float">
            <text:p>10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5" calcext:value-type="float">
            <text:p>10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6" calcext:value-type="float">
            <text:p>10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7" calcext:value-type="float">
            <text:p>10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8" calcext:value-type="float">
            <text:p>10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19" calcext:value-type="float">
            <text:p>10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0" calcext:value-type="float">
            <text:p>10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1" calcext:value-type="float">
            <text:p>10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2" calcext:value-type="float">
            <text:p>10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3" calcext:value-type="float">
            <text:p>10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4" calcext:value-type="float">
            <text:p>10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39" calcext:value-type="float">
            <text:p>3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5" calcext:value-type="float">
            <text:p>10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6" calcext:value-type="float">
            <text:p>10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7" calcext:value-type="float">
            <text:p>10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8" calcext:value-type="float">
            <text:p>10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29" calcext:value-type="float">
            <text:p>10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30" calcext:value-type="float">
            <text:p>10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31" calcext:value-type="float">
            <text:p>10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32" calcext:value-type="float">
            <text:p>10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4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33" calcext:value-type="float">
            <text:p>10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 office:value-type="float" office:value="1034" calcext:value-type="float">
            <text:p>10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7" calcext:value-type="float">
            <text:p>1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[.G1035]*[.E1035]" office:value-type="float" office:value="8930" calcext:value-type="float">
            <text:p>8930</text:p>
          </table:table-cell>
          <table:table-cell table:number-columns-repeated="1016"/>
        </table:table-row>
        <table:table-row table:style-name="ro2" table:visibility="filter">
          <table:table-cell office:value-type="float" office:value="1035" calcext:value-type="float">
            <text:p>10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office:value-type="float" office:value="1036" calcext:value-type="float">
            <text:p>10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[.G1037]*[.E1037]" office:value-type="float" office:value="5220" calcext:value-type="float">
            <text:p>5220</text:p>
          </table:table-cell>
          <table:table-cell table:number-columns-repeated="1016"/>
        </table:table-row>
        <table:table-row table:style-name="ro2" table:visibility="filter">
          <table:table-cell office:value-type="float" office:value="1037" calcext:value-type="float">
            <text:p>10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 office:value-type="float" office:value="1038" calcext:value-type="float">
            <text:p>10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formula="of:=[.G1039]*[.E1039]" office:value-type="float" office:value="4400" calcext:value-type="float">
            <text:p>44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039" calcext:value-type="float">
            <text:p>10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>
          <table:table-cell office:value-type="float" office:value="1040" calcext:value-type="float">
            <text:p>10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1" calcext:value-type="float">
            <text:p>2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formula="of:=[.G1041]*[.E1041]" office:value-type="float" office:value="9345" calcext:value-type="float">
            <text:p>9345</text:p>
          </table:table-cell>
          <table:table-cell table:number-columns-repeated="1016"/>
        </table:table-row>
        <table:table-row table:style-name="ro2" table:visibility="filter">
          <table:table-cell office:value-type="float" office:value="1041" calcext:value-type="float">
            <text:p>10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>
          <table:table-cell office:value-type="float" office:value="1042" calcext:value-type="float">
            <text:p>10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formula="of:=[.G1043]*[.E1043]" office:value-type="float" office:value="10695" calcext:value-type="float">
            <text:p>10695</text:p>
          </table:table-cell>
          <table:table-cell table:number-columns-repeated="1016"/>
        </table:table-row>
        <table:table-row table:style-name="ro2" table:visibility="filter">
          <table:table-cell office:value-type="float" office:value="1043" calcext:value-type="float">
            <text:p>10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>
          <table:table-cell office:value-type="float" office:value="1044" calcext:value-type="float">
            <text:p>10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[.G1045]*[.E1045]" office:value-type="float" office:value="5400" calcext:value-type="float">
            <text:p>54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045" calcext:value-type="float">
            <text:p>10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 office:value-type="float" office:value="1046" calcext:value-type="float">
            <text:p>10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[.G1047]*[.E1047]" office:value-type="float" office:value="2805" calcext:value-type="float">
            <text:p>2805</text:p>
          </table:table-cell>
          <table:table-cell table:number-columns-repeated="1016"/>
        </table:table-row>
        <table:table-row table:style-name="ro2" table:visibility="filter">
          <table:table-cell office:value-type="float" office:value="1047" calcext:value-type="float">
            <text:p>10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float" office:value="1048" calcext:value-type="float">
            <text:p>10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7" calcext:value-type="float">
            <text:p>3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[.G1049]*[.E1049]" office:value-type="float" office:value="6200" calcext:value-type="float">
            <text:p>62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049" calcext:value-type="float">
            <text:p>10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1050" calcext:value-type="float">
            <text:p>10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8" calcext:value-type="float">
            <text:p>3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1051]*[.E1051]" office:value-type="float" office:value="8050" calcext:value-type="float">
            <text:p>8050</text:p>
          </table:table-cell>
          <table:table-cell table:number-columns-repeated="1016"/>
        </table:table-row>
        <table:table-row table:style-name="ro2" table:visibility="filter">
          <table:table-cell office:value-type="float" office:value="1051" calcext:value-type="float">
            <text:p>10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 office:value-type="float" office:value="1052" calcext:value-type="float">
            <text:p>10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[.G1053]*[.E1053]" office:value-type="float" office:value="13965" calcext:value-type="float">
            <text:p>13965</text:p>
          </table:table-cell>
          <table:table-cell table:number-columns-repeated="1016"/>
        </table:table-row>
        <table:table-row table:style-name="ro2" table:visibility="filter">
          <table:table-cell office:value-type="float" office:value="1053" calcext:value-type="float">
            <text:p>10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office:value-type="float" office:value="1054" calcext:value-type="float">
            <text:p>10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formula="of:=[.G1055]*[.E1055]" office:value-type="float" office:value="630" calcext:value-type="float">
            <text:p>630</text:p>
          </table:table-cell>
          <table:table-cell table:number-columns-repeated="1016"/>
        </table:table-row>
        <table:table-row table:style-name="ro2" table:visibility="filter">
          <table:table-cell office:value-type="float" office:value="1055" calcext:value-type="float">
            <text:p>10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office:value-type="float" office:value="1056" calcext:value-type="float">
            <text:p>10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[.G1057]*[.E1057]" office:value-type="float" office:value="1680" calcext:value-type="float">
            <text:p>1680</text:p>
          </table:table-cell>
          <table:table-cell table:number-columns-repeated="1016"/>
        </table:table-row>
        <table:table-row table:style-name="ro2" table:visibility="filter">
          <table:table-cell office:value-type="float" office:value="1057" calcext:value-type="float">
            <text:p>10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5">
          <table:table-cell office:value-type="float" office:value="1058" calcext:value-type="float">
            <text:p>10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[.G1059]*[.E1059]" office:value-type="float" office:value="2160" calcext:value-type="float">
            <text:p>2160</text:p>
          </table:table-cell>
          <table:table-cell table:number-columns-repeated="1016"/>
        </table:table-row>
        <table:table-row table:style-name="ro5" table:visibility="filter">
          <table:table-cell office:value-type="float" office:value="1059" calcext:value-type="float">
            <text:p>10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office:value-type="float" office:value="1060" calcext:value-type="float">
            <text:p>10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5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formula="of:=[.G1061]*[.E1061]" office:value-type="float" office:value="480" calcext:value-type="float">
            <text:p>480</text:p>
          </table:table-cell>
          <table:table-cell table:number-columns-repeated="1016"/>
        </table:table-row>
        <table:table-row table:style-name="ro2" table:visibility="filter">
          <table:table-cell office:value-type="float" office:value="1061" calcext:value-type="float">
            <text:p>10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2" calcext:value-type="float">
            <text:p>10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3" calcext:value-type="float">
            <text:p>10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4" calcext:value-type="float">
            <text:p>10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5" calcext:value-type="float">
            <text:p>10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6" calcext:value-type="float">
            <text:p>10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7" calcext:value-type="float">
            <text:p>10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8" calcext:value-type="float">
            <text:p>10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1" calcext:value-type="float">
            <text:p>2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69" calcext:value-type="float">
            <text:p>10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0" calcext:value-type="float">
            <text:p>10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1" calcext:value-type="float">
            <text:p>10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2" calcext:value-type="float">
            <text:p>10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3" calcext:value-type="float">
            <text:p>10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4" calcext:value-type="float">
            <text:p>10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5" calcext:value-type="float">
            <text:p>10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6" calcext:value-type="float">
            <text:p>10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7" calcext:value-type="float">
            <text:p>3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7" calcext:value-type="float">
            <text:p>10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8" calcext:value-type="float">
            <text:p>10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8" calcext:value-type="float">
            <text:p>3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79" calcext:value-type="float">
            <text:p>10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0" calcext:value-type="float">
            <text:p>10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39" calcext:value-type="float">
            <text:p>3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1" calcext:value-type="float">
            <text:p>10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2" calcext:value-type="float">
            <text:p>10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3" calcext:value-type="float">
            <text:p>10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4" calcext:value-type="float">
            <text:p>10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5" calcext:value-type="float">
            <text:p>10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6" calcext:value-type="float">
            <text:p>10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7" calcext:value-type="float">
            <text:p>10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8" calcext:value-type="float">
            <text:p>10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16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89" calcext:value-type="float">
            <text:p>10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0" calcext:value-type="float">
            <text:p>10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1" calcext:value-type="float">
            <text:p>10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2" calcext:value-type="float">
            <text:p>10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3" calcext:value-type="float">
            <text:p>10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4" calcext:value-type="float">
            <text:p>10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5" calcext:value-type="float">
            <text:p>10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6" calcext:value-type="float">
            <text:p>10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7" calcext:value-type="float">
            <text:p>10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8" calcext:value-type="float">
            <text:p>10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2" calcext:value-type="float">
            <text:p>2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099" calcext:value-type="float">
            <text:p>10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0" calcext:value-type="float">
            <text:p>11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1" calcext:value-type="float">
            <text:p>11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2" calcext:value-type="float">
            <text:p>11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3" calcext:value-type="float">
            <text:p>11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4" calcext:value-type="float">
            <text:p>11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7" calcext:value-type="float">
            <text:p>3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5" calcext:value-type="float">
            <text:p>11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6" calcext:value-type="float">
            <text:p>11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8" calcext:value-type="float">
            <text:p>3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7" calcext:value-type="float">
            <text:p>11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8" calcext:value-type="float">
            <text:p>11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39" calcext:value-type="float">
            <text:p>3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09" calcext:value-type="float">
            <text:p>11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0" calcext:value-type="float">
            <text:p>11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1" calcext:value-type="float">
            <text:p>11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2" calcext:value-type="float">
            <text:p>11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3" calcext:value-type="float">
            <text:p>11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4" calcext:value-type="float">
            <text:p>11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5" calcext:value-type="float">
            <text:p>11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6" calcext:value-type="float">
            <text:p>11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2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7" calcext:value-type="float">
            <text:p>11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8" calcext:value-type="float">
            <text:p>11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19" calcext:value-type="float">
            <text:p>11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0" calcext:value-type="float">
            <text:p>11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19" calcext:value-type="float">
            <text:p>1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1" calcext:value-type="float">
            <text:p>11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2" calcext:value-type="float">
            <text:p>11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3" calcext:value-type="float">
            <text:p>11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4" calcext:value-type="float">
            <text:p>11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1" calcext:value-type="float">
            <text:p>2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5" calcext:value-type="float">
            <text:p>11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6" calcext:value-type="float">
            <text:p>11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7" calcext:value-type="float">
            <text:p>11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8" calcext:value-type="float">
            <text:p>11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29" calcext:value-type="float">
            <text:p>11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0" calcext:value-type="float">
            <text:p>11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1" calcext:value-type="float">
            <text:p>11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2" calcext:value-type="float">
            <text:p>11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3" calcext:value-type="float">
            <text:p>11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4" calcext:value-type="float">
            <text:p>11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5" calcext:value-type="float">
            <text:p>11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6" calcext:value-type="float">
            <text:p>11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39" calcext:value-type="float">
            <text:p>3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7" calcext:value-type="float">
            <text:p>11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8" calcext:value-type="float">
            <text:p>11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39" calcext:value-type="float">
            <text:p>11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0" calcext:value-type="float">
            <text:p>11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1" calcext:value-type="float">
            <text:p>11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2" calcext:value-type="float">
            <text:p>11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3" calcext:value-type="float">
            <text:p>11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4" calcext:value-type="float">
            <text:p>11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3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5" calcext:value-type="float">
            <text:p>11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6" calcext:value-type="float">
            <text:p>11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7" calcext:value-type="float">
            <text:p>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7" calcext:value-type="float">
            <text:p>11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8" calcext:value-type="float">
            <text:p>11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49" calcext:value-type="float">
            <text:p>11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0" calcext:value-type="float">
            <text:p>11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1" calcext:value-type="float">
            <text:p>11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2" calcext:value-type="float">
            <text:p>11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3" calcext:value-type="float">
            <text:p>11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4" calcext:value-type="float">
            <text:p>11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5" calcext:value-type="float">
            <text:p>11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6" calcext:value-type="float">
            <text:p>11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7" calcext:value-type="float">
            <text:p>11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8" calcext:value-type="float">
            <text:p>11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59" calcext:value-type="float">
            <text:p>11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0" calcext:value-type="float">
            <text:p>11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1" calcext:value-type="float">
            <text:p>11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2" calcext:value-type="float">
            <text:p>11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3" calcext:value-type="float">
            <text:p>11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4" calcext:value-type="float">
            <text:p>11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39" calcext:value-type="float">
            <text:p>3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5" calcext:value-type="float">
            <text:p>11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6" calcext:value-type="float">
            <text:p>11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7" calcext:value-type="float">
            <text:p>11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8" calcext:value-type="float">
            <text:p>11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169" calcext:value-type="float">
            <text:p>11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0" calcext:value-type="float">
            <text:p>11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1" calcext:value-type="float">
            <text:p>11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2" calcext:value-type="float">
            <text:p>11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4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173" calcext:value-type="float">
            <text:p>11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 office:value-type="float" office:value="1174" calcext:value-type="float">
            <text:p>11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[.G1175]*[.E1175]" office:value-type="float" office:value="9310" calcext:value-type="float">
            <text:p>9310</text:p>
          </table:table-cell>
          <table:table-cell table:number-columns-repeated="1016"/>
        </table:table-row>
        <table:table-row table:style-name="ro2" table:visibility="filter">
          <table:table-cell office:value-type="float" office:value="1175" calcext:value-type="float">
            <text:p>11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office:value-type="float" office:value="1176" calcext:value-type="float">
            <text:p>11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[.G1177]*[.E1177]" office:value-type="float" office:value="4860" calcext:value-type="float">
            <text:p>4860</text:p>
          </table:table-cell>
          <table:table-cell table:number-columns-repeated="1016"/>
        </table:table-row>
        <table:table-row table:style-name="ro2" table:visibility="filter">
          <table:table-cell office:value-type="float" office:value="1177" calcext:value-type="float">
            <text:p>11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 office:value-type="float" office:value="1178" calcext:value-type="float">
            <text:p>11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formula="of:=[.G1179]*[.E1179]" office:value-type="float" office:value="3840" calcext:value-type="float">
            <text:p>3840</text:p>
          </table:table-cell>
          <table:table-cell table:number-columns-repeated="1016"/>
        </table:table-row>
        <table:table-row table:style-name="ro2" table:visibility="filter">
          <table:table-cell office:value-type="float" office:value="1179" calcext:value-type="float">
            <text:p>11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>
          <table:table-cell office:value-type="float" office:value="1180" calcext:value-type="float">
            <text:p>11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formula="of:=[.G1181]*[.E1181]" office:value-type="float" office:value="9975" calcext:value-type="float">
            <text:p>9975</text:p>
          </table:table-cell>
          <table:table-cell table:number-columns-repeated="1016"/>
        </table:table-row>
        <table:table-row table:style-name="ro2" table:visibility="filter">
          <table:table-cell office:value-type="float" office:value="1181" calcext:value-type="float">
            <text:p>11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>
          <table:table-cell office:value-type="float" office:value="1182" calcext:value-type="float">
            <text:p>11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formula="of:=[.G1183]*[.E1183]" office:value-type="float" office:value="11385" calcext:value-type="float">
            <text:p>11385</text:p>
          </table:table-cell>
          <table:table-cell table:number-columns-repeated="1016"/>
        </table:table-row>
        <table:table-row table:style-name="ro2" table:visibility="filter">
          <table:table-cell office:value-type="float" office:value="1183" calcext:value-type="float">
            <text:p>11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>
          <table:table-cell office:value-type="float" office:value="1184" calcext:value-type="float">
            <text:p>11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[.G1185]*[.E1185]" office:value-type="float" office:value="5040" calcext:value-type="float">
            <text:p>5040</text:p>
          </table:table-cell>
          <table:table-cell table:number-columns-repeated="1016"/>
        </table:table-row>
        <table:table-row table:style-name="ro2" table:visibility="filter">
          <table:table-cell office:value-type="float" office:value="1185" calcext:value-type="float">
            <text:p>11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 office:value-type="float" office:value="1186" calcext:value-type="float">
            <text:p>11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[.G1187]*[.E1187]" office:value-type="float" office:value="2970" calcext:value-type="float">
            <text:p>2970</text:p>
          </table:table-cell>
          <table:table-cell table:number-columns-repeated="1016"/>
        </table:table-row>
        <table:table-row table:style-name="ro2" table:visibility="filter">
          <table:table-cell office:value-type="float" office:value="1187" calcext:value-type="float">
            <text:p>11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float" office:value="1188" calcext:value-type="float">
            <text:p>11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7" calcext:value-type="float">
            <text:p>3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[.G1189]*[.E1189]" office:value-type="float" office:value="6350" calcext:value-type="float">
            <text:p>6350</text:p>
          </table:table-cell>
          <table:table-cell table:number-columns-repeated="1016"/>
        </table:table-row>
        <table:table-row table:style-name="ro2" table:visibility="filter">
          <table:table-cell office:value-type="float" office:value="1189" calcext:value-type="float">
            <text:p>11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1190" calcext:value-type="float">
            <text:p>11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8" calcext:value-type="float">
            <text:p>3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1191]*[.E1191]" office:value-type="float" office:value="8120" calcext:value-type="float">
            <text:p>8120</text:p>
          </table:table-cell>
          <table:table-cell table:number-columns-repeated="1016"/>
        </table:table-row>
        <table:table-row table:style-name="ro2" table:visibility="filter">
          <table:table-cell office:value-type="float" office:value="1191" calcext:value-type="float">
            <text:p>11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 office:value-type="float" office:value="1192" calcext:value-type="float">
            <text:p>11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[.G1193]*[.E1193]" office:value-type="float" office:value="14630" calcext:value-type="float">
            <text:p>14630</text:p>
          </table:table-cell>
          <table:table-cell table:number-columns-repeated="1016"/>
        </table:table-row>
        <table:table-row table:style-name="ro2" table:visibility="filter">
          <table:table-cell office:value-type="float" office:value="1193" calcext:value-type="float">
            <text:p>11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office:value-type="float" office:value="1194" calcext:value-type="float">
            <text:p>11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formula="of:=[.G1195]*[.E1195]" office:value-type="float" office:value="390" calcext:value-type="float">
            <text:p>390</text:p>
          </table:table-cell>
          <table:table-cell table:number-columns-repeated="1016"/>
        </table:table-row>
        <table:table-row table:style-name="ro2" table:visibility="filter">
          <table:table-cell office:value-type="float" office:value="1195" calcext:value-type="float">
            <text:p>11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office:value-type="float" office:value="1196" calcext:value-type="float">
            <text:p>11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[.G1197]*[.E1197]" office:value-type="float" office:value="1540" calcext:value-type="float">
            <text:p>1540</text:p>
          </table:table-cell>
          <table:table-cell table:number-columns-repeated="1016"/>
        </table:table-row>
        <table:table-row table:style-name="ro2" table:visibility="filter">
          <table:table-cell office:value-type="float" office:value="1197" calcext:value-type="float">
            <text:p>11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office:value-type="float" office:value="1198" calcext:value-type="float">
            <text:p>11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[.G1199]*[.E1199]" office:value-type="float" office:value="2250" calcext:value-type="float">
            <text:p>2250</text:p>
          </table:table-cell>
          <table:table-cell table:number-columns-repeated="1016"/>
        </table:table-row>
        <table:table-row table:style-name="ro2" table:visibility="filter">
          <table:table-cell office:value-type="float" office:value="1199" calcext:value-type="float">
            <text:p>11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office:value-type="float" office:value="1200" calcext:value-type="float">
            <text:p>12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5</text:p>
          </table:table-cell>
          <table:table-cell office:value-type="float" office:value="43" calcext:value-type="float">
            <text:p>4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formula="of:=[.G1201]*[.E1201]" office:value-type="float" office:value="760" calcext:value-type="float">
            <text:p>760</text:p>
          </table:table-cell>
          <table:table-cell table:number-columns-repeated="1016"/>
        </table:table-row>
        <table:table-row table:style-name="ro2" table:visibility="filter">
          <table:table-cell office:value-type="float" office:value="1201" calcext:value-type="float">
            <text:p>12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7" calcext:value-type="float">
            <text:p>1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 office:value-type="float" office:value="1202" calcext:value-type="float">
            <text:p>12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[.G1203]*[.E1203]" office:value-type="float" office:value="9310" calcext:value-type="float">
            <text:p>9310</text:p>
          </table:table-cell>
          <table:table-cell table:number-columns-repeated="1016"/>
        </table:table-row>
        <table:table-row table:style-name="ro2" table:visibility="filter">
          <table:table-cell office:value-type="float" office:value="1203" calcext:value-type="float">
            <text:p>12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office:value-type="float" office:value="1204" calcext:value-type="float">
            <text:p>12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[.G1205]*[.E1205]" office:value-type="float" office:value="4860" calcext:value-type="float">
            <text:p>4860</text:p>
          </table:table-cell>
          <table:table-cell table:number-columns-repeated="1016"/>
        </table:table-row>
        <table:table-row table:style-name="ro2" table:visibility="filter">
          <table:table-cell office:value-type="float" office:value="1205" calcext:value-type="float">
            <text:p>12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 office:value-type="float" office:value="1206" calcext:value-type="float">
            <text:p>12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formula="of:=[.G1207]*[.E1207]" office:value-type="float" office:value="3920" calcext:value-type="float">
            <text:p>3920</text:p>
          </table:table-cell>
          <table:table-cell table:number-columns-repeated="1016"/>
        </table:table-row>
        <table:table-row table:style-name="ro2" table:visibility="filter">
          <table:table-cell office:value-type="float" office:value="1207" calcext:value-type="float">
            <text:p>12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>
          <table:table-cell office:value-type="float" office:value="1208" calcext:value-type="float">
            <text:p>12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formula="of:=[.G1209]*[.E1209]" office:value-type="float" office:value="8820" calcext:value-type="float">
            <text:p>8820</text:p>
          </table:table-cell>
          <table:table-cell table:number-columns-repeated="1016"/>
        </table:table-row>
        <table:table-row table:style-name="ro2" table:visibility="filter">
          <table:table-cell office:value-type="float" office:value="1209" calcext:value-type="float">
            <text:p>12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>
          <table:table-cell office:value-type="float" office:value="1210" calcext:value-type="float">
            <text:p>12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formula="of:=[.G1211]*[.E1211]" office:value-type="float" office:value="11155" calcext:value-type="float">
            <text:p>11155</text:p>
          </table:table-cell>
          <table:table-cell table:number-columns-repeated="1016"/>
        </table:table-row>
        <table:table-row table:style-name="ro2" table:visibility="filter">
          <table:table-cell office:value-type="float" office:value="1211" calcext:value-type="float">
            <text:p>12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>
          <table:table-cell office:value-type="float" office:value="1212" calcext:value-type="float">
            <text:p>12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[.G1213]*[.E1213]" office:value-type="float" office:value="4800" calcext:value-type="float">
            <text:p>48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213" calcext:value-type="float">
            <text:p>121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 office:value-type="float" office:value="1214" calcext:value-type="float">
            <text:p>121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[.G1215]*[.E1215]" office:value-type="float" office:value="1485" calcext:value-type="float">
            <text:p>1485</text:p>
          </table:table-cell>
          <table:table-cell table:number-columns-repeated="1016"/>
        </table:table-row>
        <table:table-row table:style-name="ro2" table:visibility="filter">
          <table:table-cell office:value-type="float" office:value="1215" calcext:value-type="float">
            <text:p>121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float" office:value="1216" calcext:value-type="float">
            <text:p>121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[.G1217]*[.E1217]" office:value-type="float" office:value="4450" calcext:value-type="float">
            <text:p>4450</text:p>
          </table:table-cell>
          <table:table-cell table:number-columns-repeated="1016"/>
        </table:table-row>
        <table:table-row table:style-name="ro2" table:visibility="filter">
          <table:table-cell office:value-type="float" office:value="1217" calcext:value-type="float">
            <text:p>121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8" calcext:value-type="float">
            <text:p>3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1218" calcext:value-type="float">
            <text:p>121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8" calcext:value-type="float">
            <text:p>3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1219]*[.E1219]" office:value-type="float" office:value="7280" calcext:value-type="float">
            <text:p>7280</text:p>
          </table:table-cell>
          <table:table-cell table:number-columns-repeated="1016"/>
        </table:table-row>
        <table:table-row table:style-name="ro2" table:visibility="filter">
          <table:table-cell office:value-type="float" office:value="1219" calcext:value-type="float">
            <text:p>121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 office:value-type="float" office:value="1220" calcext:value-type="float">
            <text:p>122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39" calcext:value-type="float">
            <text:p>3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formula="of:=[.G1221]*[.E1221]" office:value-type="float" office:value="12920" calcext:value-type="float">
            <text:p>12920</text:p>
          </table:table-cell>
          <table:table-cell table:number-columns-repeated="1016"/>
        </table:table-row>
        <table:table-row table:style-name="ro2" table:visibility="filter">
          <table:table-cell office:value-type="float" office:value="1221" calcext:value-type="float">
            <text:p>122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office:value-type="float" office:value="1222" calcext:value-type="float">
            <text:p>122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0" calcext:value-type="float">
            <text:p>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formula="of:=[.G1223]*[.E1223]" office:value-type="float" office:value="315" calcext:value-type="float">
            <text:p>315</text:p>
          </table:table-cell>
          <table:table-cell table:number-columns-repeated="1016"/>
        </table:table-row>
        <table:table-row table:style-name="ro2" table:visibility="filter">
          <table:table-cell office:value-type="float" office:value="1223" calcext:value-type="float">
            <text:p>122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office:value-type="float" office:value="1224" calcext:value-type="float">
            <text:p>122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formula="of:=[.G1225]*[.E1225]" office:value-type="float" office:value="1225" calcext:value-type="float">
            <text:p>1225</text:p>
          </table:table-cell>
          <table:table-cell table:number-columns-repeated="1016"/>
        </table:table-row>
        <table:table-row table:style-name="ro2" table:visibility="filter">
          <table:table-cell office:value-type="float" office:value="1225" calcext:value-type="float">
            <text:p>122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 office:value-type="float" office:value="1226" calcext:value-type="float">
            <text:p>122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formula="of:=[.G1227]*[.E1227]" office:value-type="float" office:value="1260" calcext:value-type="float">
            <text:p>1260</text:p>
          </table:table-cell>
          <table:table-cell table:number-columns-repeated="1016"/>
        </table:table-row>
        <table:table-row table:style-name="ro2" table:visibility="filter">
          <table:table-cell office:value-type="float" office:value="1227" calcext:value-type="float">
            <text:p>122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 office:value-type="float" office:value="1228" calcext:value-type="float">
            <text:p>122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formula="of:=[.G1229]*[.E1229]" office:value-type="float" office:value="320" calcext:value-type="float">
            <text:p>320</text:p>
          </table:table-cell>
          <table:table-cell table:number-columns-repeated="1016"/>
        </table:table-row>
        <table:table-row table:style-name="ro2" table:visibility="filter">
          <table:table-cell office:value-type="float" office:value="1229" calcext:value-type="float">
            <text:p>122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0" calcext:value-type="float">
            <text:p>123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1" calcext:value-type="float">
            <text:p>123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2" calcext:value-type="float">
            <text:p>123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3" calcext:value-type="float">
            <text:p>123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4" calcext:value-type="float">
            <text:p>123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5" calcext:value-type="float">
            <text:p>123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6" calcext:value-type="float">
            <text:p>123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1" calcext:value-type="float">
            <text:p>2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7" calcext:value-type="float">
            <text:p>123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8" calcext:value-type="float">
            <text:p>123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2" calcext:value-type="float">
            <text:p>2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39" calcext:value-type="float">
            <text:p>123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0" calcext:value-type="float">
            <text:p>124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1" calcext:value-type="float">
            <text:p>124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2" calcext:value-type="float">
            <text:p>124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3" calcext:value-type="float">
            <text:p>124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7" calcext:value-type="float">
            <text:p>3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4" calcext:value-type="float">
            <text:p>124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5" calcext:value-type="float">
            <text:p>124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6" calcext:value-type="float">
            <text:p>124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8" calcext:value-type="float">
            <text:p>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7" calcext:value-type="float">
            <text:p>124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8" calcext:value-type="float">
            <text:p>124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39" calcext:value-type="float">
            <text:p>3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49" calcext:value-type="float">
            <text:p>124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0" calcext:value-type="float">
            <text:p>125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1" calcext:value-type="float">
            <text:p>125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2" calcext:value-type="float">
            <text:p>125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3" calcext:value-type="float">
            <text:p>125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4" calcext:value-type="float">
            <text:p>125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2" calcext:value-type="float">
            <text:p>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5" calcext:value-type="float">
            <text:p>125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6" calcext:value-type="float">
            <text:p>125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7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7" calcext:value-type="float">
            <text:p>125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8" calcext:value-type="float">
            <text:p>125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7" calcext:value-type="float">
            <text:p>1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59" calcext:value-type="float">
            <text:p>125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9" calcext:value-type="float">
            <text:p>1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0" calcext:value-type="float">
            <text:p>126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1" calcext:value-type="float">
            <text:p>126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2" calcext:value-type="float">
            <text:p>126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3" calcext:value-type="float">
            <text:p>126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1" calcext:value-type="float">
            <text:p>2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4" calcext:value-type="float">
            <text:p>126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1" calcext:value-type="float">
            <text:p>2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5" calcext:value-type="float">
            <text:p>126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6" calcext:value-type="float">
            <text:p>126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2" calcext:value-type="float">
            <text:p>2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7" calcext:value-type="float">
            <text:p>126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8" calcext:value-type="float">
            <text:p>126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69" calcext:value-type="float">
            <text:p>126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0" calcext:value-type="float">
            <text:p>127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1" calcext:value-type="float">
            <text:p>127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2" calcext:value-type="float">
            <text:p>127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7" calcext:value-type="float">
            <text:p>3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3" calcext:value-type="float">
            <text:p>127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4" calcext:value-type="float">
            <text:p>127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5" calcext:value-type="float">
            <text:p>127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9" calcext:value-type="float">
            <text:p>3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6" calcext:value-type="float">
            <text:p>127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39" calcext:value-type="float">
            <text:p>3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7" calcext:value-type="float">
            <text:p>127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8" calcext:value-type="float">
            <text:p>127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79" calcext:value-type="float">
            <text:p>127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0" calcext:value-type="float">
            <text:p>128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1" calcext:value-type="float">
            <text:p>128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4" table:visibility="filter">
          <table:table-cell office:value-type="float" office:value="1282" calcext:value-type="float">
            <text:p>128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4" table:visibility="filter">
          <table:table-cell office:value-type="float" office:value="1283" calcext:value-type="float">
            <text:p>128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4" calcext:value-type="float">
            <text:p>128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8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5" calcext:value-type="float">
            <text:p>128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6" calcext:value-type="float">
            <text:p>128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7" calcext:value-type="float">
            <text:p>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7" calcext:value-type="float">
            <text:p>128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8" calcext:value-type="float">
            <text:p>128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89" calcext:value-type="float">
            <text:p>128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0" calcext:value-type="float">
            <text:p>129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1" calcext:value-type="float">
            <text:p>129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2" calcext:value-type="float">
            <text:p>129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05" calcext:value-type="float">
            <text:p>10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3" calcext:value-type="float">
            <text:p>129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4" calcext:value-type="float">
            <text:p>129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Продажа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5" calcext:value-type="float">
            <text:p>129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6" calcext:value-type="float">
            <text:p>129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7" calcext:value-type="float">
            <text:p>129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8" calcext:value-type="float">
            <text:p>129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1299" calcext:value-type="float">
            <text:p>129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0" calcext:value-type="float">
            <text:p>130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7" calcext:value-type="float">
            <text:p>3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1" calcext:value-type="float">
            <text:p>130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2" calcext:value-type="float">
            <text:p>130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8" calcext:value-type="float">
            <text:p>3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3" calcext:value-type="float">
            <text:p>1303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4" calcext:value-type="float">
            <text:p>1304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39" calcext:value-type="float">
            <text:p>3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Продажа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5" calcext:value-type="float">
            <text:p>1305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0" calcext:value-type="float">
            <text:p>4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6" calcext:value-type="float">
            <text:p>1306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7" calcext:value-type="float">
            <text:p>1307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8" calcext:value-type="float">
            <text:p>1308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1" calcext:value-type="float">
            <text:p>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 table:visibility="filter">
          <table:table-cell office:value-type="float" office:value="1309" calcext:value-type="float">
            <text:p>1309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0" calcext:value-type="float">
            <text:p>1310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1" calcext:value-type="float">
            <text:p>1311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2" calcext:value-type="float">
            <text:p>1312</text:p>
          </table:table-cell>
          <table:table-cell table:style-name="ce3" office:value-type="date" office:date-value="2021-06-03" calcext:value-type="date">
            <text:p>03.06.2021</text:p>
          </table:table-cell>
          <table:table-cell office:value-type="string" calcext:value-type="string">
            <text:p>M9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3" calcext:value-type="float">
            <text:p>131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1314" calcext:value-type="float">
            <text:p>131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1315]*[.E1315]" office:value-type="float" office:value="12600" calcext:value-type="float">
            <text:p>126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15" calcext:value-type="float">
            <text:p>1315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1316" calcext:value-type="float">
            <text:p>1316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1317]*[.E1317]" office:value-type="float" office:value="12600" calcext:value-type="float">
            <text:p>126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17" calcext:value-type="float">
            <text:p>1317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8" calcext:value-type="float">
            <text:p>1318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19" calcext:value-type="float">
            <text:p>1319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0" calcext:value-type="float">
            <text:p>1320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1" calcext:value-type="float">
            <text:p>1321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2" calcext:value-type="float">
            <text:p>1322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3" calcext:value-type="float">
            <text:p>132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4" calcext:value-type="float">
            <text:p>132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5" calcext:value-type="float">
            <text:p>1325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1326" calcext:value-type="float">
            <text:p>1326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1327]*[.E1327]" office:value-type="float" office:value="12600" calcext:value-type="float">
            <text:p>126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27" calcext:value-type="float">
            <text:p>1327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8" calcext:value-type="float">
            <text:p>1328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29" calcext:value-type="float">
            <text:p>1329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0" calcext:value-type="float">
            <text:p>1330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1" calcext:value-type="float">
            <text:p>1331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2" calcext:value-type="float">
            <text:p>1332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3" calcext:value-type="float">
            <text:p>133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4" calcext:value-type="float">
            <text:p>133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35" calcext:value-type="float">
            <text:p>1335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1336" calcext:value-type="float">
            <text:p>1336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1337]*[.E1337]" office:value-type="float" office:value="12600" calcext:value-type="float">
            <text:p>126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37" calcext:value-type="float">
            <text:p>1337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1338" calcext:value-type="float">
            <text:p>1338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1339]*[.E1339]" office:value-type="float" office:value="11200" calcext:value-type="float">
            <text:p>112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39" calcext:value-type="float">
            <text:p>1339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0" calcext:value-type="float">
            <text:p>1340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1" calcext:value-type="float">
            <text:p>1341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2" calcext:value-type="float">
            <text:p>1342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3" calcext:value-type="float">
            <text:p>1343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4" calcext:value-type="float">
            <text:p>1344</text:p>
          </table:table-cell>
          <table:table-cell table:style-name="ce3" office:value-type="date" office:date-value="2021-06-04" calcext:value-type="date">
            <text:p>04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345" calcext:value-type="float">
            <text:p>13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office:value-type="float" office:value="1346" calcext:value-type="float">
            <text:p>13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[.G1347]*[.E1347]" office:value-type="float" office:value="7125" calcext:value-type="float">
            <text:p>7125</text:p>
          </table:table-cell>
          <table:table-cell table:number-columns-repeated="1016"/>
        </table:table-row>
        <table:table-row table:style-name="ro2" table:visibility="filter">
          <table:table-cell office:value-type="float" office:value="1347" calcext:value-type="float">
            <text:p>13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>
          <table:table-cell office:value-type="float" office:value="1348" calcext:value-type="float">
            <text:p>13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1" calcext:value-type="float">
            <text:p>1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[.G1349]*[.E1349]" office:value-type="float" office:value="16910" calcext:value-type="float">
            <text:p>1691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49" calcext:value-type="float">
            <text:p>13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>
          <table:table-cell office:value-type="float" office:value="1350" calcext:value-type="float">
            <text:p>13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12" calcext:value-type="float">
            <text:p>12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[.G1351]*[.E1351]" office:value-type="float" office:value="8840" calcext:value-type="float">
            <text:p>884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51" calcext:value-type="float">
            <text:p>13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>
          <table:table-cell office:value-type="float" office:value="1352" calcext:value-type="float">
            <text:p>13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formula="of:=[.G1353]*[.E1353]" office:value-type="float" office:value="4800" calcext:value-type="float">
            <text:p>48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53" calcext:value-type="float">
            <text:p>13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office:value-type="float" office:value="1354" calcext:value-type="float">
            <text:p>13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[.G1355]*[.E1355]" office:value-type="float" office:value="8400" calcext:value-type="float">
            <text:p>84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55" calcext:value-type="float">
            <text:p>13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>
          <table:table-cell office:value-type="float" office:value="1356" calcext:value-type="float">
            <text:p>13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[.G1357]*[.E1357]" office:value-type="float" office:value="3720" calcext:value-type="float">
            <text:p>372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57" calcext:value-type="float">
            <text:p>13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>
          <table:table-cell office:value-type="float" office:value="1358" calcext:value-type="float">
            <text:p>13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formula="of:=[.G1359]*[.E1359]" office:value-type="float" office:value="9800" calcext:value-type="float">
            <text:p>98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59" calcext:value-type="float">
            <text:p>13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>
          <table:table-cell office:value-type="float" office:value="1360" calcext:value-type="float">
            <text:p>13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formula="of:=[.G1361]*[.E1361]" office:value-type="float" office:value="9165" calcext:value-type="float">
            <text:p>9165</text:p>
          </table:table-cell>
          <table:table-cell table:number-columns-repeated="1016"/>
        </table:table-row>
        <table:table-row table:style-name="ro2" table:visibility="filter">
          <table:table-cell office:value-type="float" office:value="1361" calcext:value-type="float">
            <text:p>13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office:value-type="float" office:value="1362" calcext:value-type="float">
            <text:p>13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[.G1363]*[.E1363]" office:value-type="float" office:value="16800" calcext:value-type="float">
            <text:p>168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63" calcext:value-type="float">
            <text:p>13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office:value-type="float" office:value="1364" calcext:value-type="float">
            <text:p>13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[.G1365]*[.E1365]" office:value-type="float" office:value="10440" calcext:value-type="float">
            <text:p>1044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65" calcext:value-type="float">
            <text:p>13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>
          <table:table-cell office:value-type="float" office:value="1366" calcext:value-type="float">
            <text:p>13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[.G1367]*[.E1367]" office:value-type="float" office:value="10830" calcext:value-type="float">
            <text:p>1083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67" calcext:value-type="float">
            <text:p>13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>
          <table:table-cell office:value-type="float" office:value="1368" calcext:value-type="float">
            <text:p>13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formula="of:=[.G1369]*[.E1369]" office:value-type="float" office:value="6670" calcext:value-type="float">
            <text:p>667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69" calcext:value-type="float">
            <text:p>13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>
          <table:table-cell office:value-type="float" office:value="1370" calcext:value-type="float">
            <text:p>13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formula="of:=[.G1371]*[.E1371]" office:value-type="float" office:value="10560" calcext:value-type="float">
            <text:p>1056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71" calcext:value-type="float">
            <text:p>13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office:value-type="float" office:value="1372" calcext:value-type="float">
            <text:p>13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[.G1373]*[.E1373]" office:value-type="float" office:value="6300" calcext:value-type="float">
            <text:p>63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73" calcext:value-type="float">
            <text:p>13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>
          <table:table-cell office:value-type="float" office:value="1374" calcext:value-type="float">
            <text:p>13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[.G1375]*[.E1375]" office:value-type="float" office:value="10400" calcext:value-type="float">
            <text:p>104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75" calcext:value-type="float">
            <text:p>13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>
          <table:table-cell office:value-type="float" office:value="1376" calcext:value-type="float">
            <text:p>13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formula="of:=[.G1377]*[.E1377]" office:value-type="float" office:value="17390" calcext:value-type="float">
            <text:p>1739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77" calcext:value-type="float">
            <text:p>13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>
          <table:table-cell office:value-type="float" office:value="1378" calcext:value-type="float">
            <text:p>13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formula="of:=[.G1379]*[.E1379]" office:value-type="float" office:value="19500" calcext:value-type="float">
            <text:p>195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79" calcext:value-type="float">
            <text:p>13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>
          <table:table-cell office:value-type="float" office:value="1380" calcext:value-type="float">
            <text:p>13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[.G1381]*[.E1381]" office:value-type="float" office:value="15200" calcext:value-type="float">
            <text:p>152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81" calcext:value-type="float">
            <text:p>13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>
          <table:table-cell office:value-type="float" office:value="1382" calcext:value-type="float">
            <text:p>13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[.G1383]*[.E1383]" office:value-type="float" office:value="5940" calcext:value-type="float">
            <text:p>594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83" calcext:value-type="float">
            <text:p>13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>
          <table:table-cell office:value-type="float" office:value="1384" calcext:value-type="float">
            <text:p>13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[.G1385]*[.E1385]" office:value-type="float" office:value="3230" calcext:value-type="float">
            <text:p>323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85" calcext:value-type="float">
            <text:p>13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>
          <table:table-cell office:value-type="float" office:value="1386" calcext:value-type="float">
            <text:p>13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formula="of:=[.G1387]*[.E1387]" office:value-type="float" office:value="3900" calcext:value-type="float">
            <text:p>39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87" calcext:value-type="float">
            <text:p>13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office:value-type="float" office:value="1388" calcext:value-type="float">
            <text:p>13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[.G1389]*[.E1389]" office:value-type="float" office:value="6300" calcext:value-type="float">
            <text:p>63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89" calcext:value-type="float">
            <text:p>13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office:value-type="float" office:value="1390" calcext:value-type="float">
            <text:p>13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[.G1391]*[.E1391]" office:value-type="float" office:value="7650" calcext:value-type="float">
            <text:p>765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91" calcext:value-type="float">
            <text:p>13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>
          <table:table-cell office:value-type="float" office:value="1392" calcext:value-type="float">
            <text:p>13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[.G1393]*[.E1393]" office:value-type="float" office:value="17670" calcext:value-type="float">
            <text:p>1767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93" calcext:value-type="float">
            <text:p>13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>
          <table:table-cell office:value-type="float" office:value="1394" calcext:value-type="float">
            <text:p>13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12" calcext:value-type="float">
            <text:p>1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[.G1395]*[.E1395]" office:value-type="float" office:value="9350" calcext:value-type="float">
            <text:p>935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95" calcext:value-type="float">
            <text:p>13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>
          <table:table-cell office:value-type="float" office:value="1396" calcext:value-type="float">
            <text:p>13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formula="of:=[.G1397]*[.E1397]" office:value-type="float" office:value="4320" calcext:value-type="float">
            <text:p>432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97" calcext:value-type="float">
            <text:p>13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office:value-type="float" office:value="1398" calcext:value-type="float">
            <text:p>13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[.G1399]*[.E1399]" office:value-type="float" office:value="11900" calcext:value-type="float">
            <text:p>119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399" calcext:value-type="float">
            <text:p>13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>
          <table:table-cell office:value-type="float" office:value="1400" calcext:value-type="float">
            <text:p>14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[.G1401]*[.E1401]" office:value-type="float" office:value="3840" calcext:value-type="float">
            <text:p>3840</text:p>
          </table:table-cell>
          <table:table-cell table:number-columns-repeated="1016"/>
        </table:table-row>
        <table:table-row table:style-name="ro2" table:visibility="filter">
          <table:table-cell office:value-type="float" office:value="1401" calcext:value-type="float">
            <text:p>14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>
          <table:table-cell office:value-type="float" office:value="1402" calcext:value-type="float">
            <text:p>14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formula="of:=[.G1403]*[.E1403]" office:value-type="float" office:value="11400" calcext:value-type="float">
            <text:p>114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403" calcext:value-type="float">
            <text:p>14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>
          <table:table-cell office:value-type="float" office:value="1404" calcext:value-type="float">
            <text:p>14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formula="of:=[.G1405]*[.E1405]" office:value-type="float" office:value="10725" calcext:value-type="float">
            <text:p>10725</text:p>
          </table:table-cell>
          <table:table-cell table:number-columns-repeated="1016"/>
        </table:table-row>
        <table:table-row table:style-name="ro2" table:visibility="filter">
          <table:table-cell office:value-type="float" office:value="1405" calcext:value-type="float">
            <text:p>14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office:value-type="float" office:value="1406" calcext:value-type="float">
            <text:p>14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[.G1407]*[.E1407]" office:value-type="float" office:value="18550" calcext:value-type="float">
            <text:p>18550</text:p>
          </table:table-cell>
          <table:table-cell table:number-columns-repeated="1016"/>
        </table:table-row>
        <table:table-row table:style-name="ro2" table:visibility="filter">
          <table:table-cell office:value-type="float" office:value="1407" calcext:value-type="float">
            <text:p>14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office:value-type="float" office:value="1408" calcext:value-type="float">
            <text:p>14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[.G1409]*[.E1409]" office:value-type="float" office:value="11520" calcext:value-type="float">
            <text:p>11520</text:p>
          </table:table-cell>
          <table:table-cell table:number-columns-repeated="1016"/>
        </table:table-row>
        <table:table-row table:style-name="ro2" table:visibility="filter">
          <table:table-cell office:value-type="float" office:value="1409" calcext:value-type="float">
            <text:p>14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>
          <table:table-cell office:value-type="float" office:value="1410" calcext:value-type="float">
            <text:p>14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[.G1411]*[.E1411]" office:value-type="float" office:value="11780" calcext:value-type="float">
            <text:p>11780</text:p>
          </table:table-cell>
          <table:table-cell table:number-columns-repeated="1016"/>
        </table:table-row>
        <table:table-row table:style-name="ro2" table:visibility="filter">
          <table:table-cell office:value-type="float" office:value="1411" calcext:value-type="float">
            <text:p>14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>
          <table:table-cell office:value-type="float" office:value="1412" calcext:value-type="float">
            <text:p>14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formula="of:=[.G1413]*[.E1413]" office:value-type="float" office:value="8510" calcext:value-type="float">
            <text:p>8510</text:p>
          </table:table-cell>
          <table:table-cell table:number-columns-repeated="1016"/>
        </table:table-row>
        <table:table-row table:style-name="ro2" table:visibility="filter">
          <table:table-cell office:value-type="float" office:value="1413" calcext:value-type="float">
            <text:p>14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>
          <table:table-cell office:value-type="float" office:value="1414" calcext:value-type="float">
            <text:p>14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formula="of:=[.G1415]*[.E1415]" office:value-type="float" office:value="11840" calcext:value-type="float">
            <text:p>11840</text:p>
          </table:table-cell>
          <table:table-cell table:number-columns-repeated="1016"/>
        </table:table-row>
        <table:table-row table:style-name="ro2" table:visibility="filter">
          <table:table-cell office:value-type="float" office:value="1415" calcext:value-type="float">
            <text:p>14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office:value-type="float" office:value="1416" calcext:value-type="float">
            <text:p>14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[.G1417]*[.E1417]" office:value-type="float" office:value="7560" calcext:value-type="float">
            <text:p>7560</text:p>
          </table:table-cell>
          <table:table-cell table:number-columns-repeated="1016"/>
        </table:table-row>
        <table:table-row table:style-name="ro2" table:visibility="filter">
          <table:table-cell office:value-type="float" office:value="1417" calcext:value-type="float">
            <text:p>14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>
          <table:table-cell office:value-type="float" office:value="1418" calcext:value-type="float">
            <text:p>14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[.G1419]*[.E1419]" office:value-type="float" office:value="13200" calcext:value-type="float">
            <text:p>132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419" calcext:value-type="float">
            <text:p>14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>
          <table:table-cell office:value-type="float" office:value="1420" calcext:value-type="float">
            <text:p>14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formula="of:=[.G1421]*[.E1421]" office:value-type="float" office:value="20680" calcext:value-type="float">
            <text:p>20680</text:p>
          </table:table-cell>
          <table:table-cell table:number-columns-repeated="1016"/>
        </table:table-row>
        <table:table-row table:style-name="ro2" table:visibility="filter">
          <table:table-cell office:value-type="float" office:value="1421" calcext:value-type="float">
            <text:p>14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>
          <table:table-cell office:value-type="float" office:value="1422" calcext:value-type="float">
            <text:p>14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formula="of:=[.G1423]*[.E1423]" office:value-type="float" office:value="24500" calcext:value-type="float">
            <text:p>245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423" calcext:value-type="float">
            <text:p>14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>
          <table:table-cell office:value-type="float" office:value="1424" calcext:value-type="float">
            <text:p>14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[.G1425]*[.E1425]" office:value-type="float" office:value="16400" calcext:value-type="float">
            <text:p>164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425" calcext:value-type="float">
            <text:p>14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>
          <table:table-cell office:value-type="float" office:value="1426" calcext:value-type="float">
            <text:p>14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[.G1427]*[.E1427]" office:value-type="float" office:value="8140" calcext:value-type="float">
            <text:p>8140</text:p>
          </table:table-cell>
          <table:table-cell table:number-columns-repeated="1016"/>
        </table:table-row>
        <table:table-row table:style-name="ro2" table:visibility="filter">
          <table:table-cell office:value-type="float" office:value="1427" calcext:value-type="float">
            <text:p>14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>
          <table:table-cell office:value-type="float" office:value="1428" calcext:value-type="float">
            <text:p>14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[.G1429]*[.E1429]" office:value-type="float" office:value="4250" calcext:value-type="float">
            <text:p>4250</text:p>
          </table:table-cell>
          <table:table-cell table:number-columns-repeated="1016"/>
        </table:table-row>
        <table:table-row table:style-name="ro2" table:visibility="filter">
          <table:table-cell office:value-type="float" office:value="1429" calcext:value-type="float">
            <text:p>14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>
          <table:table-cell office:value-type="float" office:value="1430" calcext:value-type="float">
            <text:p>14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formula="of:=[.G1431]*[.E1431]" office:value-type="float" office:value="5100" calcext:value-type="float">
            <text:p>51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431" calcext:value-type="float">
            <text:p>14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office:value-type="float" office:value="1432" calcext:value-type="float">
            <text:p>14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0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[.G1433]*[.E1433]" office:value-type="float" office:value="7350" calcext:value-type="float">
            <text:p>7350</text:p>
          </table:table-cell>
          <table:table-cell table:number-columns-repeated="1016"/>
        </table:table-row>
        <table:table-row table:style-name="ro2" table:visibility="filter">
          <table:table-cell office:value-type="float" office:value="1433" calcext:value-type="float">
            <text:p>14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4" calcext:value-type="float">
            <text:p>14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5" calcext:value-type="float">
            <text:p>14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6" calcext:value-type="float">
            <text:p>14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7" calcext:value-type="float">
            <text:p>14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8" calcext:value-type="float">
            <text:p>14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39" calcext:value-type="float">
            <text:p>14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0" calcext:value-type="float">
            <text:p>14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1" calcext:value-type="float">
            <text:p>14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2" calcext:value-type="float">
            <text:p>14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3" calcext:value-type="float">
            <text:p>14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4" calcext:value-type="float">
            <text:p>14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5" calcext:value-type="float">
            <text:p>14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6" calcext:value-type="float">
            <text:p>14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7" calcext:value-type="float">
            <text:p>14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8" calcext:value-type="float">
            <text:p>14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49" calcext:value-type="float">
            <text:p>14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0" calcext:value-type="float">
            <text:p>14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1" calcext:value-type="float">
            <text:p>14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2" calcext:value-type="float">
            <text:p>14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3" calcext:value-type="float">
            <text:p>14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4" calcext:value-type="float">
            <text:p>14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5" calcext:value-type="float">
            <text:p>14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6" calcext:value-type="float">
            <text:p>14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7" calcext:value-type="float">
            <text:p>14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8" calcext:value-type="float">
            <text:p>14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59" calcext:value-type="float">
            <text:p>14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0" calcext:value-type="float">
            <text:p>14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1" calcext:value-type="float">
            <text:p>14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2" calcext:value-type="float">
            <text:p>14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7" calcext:value-type="float">
            <text:p>5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3" calcext:value-type="float">
            <text:p>14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4" calcext:value-type="float">
            <text:p>14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5" calcext:value-type="float">
            <text:p>14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6" calcext:value-type="float">
            <text:p>14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7" calcext:value-type="float">
            <text:p>14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8" calcext:value-type="float">
            <text:p>14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69" calcext:value-type="float">
            <text:p>14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0" calcext:value-type="float">
            <text:p>14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1" calcext:value-type="float">
            <text:p>14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2" calcext:value-type="float">
            <text:p>14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3" calcext:value-type="float">
            <text:p>14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4" calcext:value-type="float">
            <text:p>14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5" calcext:value-type="float">
            <text:p>14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6" calcext:value-type="float">
            <text:p>14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1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7" calcext:value-type="float">
            <text:p>14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8" calcext:value-type="float">
            <text:p>14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79" calcext:value-type="float">
            <text:p>14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0" calcext:value-type="float">
            <text:p>14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1" calcext:value-type="float">
            <text:p>14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2" calcext:value-type="float">
            <text:p>14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3" calcext:value-type="float">
            <text:p>14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4" calcext:value-type="float">
            <text:p>14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5" calcext:value-type="float">
            <text:p>14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6" calcext:value-type="float">
            <text:p>14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7" calcext:value-type="float">
            <text:p>14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8" calcext:value-type="float">
            <text:p>14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89" calcext:value-type="float">
            <text:p>14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0" calcext:value-type="float">
            <text:p>14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1" calcext:value-type="float">
            <text:p>14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2" calcext:value-type="float">
            <text:p>14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3" calcext:value-type="float">
            <text:p>14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4" calcext:value-type="float">
            <text:p>14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5" calcext:value-type="float">
            <text:p>14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6" calcext:value-type="float">
            <text:p>14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7" calcext:value-type="float">
            <text:p>14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8" calcext:value-type="float">
            <text:p>14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499" calcext:value-type="float">
            <text:p>14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0" calcext:value-type="float">
            <text:p>15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1" calcext:value-type="float">
            <text:p>15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2" calcext:value-type="float">
            <text:p>15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3" calcext:value-type="float">
            <text:p>15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4" calcext:value-type="float">
            <text:p>15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5" calcext:value-type="float">
            <text:p>15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6" calcext:value-type="float">
            <text:p>15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7" calcext:value-type="float">
            <text:p>15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8" calcext:value-type="float">
            <text:p>15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09" calcext:value-type="float">
            <text:p>15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0" calcext:value-type="float">
            <text:p>15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1" calcext:value-type="float">
            <text:p>15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2" calcext:value-type="float">
            <text:p>15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3" calcext:value-type="float">
            <text:p>15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4" calcext:value-type="float">
            <text:p>15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5" calcext:value-type="float">
            <text:p>15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6" calcext:value-type="float">
            <text:p>15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7" calcext:value-type="float">
            <text:p>15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8" calcext:value-type="float">
            <text:p>15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19" calcext:value-type="float">
            <text:p>15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0" calcext:value-type="float">
            <text:p>15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1" calcext:value-type="float">
            <text:p>15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2" calcext:value-type="float">
            <text:p>15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3" calcext:value-type="float">
            <text:p>15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4" calcext:value-type="float">
            <text:p>15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5" calcext:value-type="float">
            <text:p>15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6" calcext:value-type="float">
            <text:p>15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7" calcext:value-type="float">
            <text:p>15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8" calcext:value-type="float">
            <text:p>15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29" calcext:value-type="float">
            <text:p>15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0" calcext:value-type="float">
            <text:p>15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1" calcext:value-type="float">
            <text:p>15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2" calcext:value-type="float">
            <text:p>15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3" calcext:value-type="float">
            <text:p>15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4" calcext:value-type="float">
            <text:p>15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5" calcext:value-type="float">
            <text:p>15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6" calcext:value-type="float">
            <text:p>15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7" calcext:value-type="float">
            <text:p>15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8" calcext:value-type="float">
            <text:p>15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39" calcext:value-type="float">
            <text:p>15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0" calcext:value-type="float">
            <text:p>15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1" calcext:value-type="float">
            <text:p>15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2" calcext:value-type="float">
            <text:p>15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3" calcext:value-type="float">
            <text:p>15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4" calcext:value-type="float">
            <text:p>15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5" calcext:value-type="float">
            <text:p>15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6" calcext:value-type="float">
            <text:p>15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7" calcext:value-type="float">
            <text:p>15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8" calcext:value-type="float">
            <text:p>15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49" calcext:value-type="float">
            <text:p>15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0" calcext:value-type="float">
            <text:p>15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1" calcext:value-type="float">
            <text:p>15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2" calcext:value-type="float">
            <text:p>15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3" calcext:value-type="float">
            <text:p>15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4" calcext:value-type="float">
            <text:p>15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5" calcext:value-type="float">
            <text:p>15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6" calcext:value-type="float">
            <text:p>15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7" calcext:value-type="float">
            <text:p>15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8" calcext:value-type="float">
            <text:p>15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59" calcext:value-type="float">
            <text:p>15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0" calcext:value-type="float">
            <text:p>15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1" calcext:value-type="float">
            <text:p>15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2" calcext:value-type="float">
            <text:p>15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3" calcext:value-type="float">
            <text:p>15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4" calcext:value-type="float">
            <text:p>15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3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5" calcext:value-type="float">
            <text:p>15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6" calcext:value-type="float">
            <text:p>15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7" calcext:value-type="float">
            <text:p>15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8" calcext:value-type="float">
            <text:p>15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69" calcext:value-type="float">
            <text:p>15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0" calcext:value-type="float">
            <text:p>15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1" calcext:value-type="float">
            <text:p>15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2" calcext:value-type="float">
            <text:p>15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3" calcext:value-type="float">
            <text:p>15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4" calcext:value-type="float">
            <text:p>15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5" calcext:value-type="float">
            <text:p>15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6" calcext:value-type="float">
            <text:p>15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7" calcext:value-type="float">
            <text:p>15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8" calcext:value-type="float">
            <text:p>15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79" calcext:value-type="float">
            <text:p>15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0" calcext:value-type="float">
            <text:p>15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1" calcext:value-type="float">
            <text:p>15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2" calcext:value-type="float">
            <text:p>15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3" calcext:value-type="float">
            <text:p>15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4" calcext:value-type="float">
            <text:p>15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5" calcext:value-type="float">
            <text:p>15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6" calcext:value-type="float">
            <text:p>15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7" calcext:value-type="float">
            <text:p>15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8" calcext:value-type="float">
            <text:p>15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89" calcext:value-type="float">
            <text:p>15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0" calcext:value-type="float">
            <text:p>15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1" calcext:value-type="float">
            <text:p>15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2" calcext:value-type="float">
            <text:p>15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3" calcext:value-type="float">
            <text:p>15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4" calcext:value-type="float">
            <text:p>15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5" calcext:value-type="float">
            <text:p>15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6" calcext:value-type="float">
            <text:p>15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7" calcext:value-type="float">
            <text:p>15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8" calcext:value-type="float">
            <text:p>15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599" calcext:value-type="float">
            <text:p>15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0" calcext:value-type="float">
            <text:p>16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1" calcext:value-type="float">
            <text:p>16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2" calcext:value-type="float">
            <text:p>16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3" calcext:value-type="float">
            <text:p>16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4" calcext:value-type="float">
            <text:p>16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5" calcext:value-type="float">
            <text:p>16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6" calcext:value-type="float">
            <text:p>16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7" calcext:value-type="float">
            <text:p>16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8" calcext:value-type="float">
            <text:p>16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4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09" calcext:value-type="float">
            <text:p>16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office:value-type="float" office:value="1610" calcext:value-type="float">
            <text:p>16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[.G1611]*[.E1611]" office:value-type="float" office:value="7125" calcext:value-type="float">
            <text:p>7125</text:p>
          </table:table-cell>
          <table:table-cell table:number-columns-repeated="1016"/>
        </table:table-row>
        <table:table-row table:style-name="ro2" table:visibility="filter">
          <table:table-cell office:value-type="float" office:value="1611" calcext:value-type="float">
            <text:p>16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>
          <table:table-cell office:value-type="float" office:value="1612" calcext:value-type="float">
            <text:p>16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[.G1613]*[.E1613]" office:value-type="float" office:value="16530" calcext:value-type="float">
            <text:p>16530</text:p>
          </table:table-cell>
          <table:table-cell table:number-columns-repeated="1016"/>
        </table:table-row>
        <table:table-row table:style-name="ro2" table:visibility="filter">
          <table:table-cell office:value-type="float" office:value="1613" calcext:value-type="float">
            <text:p>16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>
          <table:table-cell office:value-type="float" office:value="1614" calcext:value-type="float">
            <text:p>16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12" calcext:value-type="float">
            <text:p>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[.G1615]*[.E1615]" office:value-type="float" office:value="9775" calcext:value-type="float">
            <text:p>9775</text:p>
          </table:table-cell>
          <table:table-cell table:number-columns-repeated="1016"/>
        </table:table-row>
        <table:table-row table:style-name="ro2" table:visibility="filter">
          <table:table-cell office:value-type="float" office:value="1615" calcext:value-type="float">
            <text:p>16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>
          <table:table-cell office:value-type="float" office:value="1616" calcext:value-type="float">
            <text:p>16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formula="of:=[.G1617]*[.E1617]" office:value-type="float" office:value="2880" calcext:value-type="float">
            <text:p>2880</text:p>
          </table:table-cell>
          <table:table-cell table:number-columns-repeated="1016"/>
        </table:table-row>
        <table:table-row table:style-name="ro2" table:visibility="filter">
          <table:table-cell office:value-type="float" office:value="1617" calcext:value-type="float">
            <text:p>16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office:value-type="float" office:value="1618" calcext:value-type="float">
            <text:p>16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[.G1619]*[.E1619]" office:value-type="float" office:value="6650" calcext:value-type="float">
            <text:p>6650</text:p>
          </table:table-cell>
          <table:table-cell table:number-columns-repeated="1016"/>
        </table:table-row>
        <table:table-row table:style-name="ro2" table:visibility="filter">
          <table:table-cell office:value-type="float" office:value="1619" calcext:value-type="float">
            <text:p>16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>
          <table:table-cell office:value-type="float" office:value="1620" calcext:value-type="float">
            <text:p>16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[.G1621]*[.E1621]" office:value-type="float" office:value="3240" calcext:value-type="float">
            <text:p>3240</text:p>
          </table:table-cell>
          <table:table-cell table:number-columns-repeated="1016"/>
        </table:table-row>
        <table:table-row table:style-name="ro2" table:visibility="filter">
          <table:table-cell office:value-type="float" office:value="1621" calcext:value-type="float">
            <text:p>16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>
          <table:table-cell office:value-type="float" office:value="1622" calcext:value-type="float">
            <text:p>16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formula="of:=[.G1623]*[.E1623]" office:value-type="float" office:value="9800" calcext:value-type="float">
            <text:p>98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623" calcext:value-type="float">
            <text:p>16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>
          <table:table-cell office:value-type="float" office:value="1624" calcext:value-type="float">
            <text:p>16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formula="of:=[.G1625]*[.E1625]" office:value-type="float" office:value="9165" calcext:value-type="float">
            <text:p>9165</text:p>
          </table:table-cell>
          <table:table-cell table:number-columns-repeated="1016"/>
        </table:table-row>
        <table:table-row table:style-name="ro2" table:visibility="filter">
          <table:table-cell office:value-type="float" office:value="1625" calcext:value-type="float">
            <text:p>16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office:value-type="float" office:value="1626" calcext:value-type="float">
            <text:p>16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[.G1627]*[.E1627]" office:value-type="float" office:value="16800" calcext:value-type="float">
            <text:p>168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627" calcext:value-type="float">
            <text:p>16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office:value-type="float" office:value="1628" calcext:value-type="float">
            <text:p>16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[.G1629]*[.E1629]" office:value-type="float" office:value="10440" calcext:value-type="float">
            <text:p>10440</text:p>
          </table:table-cell>
          <table:table-cell table:number-columns-repeated="1016"/>
        </table:table-row>
        <table:table-row table:style-name="ro2" table:visibility="filter">
          <table:table-cell office:value-type="float" office:value="1629" calcext:value-type="float">
            <text:p>16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>
          <table:table-cell office:value-type="float" office:value="1630" calcext:value-type="float">
            <text:p>16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[.G1631]*[.E1631]" office:value-type="float" office:value="10830" calcext:value-type="float">
            <text:p>10830</text:p>
          </table:table-cell>
          <table:table-cell table:number-columns-repeated="1016"/>
        </table:table-row>
        <table:table-row table:style-name="ro2" table:visibility="filter">
          <table:table-cell office:value-type="float" office:value="1631" calcext:value-type="float">
            <text:p>16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>
          <table:table-cell office:value-type="float" office:value="1632" calcext:value-type="float">
            <text:p>16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formula="of:=[.G1633]*[.E1633]" office:value-type="float" office:value="6670" calcext:value-type="float">
            <text:p>6670</text:p>
          </table:table-cell>
          <table:table-cell table:number-columns-repeated="1016"/>
        </table:table-row>
        <table:table-row table:style-name="ro2" table:visibility="filter">
          <table:table-cell office:value-type="float" office:value="1633" calcext:value-type="float">
            <text:p>16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>
          <table:table-cell office:value-type="float" office:value="1634" calcext:value-type="float">
            <text:p>16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formula="of:=[.G1635]*[.E1635]" office:value-type="float" office:value="10560" calcext:value-type="float">
            <text:p>10560</text:p>
          </table:table-cell>
          <table:table-cell table:number-columns-repeated="1016"/>
        </table:table-row>
        <table:table-row table:style-name="ro2" table:visibility="filter">
          <table:table-cell office:value-type="float" office:value="1635" calcext:value-type="float">
            <text:p>16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office:value-type="float" office:value="1636" calcext:value-type="float">
            <text:p>16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[.G1637]*[.E1637]" office:value-type="float" office:value="6300" calcext:value-type="float">
            <text:p>63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637" calcext:value-type="float">
            <text:p>16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>
          <table:table-cell office:value-type="float" office:value="1638" calcext:value-type="float">
            <text:p>16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[.G1639]*[.E1639]" office:value-type="float" office:value="10400" calcext:value-type="float">
            <text:p>104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639" calcext:value-type="float">
            <text:p>16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>
          <table:table-cell office:value-type="float" office:value="1640" calcext:value-type="float">
            <text:p>16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formula="of:=[.G1641]*[.E1641]" office:value-type="float" office:value="17390" calcext:value-type="float">
            <text:p>17390</text:p>
          </table:table-cell>
          <table:table-cell table:number-columns-repeated="1016"/>
        </table:table-row>
        <table:table-row table:style-name="ro2" table:visibility="filter">
          <table:table-cell office:value-type="float" office:value="1641" calcext:value-type="float">
            <text:p>16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>
          <table:table-cell office:value-type="float" office:value="1642" calcext:value-type="float">
            <text:p>16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formula="of:=[.G1643]*[.E1643]" office:value-type="float" office:value="19500" calcext:value-type="float">
            <text:p>195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643" calcext:value-type="float">
            <text:p>16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>
          <table:table-cell office:value-type="float" office:value="1644" calcext:value-type="float">
            <text:p>16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[.G1645]*[.E1645]" office:value-type="float" office:value="15200" calcext:value-type="float">
            <text:p>152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645" calcext:value-type="float">
            <text:p>16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>
          <table:table-cell office:value-type="float" office:value="1646" calcext:value-type="float">
            <text:p>16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[.G1647]*[.E1647]" office:value-type="float" office:value="5940" calcext:value-type="float">
            <text:p>5940</text:p>
          </table:table-cell>
          <table:table-cell table:number-columns-repeated="1016"/>
        </table:table-row>
        <table:table-row table:style-name="ro2" table:visibility="filter">
          <table:table-cell office:value-type="float" office:value="1647" calcext:value-type="float">
            <text:p>16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>
          <table:table-cell office:value-type="float" office:value="1648" calcext:value-type="float">
            <text:p>16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[.G1649]*[.E1649]" office:value-type="float" office:value="3230" calcext:value-type="float">
            <text:p>3230</text:p>
          </table:table-cell>
          <table:table-cell table:number-columns-repeated="1016"/>
        </table:table-row>
        <table:table-row table:style-name="ro2" table:visibility="filter">
          <table:table-cell office:value-type="float" office:value="1649" calcext:value-type="float">
            <text:p>16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>
          <table:table-cell office:value-type="float" office:value="1650" calcext:value-type="float">
            <text:p>16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formula="of:=[.G1651]*[.E1651]" office:value-type="float" office:value="3900" calcext:value-type="float">
            <text:p>39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651" calcext:value-type="float">
            <text:p>16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office:value-type="float" office:value="1652" calcext:value-type="float">
            <text:p>16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5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[.G1653]*[.E1653]" office:value-type="float" office:value="6300" calcext:value-type="float">
            <text:p>63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653" calcext:value-type="float">
            <text:p>16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4" calcext:value-type="float">
            <text:p>16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5" calcext:value-type="float">
            <text:p>16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6" calcext:value-type="float">
            <text:p>16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7" calcext:value-type="float">
            <text:p>16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8" calcext:value-type="float">
            <text:p>16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59" calcext:value-type="float">
            <text:p>16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0" calcext:value-type="float">
            <text:p>16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1" calcext:value-type="float">
            <text:p>16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2" calcext:value-type="float">
            <text:p>16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3" calcext:value-type="float">
            <text:p>16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4" calcext:value-type="float">
            <text:p>16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5" calcext:value-type="float">
            <text:p>16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6" calcext:value-type="float">
            <text:p>16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7" calcext:value-type="float">
            <text:p>16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8" calcext:value-type="float">
            <text:p>16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69" calcext:value-type="float">
            <text:p>16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0" calcext:value-type="float">
            <text:p>16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1" calcext:value-type="float">
            <text:p>16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2" calcext:value-type="float">
            <text:p>16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3" calcext:value-type="float">
            <text:p>16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4" calcext:value-type="float">
            <text:p>16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5" calcext:value-type="float">
            <text:p>16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6" calcext:value-type="float">
            <text:p>16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7" calcext:value-type="float">
            <text:p>16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8" calcext:value-type="float">
            <text:p>16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79" calcext:value-type="float">
            <text:p>16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0" calcext:value-type="float">
            <text:p>16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1" calcext:value-type="float">
            <text:p>16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2" calcext:value-type="float">
            <text:p>16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3" calcext:value-type="float">
            <text:p>16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4" calcext:value-type="float">
            <text:p>16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5" calcext:value-type="float">
            <text:p>16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6" calcext:value-type="float">
            <text:p>16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7" calcext:value-type="float">
            <text:p>16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8" calcext:value-type="float">
            <text:p>16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89" calcext:value-type="float">
            <text:p>16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0" calcext:value-type="float">
            <text:p>16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1" calcext:value-type="float">
            <text:p>16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2" calcext:value-type="float">
            <text:p>16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3" calcext:value-type="float">
            <text:p>16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4" calcext:value-type="float">
            <text:p>16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5" calcext:value-type="float">
            <text:p>16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6" calcext:value-type="float">
            <text:p>16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1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7" calcext:value-type="float">
            <text:p>16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8" calcext:value-type="float">
            <text:p>16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699" calcext:value-type="float">
            <text:p>16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0" calcext:value-type="float">
            <text:p>17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1" calcext:value-type="float">
            <text:p>17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2" calcext:value-type="float">
            <text:p>17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3" calcext:value-type="float">
            <text:p>17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4" calcext:value-type="float">
            <text:p>17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5" calcext:value-type="float">
            <text:p>17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6" calcext:value-type="float">
            <text:p>17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7" calcext:value-type="float">
            <text:p>17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8" calcext:value-type="float">
            <text:p>17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09" calcext:value-type="float">
            <text:p>17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0" calcext:value-type="float">
            <text:p>17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1" calcext:value-type="float">
            <text:p>17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2" calcext:value-type="float">
            <text:p>17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3" calcext:value-type="float">
            <text:p>17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4" calcext:value-type="float">
            <text:p>17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5" calcext:value-type="float">
            <text:p>17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6" calcext:value-type="float">
            <text:p>17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7" calcext:value-type="float">
            <text:p>17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8" calcext:value-type="float">
            <text:p>17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19" calcext:value-type="float">
            <text:p>17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0" calcext:value-type="float">
            <text:p>17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1" calcext:value-type="float">
            <text:p>17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2" calcext:value-type="float">
            <text:p>17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3" calcext:value-type="float">
            <text:p>17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4" calcext:value-type="float">
            <text:p>17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5" calcext:value-type="float">
            <text:p>17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6" calcext:value-type="float">
            <text:p>17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7" calcext:value-type="float">
            <text:p>17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8" calcext:value-type="float">
            <text:p>17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29" calcext:value-type="float">
            <text:p>17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0" calcext:value-type="float">
            <text:p>17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1" calcext:value-type="float">
            <text:p>17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2" calcext:value-type="float">
            <text:p>17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3" calcext:value-type="float">
            <text:p>17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4" calcext:value-type="float">
            <text:p>17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5" calcext:value-type="float">
            <text:p>17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6" calcext:value-type="float">
            <text:p>17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7" calcext:value-type="float">
            <text:p>17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8" calcext:value-type="float">
            <text:p>17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39" calcext:value-type="float">
            <text:p>17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0" calcext:value-type="float">
            <text:p>17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1" calcext:value-type="float">
            <text:p>17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2" calcext:value-type="float">
            <text:p>17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3" calcext:value-type="float">
            <text:p>17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4" calcext:value-type="float">
            <text:p>17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5" calcext:value-type="float">
            <text:p>17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6" calcext:value-type="float">
            <text:p>17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7" calcext:value-type="float">
            <text:p>17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8" calcext:value-type="float">
            <text:p>17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49" calcext:value-type="float">
            <text:p>17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0" calcext:value-type="float">
            <text:p>17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1" calcext:value-type="float">
            <text:p>17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2" calcext:value-type="float">
            <text:p>17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3" calcext:value-type="float">
            <text:p>17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4" calcext:value-type="float">
            <text:p>17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5" calcext:value-type="float">
            <text:p>17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6" calcext:value-type="float">
            <text:p>17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7" calcext:value-type="float">
            <text:p>17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8" calcext:value-type="float">
            <text:p>17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59" calcext:value-type="float">
            <text:p>17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0" calcext:value-type="float">
            <text:p>17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2" calcext:value-type="float">
            <text:p>5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1" calcext:value-type="float">
            <text:p>17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2" calcext:value-type="float">
            <text:p>17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3" calcext:value-type="float">
            <text:p>17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4" calcext:value-type="float">
            <text:p>17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5" calcext:value-type="float">
            <text:p>17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6" calcext:value-type="float">
            <text:p>17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7" calcext:value-type="float">
            <text:p>17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8" calcext:value-type="float">
            <text:p>17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69" calcext:value-type="float">
            <text:p>17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0" calcext:value-type="float">
            <text:p>17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7" calcext:value-type="float">
            <text:p>5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1" calcext:value-type="float">
            <text:p>17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2" calcext:value-type="float">
            <text:p>17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3" calcext:value-type="float">
            <text:p>17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4" calcext:value-type="float">
            <text:p>17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5" calcext:value-type="float">
            <text:p>17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6" calcext:value-type="float">
            <text:p>17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7" calcext:value-type="float">
            <text:p>17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8" calcext:value-type="float">
            <text:p>17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1" calcext:value-type="float">
            <text:p>6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79" calcext:value-type="float">
            <text:p>17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0" calcext:value-type="float">
            <text:p>17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1" calcext:value-type="float">
            <text:p>17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2" calcext:value-type="float">
            <text:p>17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3" calcext:value-type="float">
            <text:p>17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4" calcext:value-type="float">
            <text:p>17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3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5" calcext:value-type="float">
            <text:p>17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6" calcext:value-type="float">
            <text:p>17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7" calcext:value-type="float">
            <text:p>17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8" calcext:value-type="float">
            <text:p>17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89" calcext:value-type="float">
            <text:p>17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0" calcext:value-type="float">
            <text:p>17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1" calcext:value-type="float">
            <text:p>17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2" calcext:value-type="float">
            <text:p>17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3" calcext:value-type="float">
            <text:p>17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4" calcext:value-type="float">
            <text:p>17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5" calcext:value-type="float">
            <text:p>17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6" calcext:value-type="float">
            <text:p>17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7" calcext:value-type="float">
            <text:p>17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8" calcext:value-type="float">
            <text:p>17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799" calcext:value-type="float">
            <text:p>17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0" calcext:value-type="float">
            <text:p>18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1" calcext:value-type="float">
            <text:p>18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2" calcext:value-type="float">
            <text:p>18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3" calcext:value-type="float">
            <text:p>18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4" calcext:value-type="float">
            <text:p>18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5" calcext:value-type="float">
            <text:p>18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6" calcext:value-type="float">
            <text:p>18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7" calcext:value-type="float">
            <text:p>18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8" calcext:value-type="float">
            <text:p>18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09" calcext:value-type="float">
            <text:p>18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0" calcext:value-type="float">
            <text:p>18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1" calcext:value-type="float">
            <text:p>18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2" calcext:value-type="float">
            <text:p>18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3" calcext:value-type="float">
            <text:p>18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4" calcext:value-type="float">
            <text:p>18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5" calcext:value-type="float">
            <text:p>18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6" calcext:value-type="float">
            <text:p>18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7" calcext:value-type="float">
            <text:p>18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8" calcext:value-type="float">
            <text:p>18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19" calcext:value-type="float">
            <text:p>18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0" calcext:value-type="float">
            <text:p>18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1" calcext:value-type="float">
            <text:p>18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2" calcext:value-type="float">
            <text:p>18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3" calcext:value-type="float">
            <text:p>18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4" calcext:value-type="float">
            <text:p>18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5" calcext:value-type="float">
            <text:p>18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6" calcext:value-type="float">
            <text:p>18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7" calcext:value-type="float">
            <text:p>18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8" calcext:value-type="float">
            <text:p>18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4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829" calcext:value-type="float">
            <text:p>18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office:value-type="float" office:value="1830" calcext:value-type="float">
            <text:p>18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[.G1831]*[.E1831]" office:value-type="float" office:value="7275" calcext:value-type="float">
            <text:p>7275</text:p>
          </table:table-cell>
          <table:table-cell table:number-columns-repeated="1016"/>
        </table:table-row>
        <table:table-row table:style-name="ro2" table:visibility="filter">
          <table:table-cell office:value-type="float" office:value="1831" calcext:value-type="float">
            <text:p>18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>
          <table:table-cell office:value-type="float" office:value="1832" calcext:value-type="float">
            <text:p>18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[.G1833]*[.E1833]" office:value-type="float" office:value="19760" calcext:value-type="float">
            <text:p>1976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33" calcext:value-type="float">
            <text:p>18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>
          <table:table-cell office:value-type="float" office:value="1834" calcext:value-type="float">
            <text:p>18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[.G1835]*[.E1835]" office:value-type="float" office:value="10285" calcext:value-type="float">
            <text:p>10285</text:p>
          </table:table-cell>
          <table:table-cell table:number-columns-repeated="1016"/>
        </table:table-row>
        <table:table-row table:style-name="ro2" table:visibility="filter">
          <table:table-cell office:value-type="float" office:value="1835" calcext:value-type="float">
            <text:p>18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>
          <table:table-cell office:value-type="float" office:value="1836" calcext:value-type="float">
            <text:p>18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formula="of:=[.G1837]*[.E1837]" office:value-type="float" office:value="4560" calcext:value-type="float">
            <text:p>456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37" calcext:value-type="float">
            <text:p>18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office:value-type="float" office:value="1838" calcext:value-type="float">
            <text:p>18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[.G1839]*[.E1839]" office:value-type="float" office:value="7350" calcext:value-type="float">
            <text:p>735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39" calcext:value-type="float">
            <text:p>18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>
          <table:table-cell office:value-type="float" office:value="1840" calcext:value-type="float">
            <text:p>18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[.G1841]*[.E1841]" office:value-type="float" office:value="3360" calcext:value-type="float">
            <text:p>336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41" calcext:value-type="float">
            <text:p>18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>
          <table:table-cell office:value-type="float" office:value="1842" calcext:value-type="float">
            <text:p>18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formula="of:=[.G1843]*[.E1843]" office:value-type="float" office:value="11400" calcext:value-type="float">
            <text:p>114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43" calcext:value-type="float">
            <text:p>18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>
          <table:table-cell office:value-type="float" office:value="1844" calcext:value-type="float">
            <text:p>18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formula="of:=[.G1845]*[.E1845]" office:value-type="float" office:value="10725" calcext:value-type="float">
            <text:p>10725</text:p>
          </table:table-cell>
          <table:table-cell table:number-columns-repeated="1016"/>
        </table:table-row>
        <table:table-row table:style-name="ro2" table:visibility="filter">
          <table:table-cell office:value-type="float" office:value="1845" calcext:value-type="float">
            <text:p>18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office:value-type="float" office:value="1846" calcext:value-type="float">
            <text:p>18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[.G1847]*[.E1847]" office:value-type="float" office:value="18550" calcext:value-type="float">
            <text:p>1855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47" calcext:value-type="float">
            <text:p>18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office:value-type="float" office:value="1848" calcext:value-type="float">
            <text:p>18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2" calcext:value-type="float">
            <text:p>5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[.G1849]*[.E1849]" office:value-type="float" office:value="11520" calcext:value-type="float">
            <text:p>1152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49" calcext:value-type="float">
            <text:p>18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>
          <table:table-cell office:value-type="float" office:value="1850" calcext:value-type="float">
            <text:p>18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[.G1851]*[.E1851]" office:value-type="float" office:value="11780" calcext:value-type="float">
            <text:p>1178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51" calcext:value-type="float">
            <text:p>18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>
          <table:table-cell office:value-type="float" office:value="1852" calcext:value-type="float">
            <text:p>18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formula="of:=[.G1853]*[.E1853]" office:value-type="float" office:value="8510" calcext:value-type="float">
            <text:p>851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53" calcext:value-type="float">
            <text:p>18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>
          <table:table-cell office:value-type="float" office:value="1854" calcext:value-type="float">
            <text:p>18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formula="of:=[.G1855]*[.E1855]" office:value-type="float" office:value="11840" calcext:value-type="float">
            <text:p>1184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55" calcext:value-type="float">
            <text:p>18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office:value-type="float" office:value="1856" calcext:value-type="float">
            <text:p>18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[.G1857]*[.E1857]" office:value-type="float" office:value="7560" calcext:value-type="float">
            <text:p>756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57" calcext:value-type="float">
            <text:p>18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>
          <table:table-cell office:value-type="float" office:value="1858" calcext:value-type="float">
            <text:p>18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[.G1859]*[.E1859]" office:value-type="float" office:value="13200" calcext:value-type="float">
            <text:p>132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59" calcext:value-type="float">
            <text:p>18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>
          <table:table-cell office:value-type="float" office:value="1860" calcext:value-type="float">
            <text:p>18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formula="of:=[.G1861]*[.E1861]" office:value-type="float" office:value="20680" calcext:value-type="float">
            <text:p>2068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61" calcext:value-type="float">
            <text:p>18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>
          <table:table-cell office:value-type="float" office:value="1862" calcext:value-type="float">
            <text:p>18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formula="of:=[.G1863]*[.E1863]" office:value-type="float" office:value="24500" calcext:value-type="float">
            <text:p>245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63" calcext:value-type="float">
            <text:p>18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>
          <table:table-cell office:value-type="float" office:value="1864" calcext:value-type="float">
            <text:p>18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[.G1865]*[.E1865]" office:value-type="float" office:value="16400" calcext:value-type="float">
            <text:p>164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65" calcext:value-type="float">
            <text:p>18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>
          <table:table-cell office:value-type="float" office:value="1866" calcext:value-type="float">
            <text:p>18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[.G1867]*[.E1867]" office:value-type="float" office:value="8140" calcext:value-type="float">
            <text:p>814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67" calcext:value-type="float">
            <text:p>18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>
          <table:table-cell office:value-type="float" office:value="1868" calcext:value-type="float">
            <text:p>18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[.G1869]*[.E1869]" office:value-type="float" office:value="4250" calcext:value-type="float">
            <text:p>425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69" calcext:value-type="float">
            <text:p>18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>
          <table:table-cell office:value-type="float" office:value="1870" calcext:value-type="float">
            <text:p>18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formula="of:=[.G1871]*[.E1871]" office:value-type="float" office:value="5100" calcext:value-type="float">
            <text:p>51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71" calcext:value-type="float">
            <text:p>18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office:value-type="float" office:value="1872" calcext:value-type="float">
            <text:p>18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5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[.G1873]*[.E1873]" office:value-type="float" office:value="7350" calcext:value-type="float">
            <text:p>735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73" calcext:value-type="float">
            <text:p>18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office:value-type="float" office:value="1874" calcext:value-type="float">
            <text:p>18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[.G1875]*[.E1875]" office:value-type="float" office:value="7275" calcext:value-type="float">
            <text:p>7275</text:p>
          </table:table-cell>
          <table:table-cell table:number-columns-repeated="1016"/>
        </table:table-row>
        <table:table-row table:style-name="ro2" table:visibility="filter">
          <table:table-cell office:value-type="float" office:value="1875" calcext:value-type="float">
            <text:p>18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>
          <table:table-cell office:value-type="float" office:value="1876" calcext:value-type="float">
            <text:p>18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1" calcext:value-type="float">
            <text:p>1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[.G1877]*[.E1877]" office:value-type="float" office:value="19760" calcext:value-type="float">
            <text:p>1976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77" calcext:value-type="float">
            <text:p>18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>
          <table:table-cell office:value-type="float" office:value="1878" calcext:value-type="float">
            <text:p>18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12" calcext:value-type="float">
            <text:p>1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formula="of:=[.G1879]*[.E1879]" office:value-type="float" office:value="9520" calcext:value-type="float">
            <text:p>952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79" calcext:value-type="float">
            <text:p>18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>
          <table:table-cell office:value-type="float" office:value="1880" calcext:value-type="float">
            <text:p>18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formula="of:=[.G1881]*[.E1881]" office:value-type="float" office:value="3360" calcext:value-type="float">
            <text:p>336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81" calcext:value-type="float">
            <text:p>18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office:value-type="float" office:value="1882" calcext:value-type="float">
            <text:p>18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[.G1883]*[.E1883]" office:value-type="float" office:value="6650" calcext:value-type="float">
            <text:p>665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83" calcext:value-type="float">
            <text:p>18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>
          <table:table-cell office:value-type="float" office:value="1884" calcext:value-type="float">
            <text:p>18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formula="of:=[.G1885]*[.E1885]" office:value-type="float" office:value="1680" calcext:value-type="float">
            <text:p>168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85" calcext:value-type="float">
            <text:p>18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>
          <table:table-cell office:value-type="float" office:value="1886" calcext:value-type="float">
            <text:p>18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formula="of:=[.G1887]*[.E1887]" office:value-type="float" office:value="10000" calcext:value-type="float">
            <text:p>100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87" calcext:value-type="float">
            <text:p>18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>
          <table:table-cell office:value-type="float" office:value="1888" calcext:value-type="float">
            <text:p>18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formula="of:=[.G1889]*[.E1889]" office:value-type="float" office:value="9750" calcext:value-type="float">
            <text:p>975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89" calcext:value-type="float">
            <text:p>18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office:value-type="float" office:value="1890" calcext:value-type="float">
            <text:p>18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[.G1891]*[.E1891]" office:value-type="float" office:value="17500" calcext:value-type="float">
            <text:p>175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91" calcext:value-type="float">
            <text:p>18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office:value-type="float" office:value="1892" calcext:value-type="float">
            <text:p>18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[.G1893]*[.E1893]" office:value-type="float" office:value="10800" calcext:value-type="float">
            <text:p>108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93" calcext:value-type="float">
            <text:p>18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>
          <table:table-cell office:value-type="float" office:value="1894" calcext:value-type="float">
            <text:p>18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formula="of:=[.G1895]*[.E1895]" office:value-type="float" office:value="11400" calcext:value-type="float">
            <text:p>114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95" calcext:value-type="float">
            <text:p>18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>
          <table:table-cell office:value-type="float" office:value="1896" calcext:value-type="float">
            <text:p>18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formula="of:=[.G1897]*[.E1897]" office:value-type="float" office:value="6900" calcext:value-type="float">
            <text:p>69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97" calcext:value-type="float">
            <text:p>18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>
          <table:table-cell office:value-type="float" office:value="1898" calcext:value-type="float">
            <text:p>18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formula="of:=[.G1899]*[.E1899]" office:value-type="float" office:value="11200" calcext:value-type="float">
            <text:p>112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899" calcext:value-type="float">
            <text:p>18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6" calcext:value-type="float">
            <text:p>5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>
          <table:table-cell office:value-type="float" office:value="1900" calcext:value-type="float">
            <text:p>19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formula="of:=[.G1901]*[.E1901]" office:value-type="float" office:value="7200" calcext:value-type="float">
            <text:p>72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901" calcext:value-type="float">
            <text:p>19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>
          <table:table-cell office:value-type="float" office:value="1902" calcext:value-type="float">
            <text:p>19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[.G1903]*[.E1903]" office:value-type="float" office:value="12000" calcext:value-type="float">
            <text:p>120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903" calcext:value-type="float">
            <text:p>19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>
          <table:table-cell office:value-type="float" office:value="1904" calcext:value-type="float">
            <text:p>19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formula="of:=[.G1905]*[.E1905]" office:value-type="float" office:value="18800" calcext:value-type="float">
            <text:p>188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905" calcext:value-type="float">
            <text:p>19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>
          <table:table-cell office:value-type="float" office:value="1906" calcext:value-type="float">
            <text:p>19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formula="of:=[.G1907]*[.E1907]" office:value-type="float" office:value="20000" calcext:value-type="float">
            <text:p>200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907" calcext:value-type="float">
            <text:p>19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>
          <table:table-cell office:value-type="float" office:value="1908" calcext:value-type="float">
            <text:p>19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formula="of:=[.G1909]*[.E1909]" office:value-type="float" office:value="16000" calcext:value-type="float">
            <text:p>160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909" calcext:value-type="float">
            <text:p>19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>
          <table:table-cell office:value-type="float" office:value="1910" calcext:value-type="float">
            <text:p>19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formula="of:=[.G1911]*[.E1911]" office:value-type="float" office:value="6600" calcext:value-type="float">
            <text:p>66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911" calcext:value-type="float">
            <text:p>19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>
          <table:table-cell office:value-type="float" office:value="1912" calcext:value-type="float">
            <text:p>19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formula="of:=[.G1913]*[.E1913]" office:value-type="float" office:value="6800" calcext:value-type="float">
            <text:p>68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913" calcext:value-type="float">
            <text:p>19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>
          <table:table-cell office:value-type="float" office:value="1914" calcext:value-type="float">
            <text:p>19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formula="of:=[.G1915]*[.E1915]" office:value-type="float" office:value="4500" calcext:value-type="float">
            <text:p>45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915" calcext:value-type="float">
            <text:p>19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>
          <table:table-cell office:value-type="float" office:value="1916" calcext:value-type="float">
            <text:p>19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6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formula="of:=[.G1917]*[.E1917]" office:value-type="float" office:value="7000" calcext:value-type="float">
            <text:p>7000</text:p>
          </table:table-cell>
          <table:table-cell table:number-columns-repeated="1016"/>
        </table:table-row>
        <table:table-row table:style-name="ro2" table:visibility="filter">
          <table:table-cell office:value-type="float" office:value="1917" calcext:value-type="float">
            <text:p>19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18" calcext:value-type="float">
            <text:p>19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19" calcext:value-type="float">
            <text:p>19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0" calcext:value-type="float">
            <text:p>19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1" calcext:value-type="float">
            <text:p>19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2" calcext:value-type="float">
            <text:p>19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3" calcext:value-type="float">
            <text:p>19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4" calcext:value-type="float">
            <text:p>19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5" calcext:value-type="float">
            <text:p>19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6" calcext:value-type="float">
            <text:p>19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7" calcext:value-type="float">
            <text:p>19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8" calcext:value-type="float">
            <text:p>19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29" calcext:value-type="float">
            <text:p>19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0" calcext:value-type="float">
            <text:p>19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1" calcext:value-type="float">
            <text:p>19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2" calcext:value-type="float">
            <text:p>19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3" calcext:value-type="float">
            <text:p>19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4" calcext:value-type="float">
            <text:p>19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5" calcext:value-type="float">
            <text:p>19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6" calcext:value-type="float">
            <text:p>19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7" calcext:value-type="float">
            <text:p>19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8" calcext:value-type="float">
            <text:p>19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39" calcext:value-type="float">
            <text:p>19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0" calcext:value-type="float">
            <text:p>19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1" calcext:value-type="float">
            <text:p>19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2" calcext:value-type="float">
            <text:p>19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3" calcext:value-type="float">
            <text:p>19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4" calcext:value-type="float">
            <text:p>19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5" calcext:value-type="float">
            <text:p>19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6" calcext:value-type="float">
            <text:p>19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7" calcext:value-type="float">
            <text:p>19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8" calcext:value-type="float">
            <text:p>19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49" calcext:value-type="float">
            <text:p>194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0" calcext:value-type="float">
            <text:p>195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1" calcext:value-type="float">
            <text:p>195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2" calcext:value-type="float">
            <text:p>195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3" calcext:value-type="float">
            <text:p>195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4" calcext:value-type="float">
            <text:p>195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5" calcext:value-type="float">
            <text:p>195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6" calcext:value-type="float">
            <text:p>195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7" calcext:value-type="float">
            <text:p>195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8" calcext:value-type="float">
            <text:p>195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59" calcext:value-type="float">
            <text:p>195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0" calcext:value-type="float">
            <text:p>196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7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1" calcext:value-type="float">
            <text:p>196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2" calcext:value-type="float">
            <text:p>196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3" calcext:value-type="float">
            <text:p>196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4" calcext:value-type="float">
            <text:p>196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5" calcext:value-type="float">
            <text:p>196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6" calcext:value-type="float">
            <text:p>196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7" calcext:value-type="float">
            <text:p>196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1" calcext:value-type="float">
            <text:p>3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8" calcext:value-type="float">
            <text:p>196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69" calcext:value-type="float">
            <text:p>196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0" calcext:value-type="float">
            <text:p>197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1" calcext:value-type="float">
            <text:p>197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2" calcext:value-type="float">
            <text:p>197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3" calcext:value-type="float">
            <text:p>197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49" calcext:value-type="float">
            <text:p>4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4" calcext:value-type="float">
            <text:p>197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5" calcext:value-type="float">
            <text:p>197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6" calcext:value-type="float">
            <text:p>197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7" calcext:value-type="float">
            <text:p>197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8" calcext:value-type="float">
            <text:p>197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79" calcext:value-type="float">
            <text:p>197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0" calcext:value-type="float">
            <text:p>198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1" calcext:value-type="float">
            <text:p>198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2" calcext:value-type="float">
            <text:p>198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3" calcext:value-type="float">
            <text:p>198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4" calcext:value-type="float">
            <text:p>5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4" calcext:value-type="float">
            <text:p>198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5" calcext:value-type="float">
            <text:p>198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6" calcext:value-type="float">
            <text:p>198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7" calcext:value-type="float">
            <text:p>198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8" calcext:value-type="float">
            <text:p>198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89" calcext:value-type="float">
            <text:p>198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0" calcext:value-type="float">
            <text:p>199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1" calcext:value-type="float">
            <text:p>199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2" calcext:value-type="float">
            <text:p>199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3" calcext:value-type="float">
            <text:p>199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4" calcext:value-type="float">
            <text:p>199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5" calcext:value-type="float">
            <text:p>199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6" calcext:value-type="float">
            <text:p>199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0" calcext:value-type="float">
            <text:p>6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7" calcext:value-type="float">
            <text:p>199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8" calcext:value-type="float">
            <text:p>199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1999" calcext:value-type="float">
            <text:p>199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2" calcext:value-type="float">
            <text:p>6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0" calcext:value-type="float">
            <text:p>200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2" calcext:value-type="float">
            <text:p>6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1" calcext:value-type="float">
            <text:p>200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2" calcext:value-type="float">
            <text:p>200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3" calcext:value-type="float">
            <text:p>200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4" calcext:value-type="float">
            <text:p>200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8</text:p>
          </table:table-cell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5" calcext:value-type="float">
            <text:p>200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6" calcext:value-type="float">
            <text:p>200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7" calcext:value-type="float">
            <text:p>200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1" calcext:value-type="float">
            <text:p>1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8" calcext:value-type="float">
            <text:p>200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09" calcext:value-type="float">
            <text:p>200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0" calcext:value-type="float">
            <text:p>201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Продажа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1" calcext:value-type="float">
            <text:p>201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1" calcext:value-type="float">
            <text:p>3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2" calcext:value-type="float">
            <text:p>201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дажа</text:p>
          </table:table-cell>
          <table:table-cell office:value-type="float" office:value="240" calcext:value-type="float">
            <text:p>24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3" calcext:value-type="float">
            <text:p>201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4" calcext:value-type="float">
            <text:p>201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5" calcext:value-type="float">
            <text:p>201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6" calcext:value-type="float">
            <text:p>3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6" calcext:value-type="float">
            <text:p>201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Продажа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7" calcext:value-type="float">
            <text:p>201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49" calcext:value-type="float">
            <text:p>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8" calcext:value-type="float">
            <text:p>201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200" calcext:value-type="float">
            <text:p>20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19" calcext:value-type="float">
            <text:p>201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0" calcext:value-type="float">
            <text:p>202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Продажа</text:p>
          </table:table-cell>
          <table:table-cell office:value-type="float" office:value="195" calcext:value-type="float">
            <text:p>19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1" calcext:value-type="float">
            <text:p>202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1" calcext:value-type="float">
            <text:p>5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2" calcext:value-type="float">
            <text:p>202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3" calcext:value-type="float">
            <text:p>202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4" calcext:value-type="float">
            <text:p>202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5" calcext:value-type="float">
            <text:p>202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3" calcext:value-type="float">
            <text:p>5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6" calcext:value-type="float">
            <text:p>202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Продажа</text:p>
          </table:table-cell>
          <table:table-cell office:value-type="float" office:value="190" calcext:value-type="float">
            <text:p>19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7" calcext:value-type="float">
            <text:p>202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8" calcext:value-type="float">
            <text:p>202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Продажа</text:p>
          </table:table-cell>
          <table:table-cell office:value-type="float" office:value="230" calcext:value-type="float">
            <text:p>23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29" calcext:value-type="float">
            <text:p>202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0" calcext:value-type="float">
            <text:p>203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Продажа</text:p>
          </table:table-cell>
          <table:table-cell office:value-type="float" office:value="160" calcext:value-type="float">
            <text:p>1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1" calcext:value-type="float">
            <text:p>203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2" calcext:value-type="float">
            <text:p>203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Продажа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3" calcext:value-type="float">
            <text:p>203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4" calcext:value-type="float">
            <text:p>203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5" calcext:value-type="float">
            <text:p>203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6" calcext:value-type="float">
            <text:p>203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Продажа</text:p>
          </table:table-cell>
          <table:table-cell office:value-type="float" office:value="470" calcext:value-type="float">
            <text:p>4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7" calcext:value-type="float">
            <text:p>203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9" calcext:value-type="float">
            <text:p>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8" calcext:value-type="float">
            <text:p>203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39" calcext:value-type="float">
            <text:p>2039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0" calcext:value-type="float">
            <text:p>2040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1" calcext:value-type="float">
            <text:p>2041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2" calcext:value-type="float">
            <text:p>2042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Продажа</text:p>
          </table:table-cell>
          <table:table-cell office:value-type="float" office:value="220" calcext:value-type="float">
            <text:p>22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3" calcext:value-type="float">
            <text:p>2043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2" calcext:value-type="float">
            <text:p>62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4" calcext:value-type="float">
            <text:p>2044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2" calcext:value-type="float">
            <text:p>6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170" calcext:value-type="float">
            <text:p>1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5" calcext:value-type="float">
            <text:p>2045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6" calcext:value-type="float">
            <text:p>2046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Продажа</text:p>
          </table:table-cell>
          <table:table-cell office:value-type="float" office:value="150" calcext:value-type="float">
            <text:p>1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7" calcext:value-type="float">
            <text:p>2047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4" calcext:value-type="float">
            <text:p>6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8" calcext:value-type="float">
            <text:p>2048</text:p>
          </table:table-cell>
          <table:table-cell table:style-name="ce3" office:value-type="date" office:date-value="2021-06-07" calcext:value-type="date">
            <text:p>07.06.2021</text:p>
          </table:table-cell>
          <table:table-cell office:value-type="string" calcext:value-type="string">
            <text:p>M9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Продажа</text:p>
          </table:table-cell>
          <table:table-cell office:value-type="float" office:value="350" calcext:value-type="float">
            <text:p>3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49" calcext:value-type="float">
            <text:p>204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office:value-type="float" office:value="2050" calcext:value-type="float">
            <text:p>205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[.G2051]*[.E2051]" office:value-type="float" office:value="2700" calcext:value-type="float">
            <text:p>2700</text:p>
          </table:table-cell>
          <table:table-cell table:number-columns-repeated="1016"/>
        </table:table-row>
        <table:table-row table:style-name="ro2" table:visibility="filter">
          <table:table-cell office:value-type="float" office:value="2051" calcext:value-type="float">
            <text:p>205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2052" calcext:value-type="float">
            <text:p>205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2053]*[.E2053]" office:value-type="float" office:value="2520" calcext:value-type="float">
            <text:p>2520</text:p>
          </table:table-cell>
          <table:table-cell table:number-columns-repeated="1016"/>
        </table:table-row>
        <table:table-row table:style-name="ro2" table:visibility="filter">
          <table:table-cell office:value-type="float" office:value="2053" calcext:value-type="float">
            <text:p>205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float" office:value="2054" calcext:value-type="float">
            <text:p>205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[.G2055]*[.E2055]" office:value-type="float" office:value="1800" calcext:value-type="float">
            <text:p>1800</text:p>
          </table:table-cell>
          <table:table-cell table:number-columns-repeated="1016"/>
        </table:table-row>
        <table:table-row table:style-name="ro2" table:visibility="filter">
          <table:table-cell office:value-type="float" office:value="2055" calcext:value-type="float">
            <text:p>205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 office:value-type="float" office:value="2056" calcext:value-type="float">
            <text:p>205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[.G2057]*[.E2057]" office:value-type="float" office:value="1650" calcext:value-type="float">
            <text:p>1650</text:p>
          </table:table-cell>
          <table:table-cell table:number-columns-repeated="1016"/>
        </table:table-row>
        <table:table-row table:style-name="ro2" table:visibility="filter">
          <table:table-cell office:value-type="float" office:value="2057" calcext:value-type="float">
            <text:p>205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2058" calcext:value-type="float">
            <text:p>205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2059]*[.E2059]" office:value-type="float" office:value="2100" calcext:value-type="float">
            <text:p>2100</text:p>
          </table:table-cell>
          <table:table-cell table:number-columns-repeated="1016"/>
        </table:table-row>
        <table:table-row table:style-name="ro2" table:visibility="filter">
          <table:table-cell office:value-type="float" office:value="2059" calcext:value-type="float">
            <text:p>205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office:value-type="float" office:value="2060" calcext:value-type="float">
            <text:p>206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[.G2061]*[.E2061]" office:value-type="float" office:value="1440" calcext:value-type="float">
            <text:p>1440</text:p>
          </table:table-cell>
          <table:table-cell table:number-columns-repeated="1016"/>
        </table:table-row>
        <table:table-row table:style-name="ro2" table:visibility="filter">
          <table:table-cell office:value-type="float" office:value="2061" calcext:value-type="float">
            <text:p>206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2062" calcext:value-type="float">
            <text:p>206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2063]*[.E2063]" office:value-type="float" office:value="5600" calcext:value-type="float">
            <text:p>5600</text:p>
          </table:table-cell>
          <table:table-cell table:number-columns-repeated="1016"/>
        </table:table-row>
        <table:table-row table:style-name="ro2" table:visibility="filter">
          <table:table-cell office:value-type="float" office:value="2063" calcext:value-type="float">
            <text:p>206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office:value-type="float" office:value="2064" calcext:value-type="float">
            <text:p>206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[.G2065]*[.E2065]" office:value-type="float" office:value="2700" calcext:value-type="float">
            <text:p>2700</text:p>
          </table:table-cell>
          <table:table-cell table:number-columns-repeated="1016"/>
        </table:table-row>
        <table:table-row table:style-name="ro2" table:visibility="filter">
          <table:table-cell office:value-type="float" office:value="2065" calcext:value-type="float">
            <text:p>206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2066" calcext:value-type="float">
            <text:p>206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2067]*[.E2067]" office:value-type="float" office:value="2520" calcext:value-type="float">
            <text:p>2520</text:p>
          </table:table-cell>
          <table:table-cell table:number-columns-repeated="1016"/>
        </table:table-row>
        <table:table-row table:style-name="ro2" table:visibility="filter">
          <table:table-cell office:value-type="float" office:value="2067" calcext:value-type="float">
            <text:p>206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float" office:value="2068" calcext:value-type="float">
            <text:p>206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[.G2069]*[.E2069]" office:value-type="float" office:value="1800" calcext:value-type="float">
            <text:p>1800</text:p>
          </table:table-cell>
          <table:table-cell table:number-columns-repeated="1016"/>
        </table:table-row>
        <table:table-row table:style-name="ro2" table:visibility="filter">
          <table:table-cell office:value-type="float" office:value="2069" calcext:value-type="float">
            <text:p>206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 office:value-type="float" office:value="2070" calcext:value-type="float">
            <text:p>207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[.G2071]*[.E2071]" office:value-type="float" office:value="1650" calcext:value-type="float">
            <text:p>1650</text:p>
          </table:table-cell>
          <table:table-cell table:number-columns-repeated="1016"/>
        </table:table-row>
        <table:table-row table:style-name="ro2" table:visibility="filter">
          <table:table-cell office:value-type="float" office:value="2071" calcext:value-type="float">
            <text:p>207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2072" calcext:value-type="float">
            <text:p>207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2073]*[.E2073]" office:value-type="float" office:value="2100" calcext:value-type="float">
            <text:p>2100</text:p>
          </table:table-cell>
          <table:table-cell table:number-columns-repeated="1016"/>
        </table:table-row>
        <table:table-row table:style-name="ro2" table:visibility="filter">
          <table:table-cell office:value-type="float" office:value="2073" calcext:value-type="float">
            <text:p>207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office:value-type="float" office:value="2074" calcext:value-type="float">
            <text:p>207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[.G2075]*[.E2075]" office:value-type="float" office:value="1440" calcext:value-type="float">
            <text:p>1440</text:p>
          </table:table-cell>
          <table:table-cell table:number-columns-repeated="1016"/>
        </table:table-row>
        <table:table-row table:style-name="ro2" table:visibility="filter">
          <table:table-cell office:value-type="float" office:value="2075" calcext:value-type="float">
            <text:p>207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2076" calcext:value-type="float">
            <text:p>207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2077]*[.E2077]" office:value-type="float" office:value="4900" calcext:value-type="float">
            <text:p>4900</text:p>
          </table:table-cell>
          <table:table-cell table:number-columns-repeated="1016"/>
        </table:table-row>
        <table:table-row table:style-name="ro2" table:visibility="filter">
          <table:table-cell office:value-type="float" office:value="2077" calcext:value-type="float">
            <text:p>207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78" calcext:value-type="float">
            <text:p>207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79" calcext:value-type="float">
            <text:p>207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0" calcext:value-type="float">
            <text:p>208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1" calcext:value-type="float">
            <text:p>208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2" calcext:value-type="float">
            <text:p>208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3" calcext:value-type="float">
            <text:p>208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4" calcext:value-type="float">
            <text:p>208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5" calcext:value-type="float">
            <text:p>208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6" calcext:value-type="float">
            <text:p>208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7" calcext:value-type="float">
            <text:p>208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8" calcext:value-type="float">
            <text:p>208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89" calcext:value-type="float">
            <text:p>208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0" calcext:value-type="float">
            <text:p>209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1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1" calcext:value-type="float">
            <text:p>209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2" calcext:value-type="float">
            <text:p>209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3" calcext:value-type="float">
            <text:p>209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4" calcext:value-type="float">
            <text:p>209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5" calcext:value-type="float">
            <text:p>209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6" calcext:value-type="float">
            <text:p>209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7" calcext:value-type="float">
            <text:p>209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8" calcext:value-type="float">
            <text:p>209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099" calcext:value-type="float">
            <text:p>209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0" calcext:value-type="float">
            <text:p>210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1" calcext:value-type="float">
            <text:p>210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2" calcext:value-type="float">
            <text:p>210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3" calcext:value-type="float">
            <text:p>210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4" calcext:value-type="float">
            <text:p>210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5" calcext:value-type="float">
            <text:p>210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6" calcext:value-type="float">
            <text:p>210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7" calcext:value-type="float">
            <text:p>210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8" calcext:value-type="float">
            <text:p>210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09" calcext:value-type="float">
            <text:p>210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0" calcext:value-type="float">
            <text:p>211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1" calcext:value-type="float">
            <text:p>211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2" calcext:value-type="float">
            <text:p>211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3" calcext:value-type="float">
            <text:p>211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4" calcext:value-type="float">
            <text:p>211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5" calcext:value-type="float">
            <text:p>211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6" calcext:value-type="float">
            <text:p>211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7" calcext:value-type="float">
            <text:p>211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8" calcext:value-type="float">
            <text:p>211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3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19" calcext:value-type="float">
            <text:p>211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0" calcext:value-type="float">
            <text:p>212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1" calcext:value-type="float">
            <text:p>212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2" calcext:value-type="float">
            <text:p>212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3" calcext:value-type="float">
            <text:p>212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4" calcext:value-type="float">
            <text:p>212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5" calcext:value-type="float">
            <text:p>212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6" calcext:value-type="float">
            <text:p>212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7" calcext:value-type="float">
            <text:p>212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8" calcext:value-type="float">
            <text:p>212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29" calcext:value-type="float">
            <text:p>212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30" calcext:value-type="float">
            <text:p>213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31" calcext:value-type="float">
            <text:p>213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32" calcext:value-type="float">
            <text:p>213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33" calcext:value-type="float">
            <text:p>213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office:value-type="float" office:value="2134" calcext:value-type="float">
            <text:p>213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[.G2135]*[.E2135]" office:value-type="float" office:value="2700" calcext:value-type="float">
            <text:p>2700</text:p>
          </table:table-cell>
          <table:table-cell table:number-columns-repeated="1016"/>
        </table:table-row>
        <table:table-row table:style-name="ro2" table:visibility="filter">
          <table:table-cell office:value-type="float" office:value="2135" calcext:value-type="float">
            <text:p>213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2136" calcext:value-type="float">
            <text:p>213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2137]*[.E2137]" office:value-type="float" office:value="2520" calcext:value-type="float">
            <text:p>2520</text:p>
          </table:table-cell>
          <table:table-cell table:number-columns-repeated="1016"/>
        </table:table-row>
        <table:table-row table:style-name="ro2" table:visibility="filter">
          <table:table-cell office:value-type="float" office:value="2137" calcext:value-type="float">
            <text:p>213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float" office:value="2138" calcext:value-type="float">
            <text:p>213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[.G2139]*[.E2139]" office:value-type="float" office:value="1800" calcext:value-type="float">
            <text:p>1800</text:p>
          </table:table-cell>
          <table:table-cell table:number-columns-repeated="1016"/>
        </table:table-row>
        <table:table-row table:style-name="ro2" table:visibility="filter">
          <table:table-cell office:value-type="float" office:value="2139" calcext:value-type="float">
            <text:p>213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 office:value-type="float" office:value="2140" calcext:value-type="float">
            <text:p>214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[.G2141]*[.E2141]" office:value-type="float" office:value="1650" calcext:value-type="float">
            <text:p>1650</text:p>
          </table:table-cell>
          <table:table-cell table:number-columns-repeated="1016"/>
        </table:table-row>
        <table:table-row table:style-name="ro2" table:visibility="filter">
          <table:table-cell office:value-type="float" office:value="2141" calcext:value-type="float">
            <text:p>214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2142" calcext:value-type="float">
            <text:p>214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2143]*[.E2143]" office:value-type="float" office:value="2100" calcext:value-type="float">
            <text:p>2100</text:p>
          </table:table-cell>
          <table:table-cell table:number-columns-repeated="1016"/>
        </table:table-row>
        <table:table-row table:style-name="ro2" table:visibility="filter">
          <table:table-cell office:value-type="float" office:value="2143" calcext:value-type="float">
            <text:p>214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office:value-type="float" office:value="2144" calcext:value-type="float">
            <text:p>214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[.G2145]*[.E2145]" office:value-type="float" office:value="1440" calcext:value-type="float">
            <text:p>1440</text:p>
          </table:table-cell>
          <table:table-cell table:number-columns-repeated="1016"/>
        </table:table-row>
        <table:table-row table:style-name="ro2" table:visibility="filter">
          <table:table-cell office:value-type="float" office:value="2145" calcext:value-type="float">
            <text:p>214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2146" calcext:value-type="float">
            <text:p>214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2147]*[.E2147]" office:value-type="float" office:value="6300" calcext:value-type="float">
            <text:p>6300</text:p>
          </table:table-cell>
          <table:table-cell table:number-columns-repeated="1016"/>
        </table:table-row>
        <table:table-row table:style-name="ro2" table:visibility="filter">
          <table:table-cell office:value-type="float" office:value="2147" calcext:value-type="float">
            <text:p>214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48" calcext:value-type="float">
            <text:p>214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49" calcext:value-type="float">
            <text:p>214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0" calcext:value-type="float">
            <text:p>215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1" calcext:value-type="float">
            <text:p>215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2" calcext:value-type="float">
            <text:p>215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3" calcext:value-type="float">
            <text:p>215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4" calcext:value-type="float">
            <text:p>215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5" calcext:value-type="float">
            <text:p>215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6" calcext:value-type="float">
            <text:p>215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7" calcext:value-type="float">
            <text:p>215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8" calcext:value-type="float">
            <text:p>215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59" calcext:value-type="float">
            <text:p>215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0" calcext:value-type="float">
            <text:p>216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16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1" calcext:value-type="float">
            <text:p>216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2" calcext:value-type="float">
            <text:p>216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3" calcext:value-type="float">
            <text:p>216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4" calcext:value-type="float">
            <text:p>216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5" calcext:value-type="float">
            <text:p>216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6" calcext:value-type="float">
            <text:p>216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7" calcext:value-type="float">
            <text:p>216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8" calcext:value-type="float">
            <text:p>216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69" calcext:value-type="float">
            <text:p>216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0" calcext:value-type="float">
            <text:p>217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1" calcext:value-type="float">
            <text:p>217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2" calcext:value-type="float">
            <text:p>217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3" calcext:value-type="float">
            <text:p>217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4" calcext:value-type="float">
            <text:p>217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5" calcext:value-type="float">
            <text:p>217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6" calcext:value-type="float">
            <text:p>217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7" calcext:value-type="float">
            <text:p>217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8" calcext:value-type="float">
            <text:p>217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79" calcext:value-type="float">
            <text:p>217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0" calcext:value-type="float">
            <text:p>218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1" calcext:value-type="float">
            <text:p>218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2" calcext:value-type="float">
            <text:p>218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3" calcext:value-type="float">
            <text:p>218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4" calcext:value-type="float">
            <text:p>218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5" calcext:value-type="float">
            <text:p>218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6" calcext:value-type="float">
            <text:p>218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7" calcext:value-type="float">
            <text:p>218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8" calcext:value-type="float">
            <text:p>218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89" calcext:value-type="float">
            <text:p>218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0" calcext:value-type="float">
            <text:p>219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1" calcext:value-type="float">
            <text:p>219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2" calcext:value-type="float">
            <text:p>219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3" calcext:value-type="float">
            <text:p>219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4" calcext:value-type="float">
            <text:p>219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5" calcext:value-type="float">
            <text:p>219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6" calcext:value-type="float">
            <text:p>219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7" calcext:value-type="float">
            <text:p>219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8" calcext:value-type="float">
            <text:p>219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199" calcext:value-type="float">
            <text:p>219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00" calcext:value-type="float">
            <text:p>220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01" calcext:value-type="float">
            <text:p>220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02" calcext:value-type="float">
            <text:p>220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03" calcext:value-type="float">
            <text:p>220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office:value-type="float" office:value="2204" calcext:value-type="float">
            <text:p>220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[.G2205]*[.E2205]" office:value-type="float" office:value="2700" calcext:value-type="float">
            <text:p>2700</text:p>
          </table:table-cell>
          <table:table-cell table:number-columns-repeated="1016"/>
        </table:table-row>
        <table:table-row table:style-name="ro2" table:visibility="filter">
          <table:table-cell office:value-type="float" office:value="2205" calcext:value-type="float">
            <text:p>220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2206" calcext:value-type="float">
            <text:p>220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2207]*[.E2207]" office:value-type="float" office:value="2520" calcext:value-type="float">
            <text:p>2520</text:p>
          </table:table-cell>
          <table:table-cell table:number-columns-repeated="1016"/>
        </table:table-row>
        <table:table-row table:style-name="ro2" table:visibility="filter">
          <table:table-cell office:value-type="float" office:value="2207" calcext:value-type="float">
            <text:p>220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float" office:value="2208" calcext:value-type="float">
            <text:p>220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[.G2209]*[.E2209]" office:value-type="float" office:value="1800" calcext:value-type="float">
            <text:p>1800</text:p>
          </table:table-cell>
          <table:table-cell table:number-columns-repeated="1016"/>
        </table:table-row>
        <table:table-row table:style-name="ro2" table:visibility="filter">
          <table:table-cell office:value-type="float" office:value="2209" calcext:value-type="float">
            <text:p>220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 office:value-type="float" office:value="2210" calcext:value-type="float">
            <text:p>221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[.G2211]*[.E2211]" office:value-type="float" office:value="1650" calcext:value-type="float">
            <text:p>1650</text:p>
          </table:table-cell>
          <table:table-cell table:number-columns-repeated="1016"/>
        </table:table-row>
        <table:table-row table:style-name="ro2" table:visibility="filter">
          <table:table-cell office:value-type="float" office:value="2211" calcext:value-type="float">
            <text:p>221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2212" calcext:value-type="float">
            <text:p>221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2213]*[.E2213]" office:value-type="float" office:value="2100" calcext:value-type="float">
            <text:p>2100</text:p>
          </table:table-cell>
          <table:table-cell table:number-columns-repeated="1016"/>
        </table:table-row>
        <table:table-row table:style-name="ro2" table:visibility="filter">
          <table:table-cell office:value-type="float" office:value="2213" calcext:value-type="float">
            <text:p>221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office:value-type="float" office:value="2214" calcext:value-type="float">
            <text:p>221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[.G2215]*[.E2215]" office:value-type="float" office:value="1440" calcext:value-type="float">
            <text:p>1440</text:p>
          </table:table-cell>
          <table:table-cell table:number-columns-repeated="1016"/>
        </table:table-row>
        <table:table-row table:style-name="ro2" table:visibility="filter">
          <table:table-cell office:value-type="float" office:value="2215" calcext:value-type="float">
            <text:p>221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2216" calcext:value-type="float">
            <text:p>221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2217]*[.E2217]" office:value-type="float" office:value="1400" calcext:value-type="float">
            <text:p>1400</text:p>
          </table:table-cell>
          <table:table-cell table:number-columns-repeated="1016"/>
        </table:table-row>
        <table:table-row table:style-name="ro2" table:visibility="filter">
          <table:table-cell office:value-type="float" office:value="2217" calcext:value-type="float">
            <text:p>221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office:value-type="float" office:value="2218" calcext:value-type="float">
            <text:p>221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formula="of:=[.G2219]*[.E2219]" office:value-type="float" office:value="2700" calcext:value-type="float">
            <text:p>2700</text:p>
          </table:table-cell>
          <table:table-cell table:number-columns-repeated="1016"/>
        </table:table-row>
        <table:table-row table:style-name="ro2" table:visibility="filter">
          <table:table-cell office:value-type="float" office:value="2219" calcext:value-type="float">
            <text:p>221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2220" calcext:value-type="float">
            <text:p>222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2221]*[.E2221]" office:value-type="float" office:value="2520" calcext:value-type="float">
            <text:p>2520</text:p>
          </table:table-cell>
          <table:table-cell table:number-columns-repeated="1016"/>
        </table:table-row>
        <table:table-row table:style-name="ro2" table:visibility="filter">
          <table:table-cell office:value-type="float" office:value="2221" calcext:value-type="float">
            <text:p>222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float" office:value="2222" calcext:value-type="float">
            <text:p>222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formula="of:=[.G2223]*[.E2223]" office:value-type="float" office:value="1800" calcext:value-type="float">
            <text:p>1800</text:p>
          </table:table-cell>
          <table:table-cell table:number-columns-repeated="1016"/>
        </table:table-row>
        <table:table-row table:style-name="ro2" table:visibility="filter">
          <table:table-cell office:value-type="float" office:value="2223" calcext:value-type="float">
            <text:p>222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 office:value-type="float" office:value="2224" calcext:value-type="float">
            <text:p>222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formula="of:=[.G2225]*[.E2225]" office:value-type="float" office:value="1650" calcext:value-type="float">
            <text:p>1650</text:p>
          </table:table-cell>
          <table:table-cell table:number-columns-repeated="1016"/>
        </table:table-row>
        <table:table-row table:style-name="ro2" table:visibility="filter">
          <table:table-cell office:value-type="float" office:value="2225" calcext:value-type="float">
            <text:p>222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2226" calcext:value-type="float">
            <text:p>222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2227]*[.E2227]" office:value-type="float" office:value="2100" calcext:value-type="float">
            <text:p>2100</text:p>
          </table:table-cell>
          <table:table-cell table:number-columns-repeated="1016"/>
        </table:table-row>
        <table:table-row table:style-name="ro2" table:visibility="filter">
          <table:table-cell office:value-type="float" office:value="2227" calcext:value-type="float">
            <text:p>222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office:value-type="float" office:value="2228" calcext:value-type="float">
            <text:p>222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formula="of:=[.G2229]*[.E2229]" office:value-type="float" office:value="1440" calcext:value-type="float">
            <text:p>1440</text:p>
          </table:table-cell>
          <table:table-cell table:number-columns-repeated="1016"/>
        </table:table-row>
        <table:table-row table:style-name="ro2" table:visibility="filter">
          <table:table-cell office:value-type="float" office:value="2229" calcext:value-type="float">
            <text:p>222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 office:value-type="float" office:value="2230" calcext:value-type="float">
            <text:p>223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formula="of:=[.G2231]*[.E2231]"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visibility="filter">
          <table:table-cell office:value-type="float" office:value="2231" calcext:value-type="float">
            <text:p>223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2" calcext:value-type="float">
            <text:p>223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3" calcext:value-type="float">
            <text:p>223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4" calcext:value-type="float">
            <text:p>223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5" calcext:value-type="float">
            <text:p>223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6" calcext:value-type="float">
            <text:p>223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7" calcext:value-type="float">
            <text:p>223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8" calcext:value-type="float">
            <text:p>223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39" calcext:value-type="float">
            <text:p>223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0" calcext:value-type="float">
            <text:p>224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1" calcext:value-type="float">
            <text:p>224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2" calcext:value-type="float">
            <text:p>224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3" calcext:value-type="float">
            <text:p>224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4" calcext:value-type="float">
            <text:p>224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5" calcext:value-type="float">
            <text:p>224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6" calcext:value-type="float">
            <text:p>224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7" calcext:value-type="float">
            <text:p>224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8" calcext:value-type="float">
            <text:p>224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49" calcext:value-type="float">
            <text:p>224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0" calcext:value-type="float">
            <text:p>225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1" calcext:value-type="float">
            <text:p>225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2" calcext:value-type="float">
            <text:p>225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3" calcext:value-type="float">
            <text:p>225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4" calcext:value-type="float">
            <text:p>225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5" calcext:value-type="float">
            <text:p>225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6" calcext:value-type="float">
            <text:p>225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7" calcext:value-type="float">
            <text:p>225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8" calcext:value-type="float">
            <text:p>225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59" calcext:value-type="float">
            <text:p>225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0" calcext:value-type="float">
            <text:p>226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Продажа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1" calcext:value-type="float">
            <text:p>226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2" calcext:value-type="float">
            <text:p>226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3" calcext:value-type="float">
            <text:p>2263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4" calcext:value-type="float">
            <text:p>2264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Продажа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5" calcext:value-type="float">
            <text:p>2265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6" calcext:value-type="float">
            <text:p>2266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7" calcext:value-type="float">
            <text:p>2267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8" calcext:value-type="float">
            <text:p>2268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69" calcext:value-type="float">
            <text:p>2269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70" calcext:value-type="float">
            <text:p>2270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Продажа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71" calcext:value-type="float">
            <text:p>2271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Поступление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visibility="filter">
          <table:table-cell office:value-type="float" office:value="2272" calcext:value-type="float">
            <text:p>2272</text:p>
          </table:table-cell>
          <table:table-cell table:style-name="ce3" office:value-type="date" office:date-value="2021-06-08" calcext:value-type="date">
            <text:p>08.06.2021</text:p>
          </table:table-cell>
          <table:table-cell office:value-type="string" calcext:value-type="string">
            <text:p>M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Продажа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 table:number-rows-repeated="10463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овар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number-columns-repeated="1018" table:default-cell-style-name="Default"/>
        <table:table-row table:style-name="ro6">
          <table:table-cell table:style-name="ce1" office:value-type="string" calcext:value-type="string">
            <text:p>Артикул</text:p>
          </table:table-cell>
          <table:table-cell table:style-name="ce1" office:value-type="string" calcext:value-type="string">
            <text:p>Отдел</text:p>
          </table:table-cell>
          <table:table-cell table:style-name="ce1" office:value-type="string" calcext:value-type="string">
            <text:p>Наименование товара</text:p>
          </table:table-cell>
          <table:table-cell table:style-name="ce1" office:value-type="string" calcext:value-type="string">
            <text:p>Ед. изм</text:p>
          </table:table-cell>
          <table:table-cell table:style-name="ce1" office:value-type="string" calcext:value-type="string">
            <text:p>Количество в упаковке</text:p>
          </table:table-cell>
          <table:table-cell table:style-name="ce1" office:value-type="string" calcext:value-type="string">
            <text:p>Поставщик</text:p>
          </table:table-cell>
          <table:table-cell table:number-columns-repeated="1018"/>
        </table:table-row>
        <table:table-row table:style-name="ro7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ультрапастеризованное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7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безлактоз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7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детское с 8 месяцев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7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3,2%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7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Кефир обезжиренный</text:p>
          </table:table-cell>
          <table:table-cell office:value-type="string" calcext:value-type="string">
            <text:p>литр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7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Ряженка термостатна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7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10%</text:p>
          </table:table-cell>
          <table:table-cell office:value-type="string" calcext:value-type="string">
            <text:p>литр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7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ливки 35% для взбивания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7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1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7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Сметана 25%</text:p>
          </table:table-cell>
          <table:table-cell office:value-type="string" calcext:value-type="string">
            <text:p>литр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7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кокосов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7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олоко овсяное</text:p>
          </table:table-cell>
          <table:table-cell office:value-type="string" calcext:value-type="string">
            <text:p>литр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7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г 9% жирност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2</text:p>
          </table:table-cell>
          <table:table-cell table:number-columns-repeated="1018"/>
        </table:table-row>
        <table:table-row table:style-name="ro7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Творожок детский сладкий</text:p>
          </table:table-cell>
          <table:table-cell office:value-type="string" calcext:value-type="string">
            <text:p>кг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7"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Яйцо диетическое</text:p>
          </table:table-cell>
          <table:table-cell office:value-type="string" calcext:value-type="string">
            <text:p>шт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Птицеферма</text:p>
          </table:table-cell>
          <table:table-cell table:number-columns-repeated="1018"/>
        </table:table-row>
        <table:table-row table:style-name="ro7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Молоко</text:p>
          </table:table-cell>
          <table:table-cell office:value-type="string" calcext:value-type="string">
            <text:p>Масло сливочное крестьянское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олокозавод №1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гречневая ядриц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ма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шено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упа перлов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кругл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Рис длиннозерн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Бурый ри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спагетти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вермишель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рожк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акароны перь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акаронная фабрика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песок бел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демерара коричнев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ахар рафинад быстрорастворим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Лапша гречн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Фунчоз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хлебопекарная в\с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Мука блин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Мелькомбинат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Горох желтый колотый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ечевица красная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Экопродукты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овсяные Геркулес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Хлопья 4 злака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укурузные хлопья с сахаром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каменная помол №1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ль поваренная Экстра</text:p>
          </table:table-cell>
          <table:table-cell office:value-type="string" calcext:value-type="string">
            <text:p>кг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рахмал картофель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Сода пищев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Продбаза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черный индийски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Чай зеленый 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растворимы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в зернах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Бакалея</text:p>
          </table:table-cell>
          <table:table-cell office:value-type="string" calcext:value-type="string">
            <text:p>Кофе молотый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"Чай-кофе-сахар"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доктор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вареная любитель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ервелат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краковск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молоч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венски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осиски курины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Сардельк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сырокопченая салями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варен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Бекон сырокопченый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Грудинка копченая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Ветчина в оболочке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фермерский с грибам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Паштет из куриной печени</text:p>
          </table:table-cell>
          <table:table-cell office:value-type="string" calcext:value-type="string">
            <text:p>кг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7" table:visibility="filter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Мясная гастрономия</text:p>
          </table:table-cell>
          <table:table-cell office:value-type="string" calcext:value-type="string">
            <text:p>Колбаса ливерная </text:p>
          </table:table-cell>
          <table:table-cell office:value-type="string" calcext:value-type="string">
            <text:p>кг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Мясокомбинат</text:p>
          </table:table-cell>
          <table:table-cell table:number-columns-repeated="1018"/>
        </table:table-row>
        <table:table-row table:style-name="ro7" table:number-rows-repeated="104851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Магазин" table:style-name="ta3">
        <office:forms form:automatic-focus="false" form:apply-design-mode="false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7" table:number-columns-repeated="1021" table:default-cell-style-name="Default"/>
        <table:table-row table:style-name="ro7">
          <table:table-cell table:style-name="ce5" office:value-type="string" calcext:value-type="string">
            <text:p>ID магазина</text:p>
          </table:table-cell>
          <table:table-cell table:style-name="ce5" office:value-type="string" calcext:value-type="string">
            <text:p>Район</text:p>
          </table:table-cell>
          <table:table-cell table:style-name="ce5" office:value-type="string" calcext:value-type="string">
            <text:p>Адрес</text:p>
          </table:table-cell>
          <table:table-cell table:number-columns-repeated="1021"/>
        </table:table-row>
        <table:table-row table:style-name="ro7">
          <table:table-cell table:style-name="ce6" office:value-type="string" calcext:value-type="string">
            <text:p>M1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росп. Мира, 45</text:p>
          </table:table-cell>
          <table:table-cell table:number-columns-repeated="1021"/>
        </table:table-row>
        <table:table-row table:style-name="ro7" table:visibility="filter">
          <table:table-cell table:style-name="ce6" office:value-type="string" calcext:value-type="string">
            <text:p>M2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Металлургов, 12</text:p>
          </table:table-cell>
          <table:table-cell table:number-columns-repeated="1021"/>
        </table:table-row>
        <table:table-row table:style-name="ro7" table:visibility="filter">
          <table:table-cell table:style-name="ce6" office:value-type="string" calcext:value-type="string">
            <text:p>M3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Колхозная, 11</text:p>
          </table:table-cell>
          <table:table-cell table:number-columns-repeated="1021"/>
        </table:table-row>
        <table:table-row table:style-name="ro7" table:visibility="filter">
          <table:table-cell table:style-name="ce6" office:value-type="string" calcext:value-type="string">
            <text:p>M4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Заводская, 22</text:p>
          </table:table-cell>
          <table:table-cell table:number-columns-repeated="1021"/>
        </table:table-row>
        <table:table-row table:style-name="ro7">
          <table:table-cell table:style-name="ce6" office:value-type="string" calcext:value-type="string">
            <text:p>M5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ул. Гагарина, 17</text:p>
          </table:table-cell>
          <table:table-cell table:number-columns-repeated="1021"/>
        </table:table-row>
        <table:table-row table:style-name="ro7">
          <table:table-cell table:style-name="ce6" office:value-type="string" calcext:value-type="string">
            <text:p>M6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росп. Мира, 10</text:p>
          </table:table-cell>
          <table:table-cell table:number-columns-repeated="1021"/>
        </table:table-row>
        <table:table-row table:style-name="ro7" table:visibility="filter">
          <table:table-cell table:style-name="ce6" office:value-type="string" calcext:value-type="string">
            <text:p>M7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Заводская, 3</text:p>
          </table:table-cell>
          <table:table-cell table:number-columns-repeated="1021"/>
        </table:table-row>
        <table:table-row table:style-name="ro7" table:visibility="filter">
          <table:table-cell table:style-name="ce6" office:value-type="string" calcext:value-type="string">
            <text:p>M8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Сталеваров, 14</text:p>
          </table:table-cell>
          <table:table-cell table:number-columns-repeated="1021"/>
        </table:table-row>
        <table:table-row table:style-name="ro7" table:visibility="filter">
          <table:table-cell table:style-name="ce6" office:value-type="string" calcext:value-type="string">
            <text:p>M9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Прибрежная, 7</text:p>
          </table:table-cell>
          <table:table-cell table:number-columns-repeated="1021"/>
        </table:table-row>
        <table:table-row table:style-name="ro7">
          <table:table-cell table:style-name="ce6" office:value-type="string" calcext:value-type="string">
            <text:p>M10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л. Революции, 1</text:p>
          </table:table-cell>
          <table:table-cell table:number-columns-repeated="1021"/>
        </table:table-row>
        <table:table-row table:style-name="ro7" table:visibility="filter">
          <table:table-cell table:style-name="ce6" office:value-type="string" calcext:value-type="string">
            <text:p>M11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Луговая, 21</text:p>
          </table:table-cell>
          <table:table-cell table:number-columns-repeated="1021"/>
        </table:table-row>
        <table:table-row table:style-name="ro7" table:visibility="filter">
          <table:table-cell table:style-name="ce6" office:value-type="string" calcext:value-type="string">
            <text:p>M12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Мартеновская, 2</text:p>
          </table:table-cell>
          <table:table-cell table:number-columns-repeated="1021"/>
        </table:table-row>
        <table:table-row table:style-name="ro7" table:visibility="filter">
          <table:table-cell table:style-name="ce6" office:value-type="string" calcext:value-type="string">
            <text:p>M13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Мартеновская, 36</text:p>
          </table:table-cell>
          <table:table-cell table:number-columns-repeated="1021"/>
        </table:table-row>
        <table:table-row table:style-name="ro7" table:visibility="filter">
          <table:table-cell table:style-name="ce6" office:value-type="string" calcext:value-type="string">
            <text:p>M14</text:p>
          </table:table-cell>
          <table:table-cell office:value-type="string" calcext:value-type="string">
            <text:p>Заречный</text:p>
          </table:table-cell>
          <table:table-cell office:value-type="string" calcext:value-type="string">
            <text:p>Элеваторная, 15</text:p>
          </table:table-cell>
          <table:table-cell table:number-columns-repeated="1021"/>
        </table:table-row>
        <table:table-row table:style-name="ro7">
          <table:table-cell table:style-name="ce6" office:value-type="string" calcext:value-type="string">
            <text:p>M15</text:p>
          </table:table-cell>
          <table:table-cell office:value-type="string" calcext:value-type="string">
            <text:p>Октябрьский</text:p>
          </table:table-cell>
          <table:table-cell office:value-type="string" calcext:value-type="string">
            <text:p>Пушкинская, 8</text:p>
          </table:table-cell>
          <table:table-cell table:number-columns-repeated="1021"/>
        </table:table-row>
        <table:table-row table:style-name="ro7" table:visibility="filter">
          <table:table-cell table:style-name="ce6" office:value-type="string" calcext:value-type="string">
            <text:p>M16</text:p>
          </table:table-cell>
          <table:table-cell office:value-type="string" calcext:value-type="string">
            <text:p>Первомайский</text:p>
          </table:table-cell>
          <table:table-cell office:value-type="string" calcext:value-type="string">
            <text:p>ул. Металлургов. 29</text:p>
          </table:table-cell>
          <table:table-cell table:number-columns-repeated="1021"/>
        </table:table-row>
        <table:table-row table:style-name="ro7" table:number-rows-repeated="104855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'Движение товаров'.A1:'Движение товаров'.G2273" table:display-filter-buttons="true">
          <table:filter>
            <table:filter-and>
              <table:filter-condition table:value="M1" table:operator="=" table:field-number="2">
                <table:filter-set-item table:value="M1"/>
                <table:filter-set-item table:value="M10"/>
                <table:filter-set-item table:value="M15"/>
                <table:filter-set-item table:value="M5"/>
                <table:filter-set-item table:value="M6"/>
              </table:filter-condition>
              <table:filter-condition table:value="Продажа" table:operator="=" table:field-number="5"/>
            </table:filter-and>
          </table:filter>
        </table:database-range>
        <table:database-range table:name="__Anonymous_Sheet_DB__1" table:target-range-address="Товар.A1:Товар.F65" table:display-filter-buttons="true">
          <table:filter>
            <table:filter-and>
              <table:filter-condition table:value="Молоко" table:operator="=" table:field-number="1"/>
            </table:filter-and>
          </table:filter>
        </table:database-range>
        <table:database-range table:name="__Anonymous_Sheet_DB__2" table:target-range-address="Магазин.A1:Магазин.C17" table:display-filter-buttons="true">
          <table:filter>
            <table:filter-and>
              <table:filter-condition table:value="Октябрьский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₽</number:text>
    </number:number-style>
    <number:number-style style:name="N107"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₽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₽</number:text>
    </number:number-style>
    <number:number-style style:name="N109"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₽ </number:text>
    </number:number-style>
    <number:number-style style:name="N116P2" style:volatile="true">
      <number:text> </number:text>
      <number:fill-character> </number:fill-character>
      <number:text>- ₽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₽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₽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Движение_20_товаров" style:display-name="PageStyle_Движение товаров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Товар" style:display-name="PageStyle_Товар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Магазин" style:display-name="PageStyle_Магазин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Слава</meta:initial-creator>
    <meta:creation-date>2021-07-09T21:04:06</meta:creation-date>
    <dc:date>2022-05-03T17:06:22.679000000</dc:date>
    <meta:editing-duration>PT8M27S</meta:editing-duration>
    <meta:editing-cycles>1</meta:editing-cycles>
    <meta:document-statistic meta:table-count="3" meta:cell-count="16708" meta:object-count="0"/>
    <meta:generator>LibreOffice/7.3.2.2$Windows_X86_64 LibreOffice_project/49f2b1bff42cfccbd8f788c8dc32c1c309559be0</meta:generator>
  </office:meta>
</office:document-meta>
</file>